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utura light" svg:font-family="'Futura light'" style:font-family-generic="roman" style:font-pitch="variable"/>
    <style:font-face style:name="Futura-Light" svg:font-family="Futura-Light" style:font-family-generic="roman" style:font-pitch="variable"/>
    <style:font-face style:name="Geneva" svg:font-family="Genev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5.187cm" fo:margin-left="-0.106cm" fo:margin-top="0cm" fo:margin-bottom="0cm" table:align="left" style:writing-mode="lr-tb"/>
    </style:style>
    <style:style style:name="Tabla1.A" style:family="table-column">
      <style:table-column-properties style:column-width="1.111cm"/>
    </style:style>
    <style:style style:name="Tabla1.B" style:family="table-column">
      <style:table-column-properties style:column-width="1.363cm"/>
    </style:style>
    <style:style style:name="Tabla1.C" style:family="table-column">
      <style:table-column-properties style:column-width="2.669cm"/>
    </style:style>
    <style:style style:name="Tabla1.D" style:family="table-column">
      <style:table-column-properties style:column-width="4.355cm"/>
    </style:style>
    <style:style style:name="Tabla1.E" style:family="table-column">
      <style:table-column-properties style:column-width="2.408cm"/>
    </style:style>
    <style:style style:name="Tabla1.F" style:family="table-column">
      <style:table-column-properties style:column-width="3.281cm"/>
    </style:style>
    <style:style style:name="Tabla1.1" style:family="table-row">
      <style:table-row-properties style:min-row-height="0.452cm" fo:keep-together="auto"/>
    </style:style>
    <style:style style:name="Tabla1.A1" style:family="table-cell">
      <style:table-cell-properties style:vertical-align="bottom" fo:background-color="#b4c7dc" fo:padding-left="0.053cm" fo:padding-right="0.053cm" fo:padding-top="0cm" fo:padding-bottom="0cm" fo:border="none">
        <style:background-image/>
      </style:table-cell-properties>
    </style:style>
    <style:style style:name="Tabla1.A2" style:family="table-cell">
      <style:table-cell-properties style:vertical-align="bottom" fo:padding-left="0.053cm" fo:padding-right="0.053cm" fo:padding-top="0cm" fo:padding-bottom="0cm" fo:border="none"/>
    </style:style>
    <style:style style:name="Tabla1.B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2" style:family="table-cell">
      <style:table-cell-properties style:vertical-align="bottom" fo:padding-left="0.053cm" fo:padding-right="0.053cm" fo:padding-top="0cm" fo:padding-bottom="0cm" fo:border="none"/>
    </style:style>
    <style:style style:name="Tabla1.D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3" style:family="table-cell">
      <style:table-cell-properties style:vertical-align="bottom" fo:padding-left="0.053cm" fo:padding-right="0.053cm" fo:padding-top="0cm" fo:padding-bottom="0cm" fo:border="none"/>
    </style:style>
    <style:style style:name="Tabla1.B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3" style:family="table-cell">
      <style:table-cell-properties style:vertical-align="bottom" fo:padding-left="0.053cm" fo:padding-right="0.053cm" fo:padding-top="0cm" fo:padding-bottom="0cm" fo:border="none"/>
    </style:style>
    <style:style style:name="Tabla1.D3" style:family="table-cell">
      <style:table-cell-properties style:vertical-align="bottom" fo:padding-left="0.053cm" fo:padding-right="0.053cm" fo:padding-top="0cm" fo:padding-bottom="0cm" fo:border="none"/>
    </style:style>
    <style:style style:name="Tabla1.E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4" style:family="table-cell">
      <style:table-cell-properties style:vertical-align="bottom" fo:padding-left="0.053cm" fo:padding-right="0.053cm" fo:padding-top="0cm" fo:padding-bottom="0cm" fo:border="none"/>
    </style:style>
    <style:style style:name="Tabla1.B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4" style:family="table-cell">
      <style:table-cell-properties style:vertical-align="bottom" fo:padding-left="0.053cm" fo:padding-right="0.053cm" fo:padding-top="0cm" fo:padding-bottom="0cm" fo:border="none"/>
    </style:style>
    <style:style style:name="Tabla1.D4" style:family="table-cell">
      <style:table-cell-properties style:vertical-align="bottom" fo:padding-left="0.053cm" fo:padding-right="0.053cm" fo:padding-top="0cm" fo:padding-bottom="0cm" fo:border="none"/>
    </style:style>
    <style:style style:name="Tabla1.E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5" style:family="table-cell">
      <style:table-cell-properties style:vertical-align="bottom" fo:padding-left="0.053cm" fo:padding-right="0.053cm" fo:padding-top="0cm" fo:padding-bottom="0cm" fo:border="none"/>
    </style:style>
    <style:style style:name="Tabla1.B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5" style:family="table-cell">
      <style:table-cell-properties style:vertical-align="bottom" fo:padding-left="0.053cm" fo:padding-right="0.053cm" fo:padding-top="0cm" fo:padding-bottom="0cm" fo:border="none"/>
    </style:style>
    <style:style style:name="Tabla1.D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6" style:family="table-cell">
      <style:table-cell-properties style:vertical-align="bottom" fo:padding-left="0.053cm" fo:padding-right="0.053cm" fo:padding-top="0cm" fo:padding-bottom="0cm" fo:border="none"/>
    </style:style>
    <style:style style:name="Tabla1.B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6" style:family="table-cell">
      <style:table-cell-properties style:vertical-align="bottom" fo:padding-left="0.053cm" fo:padding-right="0.053cm" fo:padding-top="0cm" fo:padding-bottom="0cm" fo:border="none"/>
    </style:style>
    <style:style style:name="Tabla1.D6" style:family="table-cell">
      <style:table-cell-properties style:vertical-align="bottom" fo:padding-left="0.053cm" fo:padding-right="0.053cm" fo:padding-top="0cm" fo:padding-bottom="0cm" fo:border="none"/>
    </style:style>
    <style:style style:name="Tabla1.E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7" style:family="table-cell">
      <style:table-cell-properties style:vertical-align="bottom" fo:padding-left="0.053cm" fo:padding-right="0.053cm" fo:padding-top="0cm" fo:padding-bottom="0cm" fo:border="none"/>
    </style:style>
    <style:style style:name="Tabla1.B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7" style:family="table-cell">
      <style:table-cell-properties style:vertical-align="bottom" fo:padding-left="0.053cm" fo:padding-right="0.053cm" fo:padding-top="0cm" fo:padding-bottom="0cm" fo:border="none"/>
    </style:style>
    <style:style style:name="Tabla1.D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8" style:family="table-cell">
      <style:table-cell-properties style:vertical-align="bottom" fo:padding-left="0.053cm" fo:padding-right="0.053cm" fo:padding-top="0cm" fo:padding-bottom="0cm" fo:border="none"/>
    </style:style>
    <style:style style:name="Tabla1.B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8" style:family="table-cell">
      <style:table-cell-properties style:vertical-align="bottom" fo:padding-left="0.053cm" fo:padding-right="0.053cm" fo:padding-top="0cm" fo:padding-bottom="0cm" fo:border="none"/>
    </style:style>
    <style:style style:name="Tabla1.D8" style:family="table-cell">
      <style:table-cell-properties style:vertical-align="bottom" fo:padding-left="0.053cm" fo:padding-right="0.053cm" fo:padding-top="0cm" fo:padding-bottom="0cm" fo:border="none"/>
    </style:style>
    <style:style style:name="Tabla1.E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9" style:family="table-cell">
      <style:table-cell-properties style:vertical-align="bottom" fo:padding-left="0.053cm" fo:padding-right="0.053cm" fo:padding-top="0cm" fo:padding-bottom="0cm" fo:border="none"/>
    </style:style>
    <style:style style:name="Tabla1.B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9" style:family="table-cell">
      <style:table-cell-properties style:vertical-align="bottom" fo:padding-left="0.053cm" fo:padding-right="0.053cm" fo:padding-top="0cm" fo:padding-bottom="0cm" fo:border="none"/>
    </style:style>
    <style:style style:name="Tabla1.D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10" style:family="table-cell">
      <style:table-cell-properties style:vertical-align="bottom" fo:padding-left="0.053cm" fo:padding-right="0.053cm" fo:padding-top="0cm" fo:padding-bottom="0cm" fo:border="none"/>
    </style:style>
    <style:style style:name="Tabla1.B1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10" style:family="table-cell">
      <style:table-cell-properties style:vertical-align="bottom" fo:padding-left="0.053cm" fo:padding-right="0.053cm" fo:padding-top="0cm" fo:padding-bottom="0cm" fo:border="none"/>
    </style:style>
    <style:style style:name="Tabla1.D10" style:family="table-cell">
      <style:table-cell-properties style:vertical-align="bottom" fo:padding-left="0.053cm" fo:padding-right="0.053cm" fo:padding-top="0cm" fo:padding-bottom="0cm" fo:border="none"/>
    </style:style>
    <style:style style:name="Tabla1.E1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1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11" style:family="table-cell">
      <style:table-cell-properties style:vertical-align="bottom" fo:padding-left="0.053cm" fo:padding-right="0.053cm" fo:padding-top="0cm" fo:padding-bottom="0cm" fo:border="none"/>
    </style:style>
    <style:style style:name="Tabla1.B1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11" style:family="table-cell">
      <style:table-cell-properties style:vertical-align="bottom" fo:padding-left="0.053cm" fo:padding-right="0.053cm" fo:padding-top="0cm" fo:padding-bottom="0cm" fo:border="none"/>
    </style:style>
    <style:style style:name="Tabla1.D1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1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1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12" style:family="table-cell">
      <style:table-cell-properties style:vertical-align="bottom" fo:padding-left="0.053cm" fo:padding-right="0.053cm" fo:padding-top="0cm" fo:padding-bottom="0cm" fo:border="none"/>
    </style:style>
    <style:style style:name="Tabla1.B1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12" style:family="table-cell">
      <style:table-cell-properties style:vertical-align="bottom" fo:padding-left="0.053cm" fo:padding-right="0.053cm" fo:padding-top="0cm" fo:padding-bottom="0cm" fo:border="none"/>
    </style:style>
    <style:style style:name="Tabla1.D1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1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1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13" style:family="table-cell">
      <style:table-cell-properties style:vertical-align="bottom" fo:padding-left="0.053cm" fo:padding-right="0.053cm" fo:padding-top="0cm" fo:padding-bottom="0cm" fo:border="none"/>
    </style:style>
    <style:style style:name="Tabla1.B1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13" style:family="table-cell">
      <style:table-cell-properties style:vertical-align="bottom" fo:padding-left="0.053cm" fo:padding-right="0.053cm" fo:padding-top="0cm" fo:padding-bottom="0cm" fo:border="none"/>
    </style:style>
    <style:style style:name="Tabla1.D1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1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1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14" style:family="table-cell">
      <style:table-cell-properties style:vertical-align="bottom" fo:padding-left="0.053cm" fo:padding-right="0.053cm" fo:padding-top="0cm" fo:padding-bottom="0cm" fo:border="none"/>
    </style:style>
    <style:style style:name="Tabla1.B1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14" style:family="table-cell">
      <style:table-cell-properties style:vertical-align="bottom" fo:padding-left="0.053cm" fo:padding-right="0.053cm" fo:padding-top="0cm" fo:padding-bottom="0cm" fo:border="none"/>
    </style:style>
    <style:style style:name="Tabla1.D1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1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1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15" style:family="table-cell">
      <style:table-cell-properties style:vertical-align="bottom" fo:padding-left="0.053cm" fo:padding-right="0.053cm" fo:padding-top="0cm" fo:padding-bottom="0cm" fo:border="none"/>
    </style:style>
    <style:style style:name="Tabla1.B1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15" style:family="table-cell">
      <style:table-cell-properties style:vertical-align="bottom" fo:padding-left="0.053cm" fo:padding-right="0.053cm" fo:padding-top="0cm" fo:padding-bottom="0cm" fo:border="none"/>
    </style:style>
    <style:style style:name="Tabla1.D1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1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1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16" style:family="table-cell">
      <style:table-cell-properties style:vertical-align="bottom" fo:padding-left="0.053cm" fo:padding-right="0.053cm" fo:padding-top="0cm" fo:padding-bottom="0cm" fo:border="none"/>
    </style:style>
    <style:style style:name="Tabla1.B1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16" style:family="table-cell">
      <style:table-cell-properties style:vertical-align="bottom" fo:padding-left="0.053cm" fo:padding-right="0.053cm" fo:padding-top="0cm" fo:padding-bottom="0cm" fo:border="none"/>
    </style:style>
    <style:style style:name="Tabla1.D1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1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1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17" style:family="table-cell">
      <style:table-cell-properties style:vertical-align="bottom" fo:padding-left="0.053cm" fo:padding-right="0.053cm" fo:padding-top="0cm" fo:padding-bottom="0cm" fo:border="none"/>
    </style:style>
    <style:style style:name="Tabla1.B1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17" style:family="table-cell">
      <style:table-cell-properties style:vertical-align="bottom" fo:padding-left="0.053cm" fo:padding-right="0.053cm" fo:padding-top="0cm" fo:padding-bottom="0cm" fo:border="none"/>
    </style:style>
    <style:style style:name="Tabla1.D17" style:family="table-cell">
      <style:table-cell-properties style:vertical-align="bottom" fo:padding-left="0.053cm" fo:padding-right="0.053cm" fo:padding-top="0cm" fo:padding-bottom="0cm" fo:border="none"/>
    </style:style>
    <style:style style:name="Tabla1.E1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1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18" style:family="table-cell">
      <style:table-cell-properties style:vertical-align="bottom" fo:padding-left="0.053cm" fo:padding-right="0.053cm" fo:padding-top="0cm" fo:padding-bottom="0cm" fo:border="none"/>
    </style:style>
    <style:style style:name="Tabla1.B1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18" style:family="table-cell">
      <style:table-cell-properties style:vertical-align="bottom" fo:padding-left="0.053cm" fo:padding-right="0.053cm" fo:padding-top="0cm" fo:padding-bottom="0cm" fo:border="none"/>
    </style:style>
    <style:style style:name="Tabla1.D1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1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1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19" style:family="table-cell">
      <style:table-cell-properties style:vertical-align="bottom" fo:padding-left="0.053cm" fo:padding-right="0.053cm" fo:padding-top="0cm" fo:padding-bottom="0cm" fo:border="none"/>
    </style:style>
    <style:style style:name="Tabla1.B1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19" style:family="table-cell">
      <style:table-cell-properties style:vertical-align="bottom" fo:padding-left="0.053cm" fo:padding-right="0.053cm" fo:padding-top="0cm" fo:padding-bottom="0cm" fo:border="none"/>
    </style:style>
    <style:style style:name="Tabla1.D1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1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1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20" style:family="table-cell">
      <style:table-cell-properties style:vertical-align="bottom" fo:padding-left="0.053cm" fo:padding-right="0.053cm" fo:padding-top="0cm" fo:padding-bottom="0cm" fo:border="none"/>
    </style:style>
    <style:style style:name="Tabla1.B2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20" style:family="table-cell">
      <style:table-cell-properties style:vertical-align="bottom" fo:padding-left="0.053cm" fo:padding-right="0.053cm" fo:padding-top="0cm" fo:padding-bottom="0cm" fo:border="none"/>
    </style:style>
    <style:style style:name="Tabla1.D2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2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2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21" style:family="table-cell">
      <style:table-cell-properties style:vertical-align="bottom" fo:padding-left="0.053cm" fo:padding-right="0.053cm" fo:padding-top="0cm" fo:padding-bottom="0cm" fo:border="none"/>
    </style:style>
    <style:style style:name="Tabla1.B2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21" style:family="table-cell">
      <style:table-cell-properties style:vertical-align="bottom" fo:padding-left="0.053cm" fo:padding-right="0.053cm" fo:padding-top="0cm" fo:padding-bottom="0cm" fo:border="none"/>
    </style:style>
    <style:style style:name="Tabla1.D2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2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2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22" style:family="table-cell">
      <style:table-cell-properties style:vertical-align="bottom" fo:padding-left="0.053cm" fo:padding-right="0.053cm" fo:padding-top="0cm" fo:padding-bottom="0cm" fo:border="none"/>
    </style:style>
    <style:style style:name="Tabla1.B2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22" style:family="table-cell">
      <style:table-cell-properties style:vertical-align="bottom" fo:padding-left="0.053cm" fo:padding-right="0.053cm" fo:padding-top="0cm" fo:padding-bottom="0cm" fo:border="none"/>
    </style:style>
    <style:style style:name="Tabla1.D2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2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2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23" style:family="table-cell">
      <style:table-cell-properties style:vertical-align="bottom" fo:padding-left="0.053cm" fo:padding-right="0.053cm" fo:padding-top="0cm" fo:padding-bottom="0cm" fo:border="none"/>
    </style:style>
    <style:style style:name="Tabla1.B2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23" style:family="table-cell">
      <style:table-cell-properties style:vertical-align="bottom" fo:padding-left="0.053cm" fo:padding-right="0.053cm" fo:padding-top="0cm" fo:padding-bottom="0cm" fo:border="none"/>
    </style:style>
    <style:style style:name="Tabla1.D2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2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2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24" style:family="table-cell">
      <style:table-cell-properties style:vertical-align="bottom" fo:padding-left="0.053cm" fo:padding-right="0.053cm" fo:padding-top="0cm" fo:padding-bottom="0cm" fo:border="none"/>
    </style:style>
    <style:style style:name="Tabla1.B2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24" style:family="table-cell">
      <style:table-cell-properties style:vertical-align="bottom" fo:padding-left="0.053cm" fo:padding-right="0.053cm" fo:padding-top="0cm" fo:padding-bottom="0cm" fo:border="none"/>
    </style:style>
    <style:style style:name="Tabla1.D2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2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2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25" style:family="table-cell">
      <style:table-cell-properties style:vertical-align="bottom" fo:padding-left="0.053cm" fo:padding-right="0.053cm" fo:padding-top="0cm" fo:padding-bottom="0cm" fo:border="none"/>
    </style:style>
    <style:style style:name="Tabla1.B2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25" style:family="table-cell">
      <style:table-cell-properties style:vertical-align="bottom" fo:padding-left="0.053cm" fo:padding-right="0.053cm" fo:padding-top="0cm" fo:padding-bottom="0cm" fo:border="none"/>
    </style:style>
    <style:style style:name="Tabla1.D2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2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2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26" style:family="table-cell">
      <style:table-cell-properties style:vertical-align="bottom" fo:padding-left="0.053cm" fo:padding-right="0.053cm" fo:padding-top="0cm" fo:padding-bottom="0cm" fo:border="none"/>
    </style:style>
    <style:style style:name="Tabla1.B2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26" style:family="table-cell">
      <style:table-cell-properties style:vertical-align="bottom" fo:padding-left="0.053cm" fo:padding-right="0.053cm" fo:padding-top="0cm" fo:padding-bottom="0cm" fo:border="none"/>
    </style:style>
    <style:style style:name="Tabla1.D2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2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2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27" style:family="table-cell">
      <style:table-cell-properties style:vertical-align="bottom" fo:padding-left="0.053cm" fo:padding-right="0.053cm" fo:padding-top="0cm" fo:padding-bottom="0cm" fo:border="none"/>
    </style:style>
    <style:style style:name="Tabla1.B2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27" style:family="table-cell">
      <style:table-cell-properties style:vertical-align="bottom" fo:padding-left="0.053cm" fo:padding-right="0.053cm" fo:padding-top="0cm" fo:padding-bottom="0cm" fo:border="none"/>
    </style:style>
    <style:style style:name="Tabla1.D2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2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2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28" style:family="table-cell">
      <style:table-cell-properties style:vertical-align="bottom" fo:padding-left="0.053cm" fo:padding-right="0.053cm" fo:padding-top="0cm" fo:padding-bottom="0cm" fo:border="none"/>
    </style:style>
    <style:style style:name="Tabla1.B2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28" style:family="table-cell">
      <style:table-cell-properties style:vertical-align="bottom" fo:padding-left="0.053cm" fo:padding-right="0.053cm" fo:padding-top="0cm" fo:padding-bottom="0cm" fo:border="none"/>
    </style:style>
    <style:style style:name="Tabla1.D2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2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2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29" style:family="table-cell">
      <style:table-cell-properties style:vertical-align="bottom" fo:padding-left="0.053cm" fo:padding-right="0.053cm" fo:padding-top="0cm" fo:padding-bottom="0cm" fo:border="none"/>
    </style:style>
    <style:style style:name="Tabla1.B2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29" style:family="table-cell">
      <style:table-cell-properties style:vertical-align="bottom" fo:padding-left="0.053cm" fo:padding-right="0.053cm" fo:padding-top="0cm" fo:padding-bottom="0cm" fo:border="none"/>
    </style:style>
    <style:style style:name="Tabla1.D2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2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2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30" style:family="table-cell">
      <style:table-cell-properties style:vertical-align="bottom" fo:padding-left="0.053cm" fo:padding-right="0.053cm" fo:padding-top="0cm" fo:padding-bottom="0cm" fo:border="none"/>
    </style:style>
    <style:style style:name="Tabla1.B3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30" style:family="table-cell">
      <style:table-cell-properties style:vertical-align="bottom" fo:padding-left="0.053cm" fo:padding-right="0.053cm" fo:padding-top="0cm" fo:padding-bottom="0cm" fo:border="none"/>
    </style:style>
    <style:style style:name="Tabla1.D30" style:family="table-cell">
      <style:table-cell-properties style:vertical-align="bottom" fo:padding-left="0.053cm" fo:padding-right="0.053cm" fo:padding-top="0cm" fo:padding-bottom="0cm" fo:border="none"/>
    </style:style>
    <style:style style:name="Tabla1.E3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3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31" style:family="table-cell">
      <style:table-cell-properties style:vertical-align="bottom" fo:padding-left="0.053cm" fo:padding-right="0.053cm" fo:padding-top="0cm" fo:padding-bottom="0cm" fo:border="none"/>
    </style:style>
    <style:style style:name="Tabla1.B3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31" style:family="table-cell">
      <style:table-cell-properties style:vertical-align="bottom" fo:padding-left="0.053cm" fo:padding-right="0.053cm" fo:padding-top="0cm" fo:padding-bottom="0cm" fo:border="none"/>
    </style:style>
    <style:style style:name="Tabla1.D3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3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3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32" style:family="table-cell">
      <style:table-cell-properties style:vertical-align="bottom" fo:padding-left="0.053cm" fo:padding-right="0.053cm" fo:padding-top="0cm" fo:padding-bottom="0cm" fo:border="none"/>
    </style:style>
    <style:style style:name="Tabla1.B3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32" style:family="table-cell">
      <style:table-cell-properties style:vertical-align="bottom" fo:padding-left="0.053cm" fo:padding-right="0.053cm" fo:padding-top="0cm" fo:padding-bottom="0cm" fo:border="none"/>
    </style:style>
    <style:style style:name="Tabla1.D32" style:family="table-cell">
      <style:table-cell-properties style:vertical-align="bottom" fo:padding-left="0.053cm" fo:padding-right="0.053cm" fo:padding-top="0cm" fo:padding-bottom="0cm" fo:border="none"/>
    </style:style>
    <style:style style:name="Tabla1.E3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3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33" style:family="table-cell">
      <style:table-cell-properties style:vertical-align="bottom" fo:padding-left="0.053cm" fo:padding-right="0.053cm" fo:padding-top="0cm" fo:padding-bottom="0cm" fo:border="none"/>
    </style:style>
    <style:style style:name="Tabla1.B3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33" style:family="table-cell">
      <style:table-cell-properties style:vertical-align="bottom" fo:padding-left="0.053cm" fo:padding-right="0.053cm" fo:padding-top="0cm" fo:padding-bottom="0cm" fo:border="none"/>
    </style:style>
    <style:style style:name="Tabla1.D3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3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3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34" style:family="table-cell">
      <style:table-cell-properties style:vertical-align="bottom" fo:padding-left="0.053cm" fo:padding-right="0.053cm" fo:padding-top="0cm" fo:padding-bottom="0cm" fo:border="none"/>
    </style:style>
    <style:style style:name="Tabla1.B3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34" style:family="table-cell">
      <style:table-cell-properties style:vertical-align="bottom" fo:padding-left="0.053cm" fo:padding-right="0.053cm" fo:padding-top="0cm" fo:padding-bottom="0cm" fo:border="none"/>
    </style:style>
    <style:style style:name="Tabla1.D3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3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3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35" style:family="table-cell">
      <style:table-cell-properties style:vertical-align="bottom" fo:padding-left="0.053cm" fo:padding-right="0.053cm" fo:padding-top="0cm" fo:padding-bottom="0cm" fo:border="none"/>
    </style:style>
    <style:style style:name="Tabla1.B3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35" style:family="table-cell">
      <style:table-cell-properties style:vertical-align="bottom" fo:padding-left="0.053cm" fo:padding-right="0.053cm" fo:padding-top="0cm" fo:padding-bottom="0cm" fo:border="none"/>
    </style:style>
    <style:style style:name="Tabla1.D3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3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3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36" style:family="table-cell">
      <style:table-cell-properties style:vertical-align="bottom" fo:padding-left="0.053cm" fo:padding-right="0.053cm" fo:padding-top="0cm" fo:padding-bottom="0cm" fo:border="none"/>
    </style:style>
    <style:style style:name="Tabla1.B3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36" style:family="table-cell">
      <style:table-cell-properties style:vertical-align="bottom" fo:padding-left="0.053cm" fo:padding-right="0.053cm" fo:padding-top="0cm" fo:padding-bottom="0cm" fo:border="none"/>
    </style:style>
    <style:style style:name="Tabla1.D36" style:family="table-cell">
      <style:table-cell-properties style:vertical-align="bottom" fo:padding-left="0.053cm" fo:padding-right="0.053cm" fo:padding-top="0cm" fo:padding-bottom="0cm" fo:border="none"/>
    </style:style>
    <style:style style:name="Tabla1.E3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3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37" style:family="table-cell">
      <style:table-cell-properties style:vertical-align="bottom" fo:padding-left="0.053cm" fo:padding-right="0.053cm" fo:padding-top="0cm" fo:padding-bottom="0cm" fo:border="none"/>
    </style:style>
    <style:style style:name="Tabla1.B3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37" style:family="table-cell">
      <style:table-cell-properties style:vertical-align="bottom" fo:padding-left="0.053cm" fo:padding-right="0.053cm" fo:padding-top="0cm" fo:padding-bottom="0cm" fo:border="none"/>
    </style:style>
    <style:style style:name="Tabla1.D3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3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3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38" style:family="table-cell">
      <style:table-cell-properties style:vertical-align="bottom" fo:padding-left="0.053cm" fo:padding-right="0.053cm" fo:padding-top="0cm" fo:padding-bottom="0cm" fo:border="none"/>
    </style:style>
    <style:style style:name="Tabla1.B3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38" style:family="table-cell">
      <style:table-cell-properties style:vertical-align="bottom" fo:padding-left="0.053cm" fo:padding-right="0.053cm" fo:padding-top="0cm" fo:padding-bottom="0cm" fo:border="none"/>
    </style:style>
    <style:style style:name="Tabla1.D3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3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3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39" style:family="table-cell">
      <style:table-cell-properties style:vertical-align="bottom" fo:padding-left="0.053cm" fo:padding-right="0.053cm" fo:padding-top="0cm" fo:padding-bottom="0cm" fo:border="none"/>
    </style:style>
    <style:style style:name="Tabla1.B3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39" style:family="table-cell">
      <style:table-cell-properties style:vertical-align="bottom" fo:padding-left="0.053cm" fo:padding-right="0.053cm" fo:padding-top="0cm" fo:padding-bottom="0cm" fo:border="none"/>
    </style:style>
    <style:style style:name="Tabla1.D39" style:family="table-cell">
      <style:table-cell-properties style:vertical-align="bottom" fo:padding-left="0.053cm" fo:padding-right="0.053cm" fo:padding-top="0cm" fo:padding-bottom="0cm" fo:border="none"/>
    </style:style>
    <style:style style:name="Tabla1.E3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3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40" style:family="table-cell">
      <style:table-cell-properties style:vertical-align="bottom" fo:padding-left="0.053cm" fo:padding-right="0.053cm" fo:padding-top="0cm" fo:padding-bottom="0cm" fo:border="none"/>
    </style:style>
    <style:style style:name="Tabla1.B4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40" style:family="table-cell">
      <style:table-cell-properties style:vertical-align="bottom" fo:padding-left="0.053cm" fo:padding-right="0.053cm" fo:padding-top="0cm" fo:padding-bottom="0cm" fo:border="none"/>
    </style:style>
    <style:style style:name="Tabla1.D4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4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4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41" style:family="table-cell">
      <style:table-cell-properties style:vertical-align="bottom" fo:padding-left="0.053cm" fo:padding-right="0.053cm" fo:padding-top="0cm" fo:padding-bottom="0cm" fo:border="none"/>
    </style:style>
    <style:style style:name="Tabla1.B4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41" style:family="table-cell">
      <style:table-cell-properties style:vertical-align="bottom" fo:padding-left="0.053cm" fo:padding-right="0.053cm" fo:padding-top="0cm" fo:padding-bottom="0cm" fo:border="none"/>
    </style:style>
    <style:style style:name="Tabla1.D41" style:family="table-cell">
      <style:table-cell-properties style:vertical-align="bottom" fo:padding-left="0.053cm" fo:padding-right="0.053cm" fo:padding-top="0cm" fo:padding-bottom="0cm" fo:border="none"/>
    </style:style>
    <style:style style:name="Tabla1.E4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4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42" style:family="table-cell">
      <style:table-cell-properties style:vertical-align="bottom" fo:padding-left="0.053cm" fo:padding-right="0.053cm" fo:padding-top="0cm" fo:padding-bottom="0cm" fo:border="none"/>
    </style:style>
    <style:style style:name="Tabla1.B4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42" style:family="table-cell">
      <style:table-cell-properties style:vertical-align="bottom" fo:padding-left="0.053cm" fo:padding-right="0.053cm" fo:padding-top="0cm" fo:padding-bottom="0cm" fo:border="none"/>
    </style:style>
    <style:style style:name="Tabla1.D4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4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4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43" style:family="table-cell">
      <style:table-cell-properties style:vertical-align="bottom" fo:padding-left="0.053cm" fo:padding-right="0.053cm" fo:padding-top="0cm" fo:padding-bottom="0cm" fo:border="none"/>
    </style:style>
    <style:style style:name="Tabla1.B4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43" style:family="table-cell">
      <style:table-cell-properties style:vertical-align="bottom" fo:padding-left="0.053cm" fo:padding-right="0.053cm" fo:padding-top="0cm" fo:padding-bottom="0cm" fo:border="none"/>
    </style:style>
    <style:style style:name="Tabla1.D4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4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4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44" style:family="table-cell">
      <style:table-cell-properties style:vertical-align="bottom" fo:padding-left="0.053cm" fo:padding-right="0.053cm" fo:padding-top="0cm" fo:padding-bottom="0cm" fo:border="none"/>
    </style:style>
    <style:style style:name="Tabla1.B4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44" style:family="table-cell">
      <style:table-cell-properties style:vertical-align="bottom" fo:padding-left="0.053cm" fo:padding-right="0.053cm" fo:padding-top="0cm" fo:padding-bottom="0cm" fo:border="none"/>
    </style:style>
    <style:style style:name="Tabla1.D4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4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4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45" style:family="table-cell">
      <style:table-cell-properties style:vertical-align="bottom" fo:padding-left="0.053cm" fo:padding-right="0.053cm" fo:padding-top="0cm" fo:padding-bottom="0cm" fo:border="none"/>
    </style:style>
    <style:style style:name="Tabla1.B4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45" style:family="table-cell">
      <style:table-cell-properties style:vertical-align="bottom" fo:padding-left="0.053cm" fo:padding-right="0.053cm" fo:padding-top="0cm" fo:padding-bottom="0cm" fo:border="none"/>
    </style:style>
    <style:style style:name="Tabla1.D4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4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4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46" style:family="table-cell">
      <style:table-cell-properties style:vertical-align="bottom" fo:padding-left="0.053cm" fo:padding-right="0.053cm" fo:padding-top="0cm" fo:padding-bottom="0cm" fo:border="none"/>
    </style:style>
    <style:style style:name="Tabla1.B4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46" style:family="table-cell">
      <style:table-cell-properties style:vertical-align="bottom" fo:padding-left="0.053cm" fo:padding-right="0.053cm" fo:padding-top="0cm" fo:padding-bottom="0cm" fo:border="none"/>
    </style:style>
    <style:style style:name="Tabla1.D46" style:family="table-cell">
      <style:table-cell-properties style:vertical-align="bottom" fo:padding-left="0.053cm" fo:padding-right="0.053cm" fo:padding-top="0cm" fo:padding-bottom="0cm" fo:border="none"/>
    </style:style>
    <style:style style:name="Tabla1.E4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4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47" style:family="table-cell">
      <style:table-cell-properties style:vertical-align="bottom" fo:padding-left="0.053cm" fo:padding-right="0.053cm" fo:padding-top="0cm" fo:padding-bottom="0cm" fo:border="none"/>
    </style:style>
    <style:style style:name="Tabla1.B4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47" style:family="table-cell">
      <style:table-cell-properties style:vertical-align="bottom" fo:padding-left="0.053cm" fo:padding-right="0.053cm" fo:padding-top="0cm" fo:padding-bottom="0cm" fo:border="none"/>
    </style:style>
    <style:style style:name="Tabla1.D4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4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4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48" style:family="table-cell">
      <style:table-cell-properties style:vertical-align="bottom" fo:padding-left="0.053cm" fo:padding-right="0.053cm" fo:padding-top="0cm" fo:padding-bottom="0cm" fo:border="none"/>
    </style:style>
    <style:style style:name="Tabla1.B4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48" style:family="table-cell">
      <style:table-cell-properties style:vertical-align="bottom" fo:padding-left="0.053cm" fo:padding-right="0.053cm" fo:padding-top="0cm" fo:padding-bottom="0cm" fo:border="none"/>
    </style:style>
    <style:style style:name="Tabla1.D4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4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4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49" style:family="table-cell">
      <style:table-cell-properties style:vertical-align="bottom" fo:padding-left="0.053cm" fo:padding-right="0.053cm" fo:padding-top="0cm" fo:padding-bottom="0cm" fo:border="none"/>
    </style:style>
    <style:style style:name="Tabla1.B4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49" style:family="table-cell">
      <style:table-cell-properties style:vertical-align="bottom" fo:padding-left="0.053cm" fo:padding-right="0.053cm" fo:padding-top="0cm" fo:padding-bottom="0cm" fo:border="none"/>
    </style:style>
    <style:style style:name="Tabla1.D49" style:family="table-cell">
      <style:table-cell-properties style:vertical-align="bottom" fo:padding-left="0.053cm" fo:padding-right="0.053cm" fo:padding-top="0cm" fo:padding-bottom="0cm" fo:border="none"/>
    </style:style>
    <style:style style:name="Tabla1.E4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4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50" style:family="table-cell">
      <style:table-cell-properties style:vertical-align="bottom" fo:padding-left="0.053cm" fo:padding-right="0.053cm" fo:padding-top="0cm" fo:padding-bottom="0cm" fo:border="none"/>
    </style:style>
    <style:style style:name="Tabla1.B5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50" style:family="table-cell">
      <style:table-cell-properties style:vertical-align="bottom" fo:padding-left="0.053cm" fo:padding-right="0.053cm" fo:padding-top="0cm" fo:padding-bottom="0cm" fo:border="none"/>
    </style:style>
    <style:style style:name="Tabla1.D5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5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5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51" style:family="table-cell">
      <style:table-cell-properties style:vertical-align="bottom" fo:padding-left="0.053cm" fo:padding-right="0.053cm" fo:padding-top="0cm" fo:padding-bottom="0cm" fo:border="none"/>
    </style:style>
    <style:style style:name="Tabla1.B5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51" style:family="table-cell">
      <style:table-cell-properties style:vertical-align="bottom" fo:padding-left="0.053cm" fo:padding-right="0.053cm" fo:padding-top="0cm" fo:padding-bottom="0cm" fo:border="none"/>
    </style:style>
    <style:style style:name="Tabla1.D5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5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5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52" style:family="table-cell">
      <style:table-cell-properties style:vertical-align="bottom" fo:padding-left="0.053cm" fo:padding-right="0.053cm" fo:padding-top="0cm" fo:padding-bottom="0cm" fo:border="none"/>
    </style:style>
    <style:style style:name="Tabla1.B5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52" style:family="table-cell">
      <style:table-cell-properties style:vertical-align="bottom" fo:padding-left="0.053cm" fo:padding-right="0.053cm" fo:padding-top="0cm" fo:padding-bottom="0cm" fo:border="none"/>
    </style:style>
    <style:style style:name="Tabla1.D5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5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5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53" style:family="table-cell">
      <style:table-cell-properties style:vertical-align="bottom" fo:padding-left="0.053cm" fo:padding-right="0.053cm" fo:padding-top="0cm" fo:padding-bottom="0cm" fo:border="none"/>
    </style:style>
    <style:style style:name="Tabla1.B5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53" style:family="table-cell">
      <style:table-cell-properties style:vertical-align="bottom" fo:padding-left="0.053cm" fo:padding-right="0.053cm" fo:padding-top="0cm" fo:padding-bottom="0cm" fo:border="none"/>
    </style:style>
    <style:style style:name="Tabla1.D5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5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5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54" style:family="table-cell">
      <style:table-cell-properties style:vertical-align="bottom" fo:padding-left="0.053cm" fo:padding-right="0.053cm" fo:padding-top="0cm" fo:padding-bottom="0cm" fo:border="none"/>
    </style:style>
    <style:style style:name="Tabla1.B5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54" style:family="table-cell">
      <style:table-cell-properties style:vertical-align="bottom" fo:padding-left="0.053cm" fo:padding-right="0.053cm" fo:padding-top="0cm" fo:padding-bottom="0cm" fo:border="none"/>
    </style:style>
    <style:style style:name="Tabla1.D54" style:family="table-cell">
      <style:table-cell-properties style:vertical-align="bottom" fo:padding-left="0.053cm" fo:padding-right="0.053cm" fo:padding-top="0cm" fo:padding-bottom="0cm" fo:border="none"/>
    </style:style>
    <style:style style:name="Tabla1.E5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5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55" style:family="table-cell">
      <style:table-cell-properties style:vertical-align="bottom" fo:padding-left="0.053cm" fo:padding-right="0.053cm" fo:padding-top="0cm" fo:padding-bottom="0cm" fo:border="none"/>
    </style:style>
    <style:style style:name="Tabla1.B5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55" style:family="table-cell">
      <style:table-cell-properties style:vertical-align="bottom" fo:padding-left="0.053cm" fo:padding-right="0.053cm" fo:padding-top="0cm" fo:padding-bottom="0cm" fo:border="none"/>
    </style:style>
    <style:style style:name="Tabla1.D5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5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5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56" style:family="table-cell">
      <style:table-cell-properties style:vertical-align="bottom" fo:padding-left="0.053cm" fo:padding-right="0.053cm" fo:padding-top="0cm" fo:padding-bottom="0cm" fo:border="none"/>
    </style:style>
    <style:style style:name="Tabla1.B5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56" style:family="table-cell">
      <style:table-cell-properties style:vertical-align="bottom" fo:padding-left="0.053cm" fo:padding-right="0.053cm" fo:padding-top="0cm" fo:padding-bottom="0cm" fo:border="none"/>
    </style:style>
    <style:style style:name="Tabla1.D5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5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5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57" style:family="table-cell">
      <style:table-cell-properties style:vertical-align="bottom" fo:padding-left="0.053cm" fo:padding-right="0.053cm" fo:padding-top="0cm" fo:padding-bottom="0cm" fo:border="none"/>
    </style:style>
    <style:style style:name="Tabla1.B5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57" style:family="table-cell">
      <style:table-cell-properties style:vertical-align="bottom" fo:padding-left="0.053cm" fo:padding-right="0.053cm" fo:padding-top="0cm" fo:padding-bottom="0cm" fo:border="none"/>
    </style:style>
    <style:style style:name="Tabla1.D5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5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5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58" style:family="table-cell">
      <style:table-cell-properties style:vertical-align="bottom" fo:padding-left="0.053cm" fo:padding-right="0.053cm" fo:padding-top="0cm" fo:padding-bottom="0cm" fo:border="none"/>
    </style:style>
    <style:style style:name="Tabla1.B5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58" style:family="table-cell">
      <style:table-cell-properties style:vertical-align="bottom" fo:padding-left="0.053cm" fo:padding-right="0.053cm" fo:padding-top="0cm" fo:padding-bottom="0cm" fo:border="none"/>
    </style:style>
    <style:style style:name="Tabla1.D5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5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5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59" style:family="table-cell">
      <style:table-cell-properties style:vertical-align="bottom" fo:padding-left="0.053cm" fo:padding-right="0.053cm" fo:padding-top="0cm" fo:padding-bottom="0cm" fo:border="none"/>
    </style:style>
    <style:style style:name="Tabla1.B5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59" style:family="table-cell">
      <style:table-cell-properties style:vertical-align="bottom" fo:padding-left="0.053cm" fo:padding-right="0.053cm" fo:padding-top="0cm" fo:padding-bottom="0cm" fo:border="none"/>
    </style:style>
    <style:style style:name="Tabla1.D59" style:family="table-cell">
      <style:table-cell-properties style:vertical-align="bottom" fo:padding-left="0.053cm" fo:padding-right="0.053cm" fo:padding-top="0cm" fo:padding-bottom="0cm" fo:border="none"/>
    </style:style>
    <style:style style:name="Tabla1.E5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5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60" style:family="table-cell">
      <style:table-cell-properties style:vertical-align="bottom" fo:padding-left="0.053cm" fo:padding-right="0.053cm" fo:padding-top="0cm" fo:padding-bottom="0cm" fo:border="none"/>
    </style:style>
    <style:style style:name="Tabla1.B6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60" style:family="table-cell">
      <style:table-cell-properties style:vertical-align="bottom" fo:padding-left="0.053cm" fo:padding-right="0.053cm" fo:padding-top="0cm" fo:padding-bottom="0cm" fo:border="none"/>
    </style:style>
    <style:style style:name="Tabla1.D6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6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6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61" style:family="table-cell">
      <style:table-cell-properties style:vertical-align="bottom" fo:padding-left="0.053cm" fo:padding-right="0.053cm" fo:padding-top="0cm" fo:padding-bottom="0cm" fo:border="none"/>
    </style:style>
    <style:style style:name="Tabla1.B6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61" style:family="table-cell">
      <style:table-cell-properties style:vertical-align="bottom" fo:padding-left="0.053cm" fo:padding-right="0.053cm" fo:padding-top="0cm" fo:padding-bottom="0cm" fo:border="none"/>
    </style:style>
    <style:style style:name="Tabla1.D61" style:family="table-cell">
      <style:table-cell-properties style:vertical-align="bottom" fo:padding-left="0.053cm" fo:padding-right="0.053cm" fo:padding-top="0cm" fo:padding-bottom="0cm" fo:border="none"/>
    </style:style>
    <style:style style:name="Tabla1.E6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6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62" style:family="table-cell">
      <style:table-cell-properties style:vertical-align="bottom" fo:padding-left="0.053cm" fo:padding-right="0.053cm" fo:padding-top="0cm" fo:padding-bottom="0cm" fo:border="none"/>
    </style:style>
    <style:style style:name="Tabla1.B6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62" style:family="table-cell">
      <style:table-cell-properties style:vertical-align="bottom" fo:padding-left="0.053cm" fo:padding-right="0.053cm" fo:padding-top="0cm" fo:padding-bottom="0cm" fo:border="none"/>
    </style:style>
    <style:style style:name="Tabla1.D6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6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6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63" style:family="table-cell">
      <style:table-cell-properties style:vertical-align="bottom" fo:padding-left="0.053cm" fo:padding-right="0.053cm" fo:padding-top="0cm" fo:padding-bottom="0cm" fo:border="none"/>
    </style:style>
    <style:style style:name="Tabla1.B6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63" style:family="table-cell">
      <style:table-cell-properties style:vertical-align="bottom" fo:padding-left="0.053cm" fo:padding-right="0.053cm" fo:padding-top="0cm" fo:padding-bottom="0cm" fo:border="none"/>
    </style:style>
    <style:style style:name="Tabla1.D6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6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6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64" style:family="table-cell">
      <style:table-cell-properties style:vertical-align="bottom" fo:padding-left="0.053cm" fo:padding-right="0.053cm" fo:padding-top="0cm" fo:padding-bottom="0cm" fo:border="none"/>
    </style:style>
    <style:style style:name="Tabla1.B6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64" style:family="table-cell">
      <style:table-cell-properties style:vertical-align="bottom" fo:padding-left="0.053cm" fo:padding-right="0.053cm" fo:padding-top="0cm" fo:padding-bottom="0cm" fo:border="none"/>
    </style:style>
    <style:style style:name="Tabla1.D6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6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6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65" style:family="table-cell">
      <style:table-cell-properties style:vertical-align="bottom" fo:padding-left="0.053cm" fo:padding-right="0.053cm" fo:padding-top="0cm" fo:padding-bottom="0cm" fo:border="none"/>
    </style:style>
    <style:style style:name="Tabla1.B6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65" style:family="table-cell">
      <style:table-cell-properties style:vertical-align="bottom" fo:padding-left="0.053cm" fo:padding-right="0.053cm" fo:padding-top="0cm" fo:padding-bottom="0cm" fo:border="none"/>
    </style:style>
    <style:style style:name="Tabla1.D6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6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6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66" style:family="table-cell">
      <style:table-cell-properties style:vertical-align="bottom" fo:padding-left="0.053cm" fo:padding-right="0.053cm" fo:padding-top="0cm" fo:padding-bottom="0cm" fo:border="none"/>
    </style:style>
    <style:style style:name="Tabla1.B6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66" style:family="table-cell">
      <style:table-cell-properties style:vertical-align="bottom" fo:padding-left="0.053cm" fo:padding-right="0.053cm" fo:padding-top="0cm" fo:padding-bottom="0cm" fo:border="none"/>
    </style:style>
    <style:style style:name="Tabla1.D6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6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6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67" style:family="table-cell">
      <style:table-cell-properties style:vertical-align="bottom" fo:padding-left="0.053cm" fo:padding-right="0.053cm" fo:padding-top="0cm" fo:padding-bottom="0cm" fo:border="none"/>
    </style:style>
    <style:style style:name="Tabla1.B6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67" style:family="table-cell">
      <style:table-cell-properties style:vertical-align="bottom" fo:padding-left="0.053cm" fo:padding-right="0.053cm" fo:padding-top="0cm" fo:padding-bottom="0cm" fo:border="none"/>
    </style:style>
    <style:style style:name="Tabla1.D67" style:family="table-cell">
      <style:table-cell-properties style:vertical-align="bottom" fo:padding-left="0.053cm" fo:padding-right="0.053cm" fo:padding-top="0cm" fo:padding-bottom="0cm" fo:border="none"/>
    </style:style>
    <style:style style:name="Tabla1.E6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6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68" style:family="table-cell">
      <style:table-cell-properties style:vertical-align="bottom" fo:padding-left="0.053cm" fo:padding-right="0.053cm" fo:padding-top="0cm" fo:padding-bottom="0cm" fo:border="none"/>
    </style:style>
    <style:style style:name="Tabla1.B6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68" style:family="table-cell">
      <style:table-cell-properties style:vertical-align="bottom" fo:padding-left="0.053cm" fo:padding-right="0.053cm" fo:padding-top="0cm" fo:padding-bottom="0cm" fo:border="none"/>
    </style:style>
    <style:style style:name="Tabla1.D68" style:family="table-cell">
      <style:table-cell-properties style:vertical-align="bottom" fo:padding-left="0.053cm" fo:padding-right="0.053cm" fo:padding-top="0cm" fo:padding-bottom="0cm" fo:border="none"/>
    </style:style>
    <style:style style:name="Tabla1.E6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6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69" style:family="table-cell">
      <style:table-cell-properties style:vertical-align="bottom" fo:padding-left="0.053cm" fo:padding-right="0.053cm" fo:padding-top="0cm" fo:padding-bottom="0cm" fo:border="none"/>
    </style:style>
    <style:style style:name="Tabla1.B6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69" style:family="table-cell">
      <style:table-cell-properties style:vertical-align="bottom" fo:padding-left="0.053cm" fo:padding-right="0.053cm" fo:padding-top="0cm" fo:padding-bottom="0cm" fo:border="none"/>
    </style:style>
    <style:style style:name="Tabla1.D6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6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6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70" style:family="table-cell">
      <style:table-cell-properties style:vertical-align="bottom" fo:padding-left="0.053cm" fo:padding-right="0.053cm" fo:padding-top="0cm" fo:padding-bottom="0cm" fo:border="none"/>
    </style:style>
    <style:style style:name="Tabla1.B7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70" style:family="table-cell">
      <style:table-cell-properties style:vertical-align="bottom" fo:padding-left="0.053cm" fo:padding-right="0.053cm" fo:padding-top="0cm" fo:padding-bottom="0cm" fo:border="none"/>
    </style:style>
    <style:style style:name="Tabla1.D7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7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7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71" style:family="table-cell">
      <style:table-cell-properties style:vertical-align="bottom" fo:padding-left="0.053cm" fo:padding-right="0.053cm" fo:padding-top="0cm" fo:padding-bottom="0cm" fo:border="none"/>
    </style:style>
    <style:style style:name="Tabla1.B7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71" style:family="table-cell">
      <style:table-cell-properties style:vertical-align="bottom" fo:padding-left="0.053cm" fo:padding-right="0.053cm" fo:padding-top="0cm" fo:padding-bottom="0cm" fo:border="none"/>
    </style:style>
    <style:style style:name="Tabla1.D71" style:family="table-cell">
      <style:table-cell-properties style:vertical-align="bottom" fo:padding-left="0.053cm" fo:padding-right="0.053cm" fo:padding-top="0cm" fo:padding-bottom="0cm" fo:border="none"/>
    </style:style>
    <style:style style:name="Tabla1.E7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7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72" style:family="table-cell">
      <style:table-cell-properties style:vertical-align="bottom" fo:padding-left="0.053cm" fo:padding-right="0.053cm" fo:padding-top="0cm" fo:padding-bottom="0cm" fo:border="none"/>
    </style:style>
    <style:style style:name="Tabla1.B7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72" style:family="table-cell">
      <style:table-cell-properties style:vertical-align="bottom" fo:padding-left="0.053cm" fo:padding-right="0.053cm" fo:padding-top="0cm" fo:padding-bottom="0cm" fo:border="none"/>
    </style:style>
    <style:style style:name="Tabla1.D7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7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7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73" style:family="table-cell">
      <style:table-cell-properties style:vertical-align="bottom" fo:padding-left="0.053cm" fo:padding-right="0.053cm" fo:padding-top="0cm" fo:padding-bottom="0cm" fo:border="none"/>
    </style:style>
    <style:style style:name="Tabla1.B7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73" style:family="table-cell">
      <style:table-cell-properties style:vertical-align="bottom" fo:padding-left="0.053cm" fo:padding-right="0.053cm" fo:padding-top="0cm" fo:padding-bottom="0cm" fo:border="none"/>
    </style:style>
    <style:style style:name="Tabla1.D7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7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7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74" style:family="table-cell">
      <style:table-cell-properties style:vertical-align="bottom" fo:padding-left="0.053cm" fo:padding-right="0.053cm" fo:padding-top="0cm" fo:padding-bottom="0cm" fo:border="none"/>
    </style:style>
    <style:style style:name="Tabla1.B7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74" style:family="table-cell">
      <style:table-cell-properties style:vertical-align="bottom" fo:padding-left="0.053cm" fo:padding-right="0.053cm" fo:padding-top="0cm" fo:padding-bottom="0cm" fo:border="none"/>
    </style:style>
    <style:style style:name="Tabla1.D7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7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7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75" style:family="table-cell">
      <style:table-cell-properties style:vertical-align="bottom" fo:padding-left="0.053cm" fo:padding-right="0.053cm" fo:padding-top="0cm" fo:padding-bottom="0cm" fo:border="none"/>
    </style:style>
    <style:style style:name="Tabla1.B7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75" style:family="table-cell">
      <style:table-cell-properties style:vertical-align="bottom" fo:padding-left="0.053cm" fo:padding-right="0.053cm" fo:padding-top="0cm" fo:padding-bottom="0cm" fo:border="none"/>
    </style:style>
    <style:style style:name="Tabla1.D7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7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7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76" style:family="table-cell">
      <style:table-cell-properties style:vertical-align="bottom" fo:padding-left="0.053cm" fo:padding-right="0.053cm" fo:padding-top="0cm" fo:padding-bottom="0cm" fo:border="none"/>
    </style:style>
    <style:style style:name="Tabla1.B7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76" style:family="table-cell">
      <style:table-cell-properties style:vertical-align="bottom" fo:padding-left="0.053cm" fo:padding-right="0.053cm" fo:padding-top="0cm" fo:padding-bottom="0cm" fo:border="none"/>
    </style:style>
    <style:style style:name="Tabla1.D7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7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7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77" style:family="table-cell">
      <style:table-cell-properties style:vertical-align="bottom" fo:padding-left="0.053cm" fo:padding-right="0.053cm" fo:padding-top="0cm" fo:padding-bottom="0cm" fo:border="none"/>
    </style:style>
    <style:style style:name="Tabla1.B7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77" style:family="table-cell">
      <style:table-cell-properties style:vertical-align="bottom" fo:padding-left="0.053cm" fo:padding-right="0.053cm" fo:padding-top="0cm" fo:padding-bottom="0cm" fo:border="none"/>
    </style:style>
    <style:style style:name="Tabla1.D77" style:family="table-cell">
      <style:table-cell-properties style:vertical-align="bottom" fo:padding-left="0.053cm" fo:padding-right="0.053cm" fo:padding-top="0cm" fo:padding-bottom="0cm" fo:border="none"/>
    </style:style>
    <style:style style:name="Tabla1.E7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7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78" style:family="table-cell">
      <style:table-cell-properties style:vertical-align="bottom" fo:padding-left="0.053cm" fo:padding-right="0.053cm" fo:padding-top="0cm" fo:padding-bottom="0cm" fo:border="none"/>
    </style:style>
    <style:style style:name="Tabla1.B7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78" style:family="table-cell">
      <style:table-cell-properties style:vertical-align="bottom" fo:padding-left="0.053cm" fo:padding-right="0.053cm" fo:padding-top="0cm" fo:padding-bottom="0cm" fo:border="none"/>
    </style:style>
    <style:style style:name="Tabla1.D7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7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7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79" style:family="table-cell">
      <style:table-cell-properties style:vertical-align="bottom" fo:padding-left="0.053cm" fo:padding-right="0.053cm" fo:padding-top="0cm" fo:padding-bottom="0cm" fo:border="none"/>
    </style:style>
    <style:style style:name="Tabla1.B7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79" style:family="table-cell">
      <style:table-cell-properties style:vertical-align="bottom" fo:padding-left="0.053cm" fo:padding-right="0.053cm" fo:padding-top="0cm" fo:padding-bottom="0cm" fo:border="none"/>
    </style:style>
    <style:style style:name="Tabla1.D7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7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7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80" style:family="table-cell">
      <style:table-cell-properties style:vertical-align="bottom" fo:padding-left="0.053cm" fo:padding-right="0.053cm" fo:padding-top="0cm" fo:padding-bottom="0cm" fo:border="none"/>
    </style:style>
    <style:style style:name="Tabla1.B8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80" style:family="table-cell">
      <style:table-cell-properties style:vertical-align="bottom" fo:padding-left="0.053cm" fo:padding-right="0.053cm" fo:padding-top="0cm" fo:padding-bottom="0cm" fo:border="none"/>
    </style:style>
    <style:style style:name="Tabla1.D8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8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8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81" style:family="table-cell">
      <style:table-cell-properties style:vertical-align="bottom" fo:padding-left="0.053cm" fo:padding-right="0.053cm" fo:padding-top="0cm" fo:padding-bottom="0cm" fo:border="none"/>
    </style:style>
    <style:style style:name="Tabla1.B8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81" style:family="table-cell">
      <style:table-cell-properties style:vertical-align="bottom" fo:padding-left="0.053cm" fo:padding-right="0.053cm" fo:padding-top="0cm" fo:padding-bottom="0cm" fo:border="none"/>
    </style:style>
    <style:style style:name="Tabla1.D81" style:family="table-cell">
      <style:table-cell-properties style:vertical-align="bottom" fo:padding-left="0.053cm" fo:padding-right="0.053cm" fo:padding-top="0cm" fo:padding-bottom="0cm" fo:border="none"/>
    </style:style>
    <style:style style:name="Tabla1.E8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8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82" style:family="table-cell">
      <style:table-cell-properties style:vertical-align="bottom" fo:padding-left="0.053cm" fo:padding-right="0.053cm" fo:padding-top="0cm" fo:padding-bottom="0cm" fo:border="none"/>
    </style:style>
    <style:style style:name="Tabla1.B8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82" style:family="table-cell">
      <style:table-cell-properties style:vertical-align="bottom" fo:padding-left="0.053cm" fo:padding-right="0.053cm" fo:padding-top="0cm" fo:padding-bottom="0cm" fo:border="none"/>
    </style:style>
    <style:style style:name="Tabla1.D82" style:family="table-cell">
      <style:table-cell-properties style:vertical-align="bottom" fo:padding-left="0.053cm" fo:padding-right="0.053cm" fo:padding-top="0cm" fo:padding-bottom="0cm" fo:border="none"/>
    </style:style>
    <style:style style:name="Tabla1.E8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8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83" style:family="table-cell">
      <style:table-cell-properties style:vertical-align="bottom" fo:padding-left="0.053cm" fo:padding-right="0.053cm" fo:padding-top="0cm" fo:padding-bottom="0cm" fo:border="none"/>
    </style:style>
    <style:style style:name="Tabla1.B8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83" style:family="table-cell">
      <style:table-cell-properties style:vertical-align="bottom" fo:padding-left="0.053cm" fo:padding-right="0.053cm" fo:padding-top="0cm" fo:padding-bottom="0cm" fo:border="none"/>
    </style:style>
    <style:style style:name="Tabla1.D8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8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8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84" style:family="table-cell">
      <style:table-cell-properties style:vertical-align="bottom" fo:padding-left="0.053cm" fo:padding-right="0.053cm" fo:padding-top="0cm" fo:padding-bottom="0cm" fo:border="none"/>
    </style:style>
    <style:style style:name="Tabla1.B8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84" style:family="table-cell">
      <style:table-cell-properties style:vertical-align="bottom" fo:padding-left="0.053cm" fo:padding-right="0.053cm" fo:padding-top="0cm" fo:padding-bottom="0cm" fo:border="none"/>
    </style:style>
    <style:style style:name="Tabla1.D8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8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8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85" style:family="table-cell">
      <style:table-cell-properties style:vertical-align="bottom" fo:padding-left="0.053cm" fo:padding-right="0.053cm" fo:padding-top="0cm" fo:padding-bottom="0cm" fo:border="none"/>
    </style:style>
    <style:style style:name="Tabla1.B8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85" style:family="table-cell">
      <style:table-cell-properties style:vertical-align="bottom" fo:padding-left="0.053cm" fo:padding-right="0.053cm" fo:padding-top="0cm" fo:padding-bottom="0cm" fo:border="none"/>
    </style:style>
    <style:style style:name="Tabla1.D8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8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8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86" style:family="table-cell">
      <style:table-cell-properties style:vertical-align="bottom" fo:padding-left="0.053cm" fo:padding-right="0.053cm" fo:padding-top="0cm" fo:padding-bottom="0cm" fo:border="none"/>
    </style:style>
    <style:style style:name="Tabla1.B8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86" style:family="table-cell">
      <style:table-cell-properties style:vertical-align="bottom" fo:padding-left="0.053cm" fo:padding-right="0.053cm" fo:padding-top="0cm" fo:padding-bottom="0cm" fo:border="none"/>
    </style:style>
    <style:style style:name="Tabla1.D8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8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8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87" style:family="table-cell">
      <style:table-cell-properties style:vertical-align="bottom" fo:padding-left="0.053cm" fo:padding-right="0.053cm" fo:padding-top="0cm" fo:padding-bottom="0cm" fo:border="none"/>
    </style:style>
    <style:style style:name="Tabla1.B8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87" style:family="table-cell">
      <style:table-cell-properties style:vertical-align="bottom" fo:padding-left="0.053cm" fo:padding-right="0.053cm" fo:padding-top="0cm" fo:padding-bottom="0cm" fo:border="none"/>
    </style:style>
    <style:style style:name="Tabla1.D87" style:family="table-cell">
      <style:table-cell-properties style:vertical-align="bottom" fo:padding-left="0.053cm" fo:padding-right="0.053cm" fo:padding-top="0cm" fo:padding-bottom="0cm" fo:border="none"/>
    </style:style>
    <style:style style:name="Tabla1.E8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8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88" style:family="table-cell">
      <style:table-cell-properties style:vertical-align="bottom" fo:padding-left="0.053cm" fo:padding-right="0.053cm" fo:padding-top="0cm" fo:padding-bottom="0cm" fo:border="none"/>
    </style:style>
    <style:style style:name="Tabla1.B8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88" style:family="table-cell">
      <style:table-cell-properties style:vertical-align="bottom" fo:padding-left="0.053cm" fo:padding-right="0.053cm" fo:padding-top="0cm" fo:padding-bottom="0cm" fo:border="none"/>
    </style:style>
    <style:style style:name="Tabla1.D8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8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8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89" style:family="table-cell">
      <style:table-cell-properties style:vertical-align="bottom" fo:padding-left="0.053cm" fo:padding-right="0.053cm" fo:padding-top="0cm" fo:padding-bottom="0cm" fo:border="none"/>
    </style:style>
    <style:style style:name="Tabla1.B8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89" style:family="table-cell">
      <style:table-cell-properties style:vertical-align="bottom" fo:padding-left="0.053cm" fo:padding-right="0.053cm" fo:padding-top="0cm" fo:padding-bottom="0cm" fo:border="none"/>
    </style:style>
    <style:style style:name="Tabla1.D89" style:family="table-cell">
      <style:table-cell-properties style:vertical-align="bottom" fo:padding-left="0.053cm" fo:padding-right="0.053cm" fo:padding-top="0cm" fo:padding-bottom="0cm" fo:border="none"/>
    </style:style>
    <style:style style:name="Tabla1.E8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8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90" style:family="table-cell">
      <style:table-cell-properties style:vertical-align="bottom" fo:padding-left="0.053cm" fo:padding-right="0.053cm" fo:padding-top="0cm" fo:padding-bottom="0cm" fo:border="none"/>
    </style:style>
    <style:style style:name="Tabla1.B9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90" style:family="table-cell">
      <style:table-cell-properties style:vertical-align="bottom" fo:padding-left="0.053cm" fo:padding-right="0.053cm" fo:padding-top="0cm" fo:padding-bottom="0cm" fo:border="none"/>
    </style:style>
    <style:style style:name="Tabla1.D9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9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9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91" style:family="table-cell">
      <style:table-cell-properties style:vertical-align="bottom" fo:padding-left="0.053cm" fo:padding-right="0.053cm" fo:padding-top="0cm" fo:padding-bottom="0cm" fo:border="none"/>
    </style:style>
    <style:style style:name="Tabla1.B9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91" style:family="table-cell">
      <style:table-cell-properties style:vertical-align="bottom" fo:padding-left="0.053cm" fo:padding-right="0.053cm" fo:padding-top="0cm" fo:padding-bottom="0cm" fo:border="none"/>
    </style:style>
    <style:style style:name="Tabla1.D9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9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9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92" style:family="table-cell">
      <style:table-cell-properties style:vertical-align="bottom" fo:padding-left="0.053cm" fo:padding-right="0.053cm" fo:padding-top="0cm" fo:padding-bottom="0cm" fo:border="none"/>
    </style:style>
    <style:style style:name="Tabla1.B9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92" style:family="table-cell">
      <style:table-cell-properties style:vertical-align="bottom" fo:padding-left="0.053cm" fo:padding-right="0.053cm" fo:padding-top="0cm" fo:padding-bottom="0cm" fo:border="none"/>
    </style:style>
    <style:style style:name="Tabla1.D9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9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9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93" style:family="table-cell">
      <style:table-cell-properties style:vertical-align="bottom" fo:padding-left="0.053cm" fo:padding-right="0.053cm" fo:padding-top="0cm" fo:padding-bottom="0cm" fo:border="none"/>
    </style:style>
    <style:style style:name="Tabla1.B9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93" style:family="table-cell">
      <style:table-cell-properties style:vertical-align="bottom" fo:padding-left="0.053cm" fo:padding-right="0.053cm" fo:padding-top="0cm" fo:padding-bottom="0cm" fo:border="none"/>
    </style:style>
    <style:style style:name="Tabla1.D9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9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9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94" style:family="table-cell">
      <style:table-cell-properties style:vertical-align="bottom" fo:padding-left="0.053cm" fo:padding-right="0.053cm" fo:padding-top="0cm" fo:padding-bottom="0cm" fo:border="none"/>
    </style:style>
    <style:style style:name="Tabla1.B9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94" style:family="table-cell">
      <style:table-cell-properties style:vertical-align="bottom" fo:padding-left="0.053cm" fo:padding-right="0.053cm" fo:padding-top="0cm" fo:padding-bottom="0cm" fo:border="none"/>
    </style:style>
    <style:style style:name="Tabla1.D9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9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9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95" style:family="table-cell">
      <style:table-cell-properties style:vertical-align="bottom" fo:padding-left="0.053cm" fo:padding-right="0.053cm" fo:padding-top="0cm" fo:padding-bottom="0cm" fo:border="none"/>
    </style:style>
    <style:style style:name="Tabla1.B9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95" style:family="table-cell">
      <style:table-cell-properties style:vertical-align="bottom" fo:padding-left="0.053cm" fo:padding-right="0.053cm" fo:padding-top="0cm" fo:padding-bottom="0cm" fo:border="none"/>
    </style:style>
    <style:style style:name="Tabla1.D9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9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9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96" style:family="table-cell">
      <style:table-cell-properties style:vertical-align="bottom" fo:padding-left="0.053cm" fo:padding-right="0.053cm" fo:padding-top="0cm" fo:padding-bottom="0cm" fo:border="none"/>
    </style:style>
    <style:style style:name="Tabla1.B9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96" style:family="table-cell">
      <style:table-cell-properties style:vertical-align="bottom" fo:padding-left="0.053cm" fo:padding-right="0.053cm" fo:padding-top="0cm" fo:padding-bottom="0cm" fo:border="none"/>
    </style:style>
    <style:style style:name="Tabla1.D9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9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9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97" style:family="table-cell">
      <style:table-cell-properties style:vertical-align="bottom" fo:padding-left="0.053cm" fo:padding-right="0.053cm" fo:padding-top="0cm" fo:padding-bottom="0cm" fo:border="none"/>
    </style:style>
    <style:style style:name="Tabla1.B9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97" style:family="table-cell">
      <style:table-cell-properties style:vertical-align="bottom" fo:padding-left="0.053cm" fo:padding-right="0.053cm" fo:padding-top="0cm" fo:padding-bottom="0cm" fo:border="none"/>
    </style:style>
    <style:style style:name="Tabla1.D9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9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9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98" style:family="table-cell">
      <style:table-cell-properties style:vertical-align="bottom" fo:padding-left="0.053cm" fo:padding-right="0.053cm" fo:padding-top="0cm" fo:padding-bottom="0cm" fo:border="none"/>
    </style:style>
    <style:style style:name="Tabla1.B9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98" style:family="table-cell">
      <style:table-cell-properties style:vertical-align="bottom" fo:padding-left="0.053cm" fo:padding-right="0.053cm" fo:padding-top="0cm" fo:padding-bottom="0cm" fo:border="none"/>
    </style:style>
    <style:style style:name="Tabla1.D98" style:family="table-cell">
      <style:table-cell-properties style:vertical-align="bottom" fo:padding-left="0.053cm" fo:padding-right="0.053cm" fo:padding-top="0cm" fo:padding-bottom="0cm" fo:border="none"/>
    </style:style>
    <style:style style:name="Tabla1.E9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9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99" style:family="table-cell">
      <style:table-cell-properties style:vertical-align="bottom" fo:padding-left="0.053cm" fo:padding-right="0.053cm" fo:padding-top="0cm" fo:padding-bottom="0cm" fo:border="none"/>
    </style:style>
    <style:style style:name="Tabla1.B9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99" style:family="table-cell">
      <style:table-cell-properties style:vertical-align="bottom" fo:padding-left="0.053cm" fo:padding-right="0.053cm" fo:padding-top="0cm" fo:padding-bottom="0cm" fo:border="none"/>
    </style:style>
    <style:style style:name="Tabla1.D9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9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9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100" style:family="table-cell">
      <style:table-cell-properties style:vertical-align="bottom" fo:padding-left="0.053cm" fo:padding-right="0.053cm" fo:padding-top="0cm" fo:padding-bottom="0cm" fo:border="none"/>
    </style:style>
    <style:style style:name="Tabla1.B10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100" style:family="table-cell">
      <style:table-cell-properties style:vertical-align="bottom" fo:padding-left="0.053cm" fo:padding-right="0.053cm" fo:padding-top="0cm" fo:padding-bottom="0cm" fo:border="none"/>
    </style:style>
    <style:style style:name="Tabla1.D10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10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10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101" style:family="table-cell">
      <style:table-cell-properties style:vertical-align="bottom" fo:padding-left="0.053cm" fo:padding-right="0.053cm" fo:padding-top="0cm" fo:padding-bottom="0cm" fo:border="none"/>
    </style:style>
    <style:style style:name="Tabla1.B10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101" style:family="table-cell">
      <style:table-cell-properties style:vertical-align="bottom" fo:padding-left="0.053cm" fo:padding-right="0.053cm" fo:padding-top="0cm" fo:padding-bottom="0cm" fo:border="none"/>
    </style:style>
    <style:style style:name="Tabla1.D10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10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10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102" style:family="table-cell">
      <style:table-cell-properties style:vertical-align="bottom" fo:padding-left="0.053cm" fo:padding-right="0.053cm" fo:padding-top="0cm" fo:padding-bottom="0cm" fo:border="none"/>
    </style:style>
    <style:style style:name="Tabla1.B10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102" style:family="table-cell">
      <style:table-cell-properties style:vertical-align="bottom" fo:padding-left="0.053cm" fo:padding-right="0.053cm" fo:padding-top="0cm" fo:padding-bottom="0cm" fo:border="none"/>
    </style:style>
    <style:style style:name="Tabla1.D10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10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10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103" style:family="table-cell">
      <style:table-cell-properties style:vertical-align="bottom" fo:padding-left="0.053cm" fo:padding-right="0.053cm" fo:padding-top="0cm" fo:padding-bottom="0cm" fo:border="none"/>
    </style:style>
    <style:style style:name="Tabla1.B10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103" style:family="table-cell">
      <style:table-cell-properties style:vertical-align="bottom" fo:padding-left="0.053cm" fo:padding-right="0.053cm" fo:padding-top="0cm" fo:padding-bottom="0cm" fo:border="none"/>
    </style:style>
    <style:style style:name="Tabla1.D10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10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10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104" style:family="table-cell">
      <style:table-cell-properties style:vertical-align="bottom" fo:padding-left="0.053cm" fo:padding-right="0.053cm" fo:padding-top="0cm" fo:padding-bottom="0cm" fo:border="none"/>
    </style:style>
    <style:style style:name="Tabla1.B10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104" style:family="table-cell">
      <style:table-cell-properties style:vertical-align="bottom" fo:padding-left="0.053cm" fo:padding-right="0.053cm" fo:padding-top="0cm" fo:padding-bottom="0cm" fo:border="none"/>
    </style:style>
    <style:style style:name="Tabla1.D10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10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10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105" style:family="table-cell">
      <style:table-cell-properties style:vertical-align="bottom" fo:padding-left="0.053cm" fo:padding-right="0.053cm" fo:padding-top="0cm" fo:padding-bottom="0cm" fo:border="none"/>
    </style:style>
    <style:style style:name="Tabla1.B10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105" style:family="table-cell">
      <style:table-cell-properties style:vertical-align="bottom" fo:padding-left="0.053cm" fo:padding-right="0.053cm" fo:padding-top="0cm" fo:padding-bottom="0cm" fo:border="none"/>
    </style:style>
    <style:style style:name="Tabla1.D10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10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10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106" style:family="table-cell">
      <style:table-cell-properties style:vertical-align="bottom" fo:padding-left="0.053cm" fo:padding-right="0.053cm" fo:padding-top="0cm" fo:padding-bottom="0cm" fo:border="none"/>
    </style:style>
    <style:style style:name="Tabla1.B10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106" style:family="table-cell">
      <style:table-cell-properties style:vertical-align="bottom" fo:padding-left="0.053cm" fo:padding-right="0.053cm" fo:padding-top="0cm" fo:padding-bottom="0cm" fo:border="none"/>
    </style:style>
    <style:style style:name="Tabla1.D106" style:family="table-cell">
      <style:table-cell-properties style:vertical-align="bottom" fo:padding-left="0.053cm" fo:padding-right="0.053cm" fo:padding-top="0cm" fo:padding-bottom="0cm" fo:border="none"/>
    </style:style>
    <style:style style:name="Tabla1.E10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10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107" style:family="table-cell">
      <style:table-cell-properties style:vertical-align="bottom" fo:padding-left="0.053cm" fo:padding-right="0.053cm" fo:padding-top="0cm" fo:padding-bottom="0cm" fo:border="none"/>
    </style:style>
    <style:style style:name="Tabla1.B10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107" style:family="table-cell">
      <style:table-cell-properties style:vertical-align="bottom" fo:padding-left="0.053cm" fo:padding-right="0.053cm" fo:padding-top="0cm" fo:padding-bottom="0cm" fo:border="none"/>
    </style:style>
    <style:style style:name="Tabla1.D10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10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10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108" style:family="table-cell">
      <style:table-cell-properties style:vertical-align="bottom" fo:padding-left="0.053cm" fo:padding-right="0.053cm" fo:padding-top="0cm" fo:padding-bottom="0cm" fo:border="none"/>
    </style:style>
    <style:style style:name="Tabla1.B10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108" style:family="table-cell">
      <style:table-cell-properties style:vertical-align="bottom" fo:padding-left="0.053cm" fo:padding-right="0.053cm" fo:padding-top="0cm" fo:padding-bottom="0cm" fo:border="none"/>
    </style:style>
    <style:style style:name="Tabla1.D10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10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10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109" style:family="table-cell">
      <style:table-cell-properties style:vertical-align="bottom" fo:padding-left="0.053cm" fo:padding-right="0.053cm" fo:padding-top="0cm" fo:padding-bottom="0cm" fo:border="none"/>
    </style:style>
    <style:style style:name="Tabla1.B10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109" style:family="table-cell">
      <style:table-cell-properties style:vertical-align="bottom" fo:padding-left="0.053cm" fo:padding-right="0.053cm" fo:padding-top="0cm" fo:padding-bottom="0cm" fo:border="none"/>
    </style:style>
    <style:style style:name="Tabla1.D109" style:family="table-cell">
      <style:table-cell-properties style:vertical-align="bottom" fo:padding-left="0.053cm" fo:padding-right="0.053cm" fo:padding-top="0cm" fo:padding-bottom="0cm" fo:border="none"/>
    </style:style>
    <style:style style:name="Tabla1.E10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10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110" style:family="table-cell">
      <style:table-cell-properties style:vertical-align="bottom" fo:padding-left="0.053cm" fo:padding-right="0.053cm" fo:padding-top="0cm" fo:padding-bottom="0cm" fo:border="none"/>
    </style:style>
    <style:style style:name="Tabla1.B11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110" style:family="table-cell">
      <style:table-cell-properties style:vertical-align="bottom" fo:padding-left="0.053cm" fo:padding-right="0.053cm" fo:padding-top="0cm" fo:padding-bottom="0cm" fo:border="none"/>
    </style:style>
    <style:style style:name="Tabla1.D11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11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11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111" style:family="table-cell">
      <style:table-cell-properties style:vertical-align="bottom" fo:padding-left="0.053cm" fo:padding-right="0.053cm" fo:padding-top="0cm" fo:padding-bottom="0cm" fo:border="none"/>
    </style:style>
    <style:style style:name="Tabla1.B11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111" style:family="table-cell">
      <style:table-cell-properties style:vertical-align="bottom" fo:padding-left="0.053cm" fo:padding-right="0.053cm" fo:padding-top="0cm" fo:padding-bottom="0cm" fo:border="none"/>
    </style:style>
    <style:style style:name="Tabla1.D11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11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11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112" style:family="table-cell">
      <style:table-cell-properties style:vertical-align="bottom" fo:padding-left="0.053cm" fo:padding-right="0.053cm" fo:padding-top="0cm" fo:padding-bottom="0cm" fo:border="none"/>
    </style:style>
    <style:style style:name="Tabla1.B11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112" style:family="table-cell">
      <style:table-cell-properties style:vertical-align="bottom" fo:padding-left="0.053cm" fo:padding-right="0.053cm" fo:padding-top="0cm" fo:padding-bottom="0cm" fo:border="none"/>
    </style:style>
    <style:style style:name="Tabla1.D112" style:family="table-cell">
      <style:table-cell-properties style:vertical-align="bottom" fo:padding-left="0.053cm" fo:padding-right="0.053cm" fo:padding-top="0cm" fo:padding-bottom="0cm" fo:border="none"/>
    </style:style>
    <style:style style:name="Tabla1.E11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11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113" style:family="table-cell">
      <style:table-cell-properties style:vertical-align="bottom" fo:padding-left="0.053cm" fo:padding-right="0.053cm" fo:padding-top="0cm" fo:padding-bottom="0cm" fo:border="none"/>
    </style:style>
    <style:style style:name="Tabla1.B11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113" style:family="table-cell">
      <style:table-cell-properties style:vertical-align="bottom" fo:padding-left="0.053cm" fo:padding-right="0.053cm" fo:padding-top="0cm" fo:padding-bottom="0cm" fo:border="none"/>
    </style:style>
    <style:style style:name="Tabla1.D113" style:family="table-cell">
      <style:table-cell-properties style:vertical-align="bottom" fo:padding-left="0.053cm" fo:padding-right="0.053cm" fo:padding-top="0cm" fo:padding-bottom="0cm" fo:border="none"/>
    </style:style>
    <style:style style:name="Tabla1.E11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11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114" style:family="table-cell">
      <style:table-cell-properties style:vertical-align="bottom" fo:padding-left="0.053cm" fo:padding-right="0.053cm" fo:padding-top="0cm" fo:padding-bottom="0cm" fo:border="none"/>
    </style:style>
    <style:style style:name="Tabla1.B11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114" style:family="table-cell">
      <style:table-cell-properties style:vertical-align="bottom" fo:padding-left="0.053cm" fo:padding-right="0.053cm" fo:padding-top="0cm" fo:padding-bottom="0cm" fo:border="none"/>
    </style:style>
    <style:style style:name="Tabla1.D11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11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11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115" style:family="table-cell">
      <style:table-cell-properties style:vertical-align="bottom" fo:padding-left="0.053cm" fo:padding-right="0.053cm" fo:padding-top="0cm" fo:padding-bottom="0cm" fo:border="none"/>
    </style:style>
    <style:style style:name="Tabla1.B11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115" style:family="table-cell">
      <style:table-cell-properties style:vertical-align="bottom" fo:padding-left="0.053cm" fo:padding-right="0.053cm" fo:padding-top="0cm" fo:padding-bottom="0cm" fo:border="none"/>
    </style:style>
    <style:style style:name="Tabla1.D11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11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11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116" style:family="table-cell">
      <style:table-cell-properties style:vertical-align="bottom" fo:padding-left="0.053cm" fo:padding-right="0.053cm" fo:padding-top="0cm" fo:padding-bottom="0cm" fo:border="none"/>
    </style:style>
    <style:style style:name="Tabla1.B11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116" style:family="table-cell">
      <style:table-cell-properties style:vertical-align="bottom" fo:padding-left="0.053cm" fo:padding-right="0.053cm" fo:padding-top="0cm" fo:padding-bottom="0cm" fo:border="none"/>
    </style:style>
    <style:style style:name="Tabla1.D11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11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11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117" style:family="table-cell">
      <style:table-cell-properties style:vertical-align="bottom" fo:padding-left="0.053cm" fo:padding-right="0.053cm" fo:padding-top="0cm" fo:padding-bottom="0cm" fo:border="none"/>
    </style:style>
    <style:style style:name="Tabla1.B11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117" style:family="table-cell">
      <style:table-cell-properties style:vertical-align="bottom" fo:padding-left="0.053cm" fo:padding-right="0.053cm" fo:padding-top="0cm" fo:padding-bottom="0cm" fo:border="none"/>
    </style:style>
    <style:style style:name="Tabla1.D117" style:family="table-cell">
      <style:table-cell-properties style:vertical-align="bottom" fo:padding-left="0.053cm" fo:padding-right="0.053cm" fo:padding-top="0cm" fo:padding-bottom="0cm" fo:border="none"/>
    </style:style>
    <style:style style:name="Tabla1.E11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11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118" style:family="table-cell">
      <style:table-cell-properties style:vertical-align="bottom" fo:padding-left="0.053cm" fo:padding-right="0.053cm" fo:padding-top="0cm" fo:padding-bottom="0cm" fo:border="none"/>
    </style:style>
    <style:style style:name="Tabla1.B11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118" style:family="table-cell">
      <style:table-cell-properties style:vertical-align="bottom" fo:padding-left="0.053cm" fo:padding-right="0.053cm" fo:padding-top="0cm" fo:padding-bottom="0cm" fo:border="none"/>
    </style:style>
    <style:style style:name="Tabla1.D11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11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11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119" style:family="table-cell">
      <style:table-cell-properties style:vertical-align="bottom" fo:padding-left="0.053cm" fo:padding-right="0.053cm" fo:padding-top="0cm" fo:padding-bottom="0cm" fo:border="none"/>
    </style:style>
    <style:style style:name="Tabla1.B11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119" style:family="table-cell">
      <style:table-cell-properties style:vertical-align="bottom" fo:padding-left="0.053cm" fo:padding-right="0.053cm" fo:padding-top="0cm" fo:padding-bottom="0cm" fo:border="none"/>
    </style:style>
    <style:style style:name="Tabla1.D11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11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11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120" style:family="table-cell">
      <style:table-cell-properties style:vertical-align="bottom" fo:padding-left="0.053cm" fo:padding-right="0.053cm" fo:padding-top="0cm" fo:padding-bottom="0cm" fo:border="none"/>
    </style:style>
    <style:style style:name="Tabla1.B12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120" style:family="table-cell">
      <style:table-cell-properties style:vertical-align="bottom" fo:padding-left="0.053cm" fo:padding-right="0.053cm" fo:padding-top="0cm" fo:padding-bottom="0cm" fo:border="none"/>
    </style:style>
    <style:style style:name="Tabla1.D12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12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12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121" style:family="table-cell">
      <style:table-cell-properties style:vertical-align="bottom" fo:padding-left="0.053cm" fo:padding-right="0.053cm" fo:padding-top="0cm" fo:padding-bottom="0cm" fo:border="none"/>
    </style:style>
    <style:style style:name="Tabla1.B12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121" style:family="table-cell">
      <style:table-cell-properties style:vertical-align="bottom" fo:padding-left="0.053cm" fo:padding-right="0.053cm" fo:padding-top="0cm" fo:padding-bottom="0cm" fo:border="none"/>
    </style:style>
    <style:style style:name="Tabla1.D12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12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12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122" style:family="table-cell">
      <style:table-cell-properties style:vertical-align="bottom" fo:padding-left="0.053cm" fo:padding-right="0.053cm" fo:padding-top="0cm" fo:padding-bottom="0cm" fo:border="none"/>
    </style:style>
    <style:style style:name="Tabla1.B12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122" style:family="table-cell">
      <style:table-cell-properties style:vertical-align="bottom" fo:padding-left="0.053cm" fo:padding-right="0.053cm" fo:padding-top="0cm" fo:padding-bottom="0cm" fo:border="none"/>
    </style:style>
    <style:style style:name="Tabla1.D12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12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12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123" style:family="table-cell">
      <style:table-cell-properties style:vertical-align="bottom" fo:padding-left="0.053cm" fo:padding-right="0.053cm" fo:padding-top="0cm" fo:padding-bottom="0cm" fo:border="none"/>
    </style:style>
    <style:style style:name="Tabla1.B12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123" style:family="table-cell">
      <style:table-cell-properties style:vertical-align="bottom" fo:padding-left="0.053cm" fo:padding-right="0.053cm" fo:padding-top="0cm" fo:padding-bottom="0cm" fo:border="none"/>
    </style:style>
    <style:style style:name="Tabla1.D123" style:family="table-cell">
      <style:table-cell-properties style:vertical-align="bottom" fo:padding-left="0.053cm" fo:padding-right="0.053cm" fo:padding-top="0cm" fo:padding-bottom="0cm" fo:border="none"/>
    </style:style>
    <style:style style:name="Tabla1.E12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12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124" style:family="table-cell">
      <style:table-cell-properties style:vertical-align="bottom" fo:padding-left="0.053cm" fo:padding-right="0.053cm" fo:padding-top="0cm" fo:padding-bottom="0cm" fo:border="none"/>
    </style:style>
    <style:style style:name="Tabla1.B12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124" style:family="table-cell">
      <style:table-cell-properties style:vertical-align="bottom" fo:padding-left="0.053cm" fo:padding-right="0.053cm" fo:padding-top="0cm" fo:padding-bottom="0cm" fo:border="none"/>
    </style:style>
    <style:style style:name="Tabla1.D124" style:family="table-cell">
      <style:table-cell-properties style:vertical-align="bottom" fo:padding-left="0.053cm" fo:padding-right="0.053cm" fo:padding-top="0cm" fo:padding-bottom="0cm" fo:border="none"/>
    </style:style>
    <style:style style:name="Tabla1.E12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12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125" style:family="table-cell">
      <style:table-cell-properties style:vertical-align="bottom" fo:padding-left="0.053cm" fo:padding-right="0.053cm" fo:padding-top="0cm" fo:padding-bottom="0cm" fo:border="none"/>
    </style:style>
    <style:style style:name="Tabla1.B12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125" style:family="table-cell">
      <style:table-cell-properties style:vertical-align="bottom" fo:padding-left="0.053cm" fo:padding-right="0.053cm" fo:padding-top="0cm" fo:padding-bottom="0cm" fo:border="none"/>
    </style:style>
    <style:style style:name="Tabla1.D125" style:family="table-cell">
      <style:table-cell-properties style:vertical-align="bottom" fo:padding-left="0.053cm" fo:padding-right="0.053cm" fo:padding-top="0cm" fo:padding-bottom="0cm" fo:border="none"/>
    </style:style>
    <style:style style:name="Tabla1.E12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12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126" style:family="table-cell">
      <style:table-cell-properties style:vertical-align="bottom" fo:padding-left="0.053cm" fo:padding-right="0.053cm" fo:padding-top="0cm" fo:padding-bottom="0cm" fo:border="none"/>
    </style:style>
    <style:style style:name="Tabla1.B12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126" style:family="table-cell">
      <style:table-cell-properties style:vertical-align="bottom" fo:padding-left="0.053cm" fo:padding-right="0.053cm" fo:padding-top="0cm" fo:padding-bottom="0cm" fo:border="none"/>
    </style:style>
    <style:style style:name="Tabla1.D12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12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12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127" style:family="table-cell">
      <style:table-cell-properties style:vertical-align="bottom" fo:padding-left="0.053cm" fo:padding-right="0.053cm" fo:padding-top="0cm" fo:padding-bottom="0cm" fo:border="none"/>
    </style:style>
    <style:style style:name="Tabla1.B12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127" style:family="table-cell">
      <style:table-cell-properties style:vertical-align="bottom" fo:padding-left="0.053cm" fo:padding-right="0.053cm" fo:padding-top="0cm" fo:padding-bottom="0cm" fo:border="none"/>
    </style:style>
    <style:style style:name="Tabla1.D127" style:family="table-cell">
      <style:table-cell-properties style:vertical-align="bottom" fo:padding-left="0.053cm" fo:padding-right="0.053cm" fo:padding-top="0cm" fo:padding-bottom="0cm" fo:border="none"/>
    </style:style>
    <style:style style:name="Tabla1.E12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12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128" style:family="table-cell">
      <style:table-cell-properties style:vertical-align="bottom" fo:padding-left="0.053cm" fo:padding-right="0.053cm" fo:padding-top="0cm" fo:padding-bottom="0cm" fo:border="none"/>
    </style:style>
    <style:style style:name="Tabla1.B12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128" style:family="table-cell">
      <style:table-cell-properties style:vertical-align="bottom" fo:padding-left="0.053cm" fo:padding-right="0.053cm" fo:padding-top="0cm" fo:padding-bottom="0cm" fo:border="none"/>
    </style:style>
    <style:style style:name="Tabla1.D12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12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12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129" style:family="table-cell">
      <style:table-cell-properties style:vertical-align="bottom" fo:padding-left="0.053cm" fo:padding-right="0.053cm" fo:padding-top="0cm" fo:padding-bottom="0cm" fo:border="none"/>
    </style:style>
    <style:style style:name="Tabla1.B12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129" style:family="table-cell">
      <style:table-cell-properties style:vertical-align="bottom" fo:padding-left="0.053cm" fo:padding-right="0.053cm" fo:padding-top="0cm" fo:padding-bottom="0cm" fo:border="none"/>
    </style:style>
    <style:style style:name="Tabla1.D12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12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12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130" style:family="table-cell">
      <style:table-cell-properties style:vertical-align="bottom" fo:padding-left="0.053cm" fo:padding-right="0.053cm" fo:padding-top="0cm" fo:padding-bottom="0cm" fo:border="none"/>
    </style:style>
    <style:style style:name="Tabla1.B13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130" style:family="table-cell">
      <style:table-cell-properties style:vertical-align="bottom" fo:padding-left="0.053cm" fo:padding-right="0.053cm" fo:padding-top="0cm" fo:padding-bottom="0cm" fo:border="none"/>
    </style:style>
    <style:style style:name="Tabla1.D130" style:family="table-cell">
      <style:table-cell-properties style:vertical-align="bottom" fo:padding-left="0.053cm" fo:padding-right="0.053cm" fo:padding-top="0cm" fo:padding-bottom="0cm" fo:border="none"/>
    </style:style>
    <style:style style:name="Tabla1.E13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13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131" style:family="table-cell">
      <style:table-cell-properties style:vertical-align="bottom" fo:padding-left="0.053cm" fo:padding-right="0.053cm" fo:padding-top="0cm" fo:padding-bottom="0cm" fo:border="none"/>
    </style:style>
    <style:style style:name="Tabla1.B13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131" style:family="table-cell">
      <style:table-cell-properties style:vertical-align="bottom" fo:padding-left="0.053cm" fo:padding-right="0.053cm" fo:padding-top="0cm" fo:padding-bottom="0cm" fo:border="none"/>
    </style:style>
    <style:style style:name="Tabla1.D13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13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13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132" style:family="table-cell">
      <style:table-cell-properties style:vertical-align="bottom" fo:padding-left="0.053cm" fo:padding-right="0.053cm" fo:padding-top="0cm" fo:padding-bottom="0cm" fo:border="none"/>
    </style:style>
    <style:style style:name="Tabla1.B13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132" style:family="table-cell">
      <style:table-cell-properties style:vertical-align="bottom" fo:padding-left="0.053cm" fo:padding-right="0.053cm" fo:padding-top="0cm" fo:padding-bottom="0cm" fo:border="none"/>
    </style:style>
    <style:style style:name="Tabla1.D13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13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13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133" style:family="table-cell">
      <style:table-cell-properties style:vertical-align="bottom" fo:padding-left="0.053cm" fo:padding-right="0.053cm" fo:padding-top="0cm" fo:padding-bottom="0cm" fo:border="none"/>
    </style:style>
    <style:style style:name="Tabla1.B13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133" style:family="table-cell">
      <style:table-cell-properties style:vertical-align="bottom" fo:padding-left="0.053cm" fo:padding-right="0.053cm" fo:padding-top="0cm" fo:padding-bottom="0cm" fo:border="none"/>
    </style:style>
    <style:style style:name="Tabla1.D13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13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13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134" style:family="table-cell">
      <style:table-cell-properties style:vertical-align="bottom" fo:padding-left="0.053cm" fo:padding-right="0.053cm" fo:padding-top="0cm" fo:padding-bottom="0cm" fo:border="none"/>
    </style:style>
    <style:style style:name="Tabla1.B13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134" style:family="table-cell">
      <style:table-cell-properties style:vertical-align="bottom" fo:padding-left="0.053cm" fo:padding-right="0.053cm" fo:padding-top="0cm" fo:padding-bottom="0cm" fo:border="none"/>
    </style:style>
    <style:style style:name="Tabla1.D13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13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13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135" style:family="table-cell">
      <style:table-cell-properties style:vertical-align="bottom" fo:padding-left="0.053cm" fo:padding-right="0.053cm" fo:padding-top="0cm" fo:padding-bottom="0cm" fo:border="none"/>
    </style:style>
    <style:style style:name="Tabla1.B13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135" style:family="table-cell">
      <style:table-cell-properties style:vertical-align="bottom" fo:padding-left="0.053cm" fo:padding-right="0.053cm" fo:padding-top="0cm" fo:padding-bottom="0cm" fo:border="none"/>
    </style:style>
    <style:style style:name="Tabla1.D135" style:family="table-cell">
      <style:table-cell-properties style:vertical-align="bottom" fo:padding-left="0.053cm" fo:padding-right="0.053cm" fo:padding-top="0cm" fo:padding-bottom="0cm" fo:border="none"/>
    </style:style>
    <style:style style:name="Tabla1.E13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13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136" style:family="table-cell">
      <style:table-cell-properties style:vertical-align="bottom" fo:padding-left="0.053cm" fo:padding-right="0.053cm" fo:padding-top="0cm" fo:padding-bottom="0cm" fo:border="none"/>
    </style:style>
    <style:style style:name="Tabla1.B13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136" style:family="table-cell">
      <style:table-cell-properties style:vertical-align="bottom" fo:padding-left="0.053cm" fo:padding-right="0.053cm" fo:padding-top="0cm" fo:padding-bottom="0cm" fo:border="none"/>
    </style:style>
    <style:style style:name="Tabla1.D13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13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13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137" style:family="table-cell">
      <style:table-cell-properties style:vertical-align="bottom" fo:padding-left="0.053cm" fo:padding-right="0.053cm" fo:padding-top="0cm" fo:padding-bottom="0cm" fo:border="none"/>
    </style:style>
    <style:style style:name="Tabla1.B13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137" style:family="table-cell">
      <style:table-cell-properties style:vertical-align="bottom" fo:padding-left="0.053cm" fo:padding-right="0.053cm" fo:padding-top="0cm" fo:padding-bottom="0cm" fo:border="none"/>
    </style:style>
    <style:style style:name="Tabla1.D13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13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13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138" style:family="table-cell">
      <style:table-cell-properties style:vertical-align="bottom" fo:padding-left="0.053cm" fo:padding-right="0.053cm" fo:padding-top="0cm" fo:padding-bottom="0cm" fo:border="none"/>
    </style:style>
    <style:style style:name="Tabla1.B13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138" style:family="table-cell">
      <style:table-cell-properties style:vertical-align="bottom" fo:padding-left="0.053cm" fo:padding-right="0.053cm" fo:padding-top="0cm" fo:padding-bottom="0cm" fo:border="none"/>
    </style:style>
    <style:style style:name="Tabla1.D13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13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13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139" style:family="table-cell">
      <style:table-cell-properties style:vertical-align="bottom" fo:padding-left="0.053cm" fo:padding-right="0.053cm" fo:padding-top="0cm" fo:padding-bottom="0cm" fo:border="none"/>
    </style:style>
    <style:style style:name="Tabla1.B13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139" style:family="table-cell">
      <style:table-cell-properties style:vertical-align="bottom" fo:padding-left="0.053cm" fo:padding-right="0.053cm" fo:padding-top="0cm" fo:padding-bottom="0cm" fo:border="none"/>
    </style:style>
    <style:style style:name="Tabla1.D13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13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13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140" style:family="table-cell">
      <style:table-cell-properties style:vertical-align="bottom" fo:padding-left="0.053cm" fo:padding-right="0.053cm" fo:padding-top="0cm" fo:padding-bottom="0cm" fo:border="none"/>
    </style:style>
    <style:style style:name="Tabla1.B14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140" style:family="table-cell">
      <style:table-cell-properties style:vertical-align="bottom" fo:padding-left="0.053cm" fo:padding-right="0.053cm" fo:padding-top="0cm" fo:padding-bottom="0cm" fo:border="none"/>
    </style:style>
    <style:style style:name="Tabla1.D14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14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14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141" style:family="table-cell">
      <style:table-cell-properties style:vertical-align="bottom" fo:padding-left="0.053cm" fo:padding-right="0.053cm" fo:padding-top="0cm" fo:padding-bottom="0cm" fo:border="none"/>
    </style:style>
    <style:style style:name="Tabla1.B141" style:family="table-cell">
      <style:table-cell-properties style:vertical-align="bottom" fo:padding-left="0.053cm" fo:padding-right="0.053cm" fo:padding-top="0cm" fo:padding-bottom="0cm" fo:border="none"/>
    </style:style>
    <style:style style:name="Tabla1.C141" style:family="table-cell">
      <style:table-cell-properties style:vertical-align="bottom" fo:padding-left="0.053cm" fo:padding-right="0.053cm" fo:padding-top="0cm" fo:padding-bottom="0cm" fo:border="none"/>
    </style:style>
    <style:style style:name="Tabla1.D141" style:family="table-cell">
      <style:table-cell-properties style:vertical-align="bottom" fo:padding-left="0.053cm" fo:padding-right="0.053cm" fo:padding-top="0cm" fo:padding-bottom="0cm" fo:border="none"/>
    </style:style>
    <style:style style:name="Tabla1.E141" style:family="table-cell">
      <style:table-cell-properties style:vertical-align="bottom" fo:padding-left="0.053cm" fo:padding-right="0.053cm" fo:padding-top="0cm" fo:padding-bottom="0cm" fo:border="none"/>
    </style:style>
    <style:style style:name="Tabla1.F141" style:family="table-cell">
      <style:table-cell-properties style:vertical-align="bottom" fo:padding-left="0.053cm" fo:padding-right="0.053cm" fo:padding-top="0cm" fo:padding-bottom="0cm" fo:border="none"/>
    </style:style>
    <style:style style:name="Tabla1.A142" style:family="table-cell">
      <style:table-cell-properties style:vertical-align="bottom" fo:padding-left="0.053cm" fo:padding-right="0.053cm" fo:padding-top="0cm" fo:padding-bottom="0cm" fo:border="none"/>
    </style:style>
    <style:style style:name="Tabla1.B142" style:family="table-cell">
      <style:table-cell-properties style:vertical-align="bottom" fo:padding-left="0.053cm" fo:padding-right="0.053cm" fo:padding-top="0cm" fo:padding-bottom="0cm" fo:border="none"/>
    </style:style>
    <style:style style:name="Tabla1.C142" style:family="table-cell">
      <style:table-cell-properties style:vertical-align="bottom" fo:padding-left="0.053cm" fo:padding-right="0.053cm" fo:padding-top="0cm" fo:padding-bottom="0cm" fo:border="none"/>
    </style:style>
    <style:style style:name="Tabla1.D142" style:family="table-cell">
      <style:table-cell-properties style:vertical-align="bottom" fo:padding-left="0.053cm" fo:padding-right="0.053cm" fo:padding-top="0cm" fo:padding-bottom="0cm" fo:border="none"/>
    </style:style>
    <style:style style:name="Tabla1.E142" style:family="table-cell">
      <style:table-cell-properties style:vertical-align="bottom" fo:padding-left="0.053cm" fo:padding-right="0.053cm" fo:padding-top="0cm" fo:padding-bottom="0cm" fo:border="none"/>
    </style:style>
    <style:style style:name="Tabla1.F14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List_20_Paragraph">
      <style:text-properties style:font-name="Futura light" fo:font-size="10pt" style:font-name-asian="Calibri1" style:font-size-asian="10pt" style:font-size-complex="11pt"/>
    </style:style>
    <style:style style:name="P2" style:family="paragraph" style:parent-style-name="List_20_Paragraph">
      <style:paragraph-properties fo:line-height="105%" fo:text-align="justify" style:justify-single-word="false"/>
      <style:text-properties style:font-name="Futura light" fo:font-size="10pt" style:font-name-asian="Calibri1" style:font-size-asian="10pt" style:font-size-complex="11pt"/>
    </style:style>
    <style:style style:name="P3" style:family="paragraph" style:parent-style-name="Standard">
      <style:paragraph-properties fo:line-height="105%" fo:text-align="justify" style:justify-single-word="false"/>
      <style:text-properties style:font-name="Futura-Light" fo:font-size="10pt" style:font-name-asian="Calibri1" style:font-size-asian="10pt" style:font-size-complex="11pt"/>
    </style:style>
    <style:style style:name="P4" style:family="paragraph" style:parent-style-name="Standard">
      <style:paragraph-properties fo:line-height="105%" fo:text-align="end" style:justify-single-word="false"/>
      <style:text-properties style:font-name="Futura-Light" fo:font-size="10pt" style:font-name-asian="Calibri1" style:font-size-asian="10pt" style:font-size-complex="11pt"/>
    </style:style>
    <style:style style:name="P5" style:family="paragraph" style:parent-style-name="Standard">
      <style:paragraph-properties fo:line-height="105%" fo:text-align="justify" style:justify-single-word="false"/>
      <style:text-properties style:font-name="Futura-Light" fo:font-size="10pt" fo:language="es" fo:country="EC" style:font-name-asian="Calibri1" style:font-size-asian="10pt" style:font-name-complex="Times New Roman1" style:font-size-complex="11pt"/>
    </style:style>
    <style:style style:name="P6" style:family="paragraph" style:parent-style-name="Standard">
      <style:paragraph-properties fo:line-height="105%" fo:text-align="justify" style:justify-single-word="false"/>
      <style:text-properties style:font-name="Futura-Light" fo:font-size="10pt" fo:language="es" fo:country="EC" fo:font-weight="bold" style:font-name-asian="Calibri1" style:font-size-asian="10pt" style:font-weight-asian="bold" style:font-name-complex="Times New Roman1" style:font-size-complex="11pt" style:font-weight-complex="bold"/>
    </style:style>
    <style:style style:name="P7" style:family="paragraph" style:parent-style-name="Standard">
      <style:paragraph-properties fo:line-height="105%" fo:text-align="justify" style:justify-single-word="false"/>
    </style:style>
    <style:style style:name="P8" style:family="paragraph" style:parent-style-name="Standard">
      <style:paragraph-properties fo:line-height="105%" fo:text-align="center" style:justify-single-word="false"/>
    </style:style>
    <style:style style:name="P9" style:family="paragraph" style:parent-style-name="Standard">
      <style:paragraph-properties fo:line-height="105%" fo:text-align="justify" style:justify-single-word="false"/>
      <style:text-properties style:font-name="Futura light" fo:font-size="10pt" style:font-name-asian="Calibri1" style:font-size-asian="10pt" style:font-size-complex="11pt"/>
    </style:style>
    <style:style style:name="P10" style:family="paragraph" style:parent-style-name="Standard">
      <style:paragraph-properties fo:line-height="105%" fo:text-align="justify" style:justify-single-word="false"/>
      <style:text-properties style:font-name="Futura light" fo:font-size="10pt" style:font-name-asian="Calibri1" style:font-size-asian="10pt"/>
    </style:style>
    <style:style style:name="P11" style:family="paragraph" style:parent-style-name="Standard">
      <style:paragraph-properties fo:line-height="105%" fo:text-align="center" style:justify-single-word="false"/>
      <style:text-properties style:font-name="Futura light" fo:font-size="10pt" style:font-name-asian="Calibri1" style:font-size-asian="10pt"/>
    </style:style>
    <style:style style:name="P12" style:family="paragraph" style:parent-style-name="Standard">
      <style:paragraph-properties fo:line-height="105%" fo:text-align="justify" style:justify-single-word="false"/>
      <style:text-properties style:font-name="Futura light" fo:font-size="10pt" officeooo:rsid="000adf9f" officeooo:paragraph-rsid="000adf9f" style:font-name-asian="Calibri1" style:font-size-asian="10pt"/>
    </style:style>
    <style:style style:name="P13" style:family="paragraph" style:parent-style-name="Standard">
      <style:text-properties style:font-name="Futura light" fo:font-size="10pt" fo:font-weight="bold" style:font-name-asian="Calibri1" style:font-size-asian="10pt" style:font-weight-asian="bold"/>
    </style:style>
    <style:style style:name="P14" style:family="paragraph" style:parent-style-name="Standard">
      <style:paragraph-properties fo:line-height="105%" fo:text-align="justify" style:justify-single-word="false"/>
      <style:text-properties style:font-name="Futura light" fo:font-size="10pt" fo:font-weight="bold" style:font-name-asian="Calibri1" style:font-size-asian="10pt" style:font-weight-asian="bold"/>
    </style:style>
    <style:style style:name="P15" style:family="paragraph" style:parent-style-name="Standard">
      <style:paragraph-properties fo:line-height="105%" fo:text-align="justify" style:justify-single-word="false"/>
      <style:text-properties style:font-name="Futura light" fo:font-size="10pt" fo:font-weight="bold" style:font-name-asian="Calibri1" style:font-size-asian="10pt" style:font-weight-asian="bold" style:font-weight-complex="bold"/>
    </style:style>
    <style:style style:name="P16" style:family="paragraph" style:parent-style-name="Standard">
      <style:paragraph-properties fo:text-align="center" style:justify-single-word="false">
        <style:tab-stops/>
      </style:paragraph-properties>
      <style:text-properties fo:color="#000000" fo:font-size="9pt" fo:font-weight="bold" officeooo:rsid="000bfaef" officeooo:paragraph-rsid="000bfaef" fo:background-color="transparent" style:font-size-asian="9pt" style:font-weight-asian="bold" style:font-size-complex="9pt" style:font-weight-complex="bold"/>
    </style:style>
    <style:style style:name="P17" style:family="paragraph" style:parent-style-name="Standard">
      <style:paragraph-properties fo:text-align="center" style:justify-single-word="false">
        <style:tab-stops/>
      </style:paragraph-properties>
      <style:text-properties fo:color="#000000" style:font-name="Geneva" fo:font-size="9pt" fo:language="es" fo:country="EC" fo:font-weight="bold" officeooo:rsid="00121358" officeooo:paragraph-rsid="00121358" fo:background-color="transparent" style:font-name-asian="Times New Roman1" style:font-size-asian="9pt" style:font-weight-asian="bold" style:font-name-complex="Times New Roman1" style:font-size-complex="9pt" style:font-weight-complex="bold"/>
    </style:style>
    <style:style style:name="P18" style:family="paragraph" style:parent-style-name="Standard_20__28_user_29_">
      <style:paragraph-properties fo:line-height="104%" fo:text-align="justify" style:justify-single-word="false"/>
      <style:text-properties style:font-name="Futura-Light" fo:font-size="10pt" fo:font-weight="normal" officeooo:rsid="001c471f" officeooo:paragraph-rsid="000adf9f" style:font-name-asian="Calibri1" style:font-size-asian="10pt" style:font-weight-asian="normal" style:font-size-complex="11pt" style:font-weight-complex="normal"/>
    </style:style>
    <style:style style:name="P19" style:family="paragraph" style:parent-style-name="Standard_20__28_user_29_">
      <style:paragraph-properties fo:line-height="104%" fo:text-align="justify" style:justify-single-word="false"/>
      <style:text-properties style:font-name="Futura-Light" fo:font-size="10pt" fo:font-weight="bold" officeooo:paragraph-rsid="000adf9f" style:font-name-asian="Calibri1" style:font-size-asian="10pt" style:font-weight-asian="bold" style:font-size-complex="11pt" style:font-weight-complex="bold"/>
    </style:style>
    <style:style style:name="P20" style:family="paragraph" style:parent-style-name="Standard_20__28_user_29_">
      <style:paragraph-properties fo:line-height="104%" fo:text-align="justify" style:justify-single-word="false"/>
      <style:text-properties style:font-name="Futura-Light" fo:font-size="10pt" officeooo:paragraph-rsid="000adf9f" style:font-name-asian="Calibri1" style:font-size-asian="10pt" style:font-size-complex="11pt"/>
    </style:style>
    <style:style style:name="P21" style:family="paragraph" style:parent-style-name="Table_20_Contents">
      <style:text-properties fo:color="#000000" fo:font-size="9pt" style:font-size-asian="9pt" style:font-size-complex="9pt"/>
    </style:style>
    <style:style style:name="P22" style:family="paragraph" style:parent-style-name="Table_20_Contents">
      <style:paragraph-properties fo:text-align="start" style:justify-single-word="false"/>
      <style:text-properties fo:color="#000000" fo:font-size="9pt" style:font-size-asian="9pt" style:font-size-complex="9pt"/>
    </style:style>
    <style:style style:name="P23" style:family="paragraph" style:parent-style-name="Table_20_Contents">
      <style:paragraph-properties fo:text-align="end" style:justify-single-word="false"/>
      <style:text-properties fo:color="#000000" fo:font-size="9pt" style:font-size-asian="9pt" style:font-size-complex="9pt"/>
    </style:style>
    <style:style style:name="P24" style:family="paragraph" style:parent-style-name="Table_20_Contents">
      <style:text-properties fo:color="#000000" fo:font-size="9pt" officeooo:rsid="00121358" officeooo:paragraph-rsid="00121358" style:font-size-asian="9pt" style:font-size-complex="9pt"/>
    </style:style>
    <style:style style:name="P25" style:family="paragraph" style:parent-style-name="Table_20_Contents">
      <style:text-properties fo:color="#000000" fo:font-size="9pt" fo:font-weight="bold" officeooo:rsid="00121358" officeooo:paragraph-rsid="00121358" style:font-size-asian="9pt" style:font-weight-asian="bold" style:font-size-complex="9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fo:color="#000000" fo:font-size="9pt" fo:font-weight="bold" style:font-size-asian="9pt" style:font-weight-asian="bold" style:font-size-complex="9pt" style:font-weight-complex="bold"/>
    </style:style>
    <style:style style:name="P27" style:family="paragraph" style:parent-style-name="Table_20_Contents">
      <style:text-properties fo:font-size="9pt" style:font-size-asian="9pt" style:font-size-complex="9pt"/>
    </style:style>
    <style:style style:name="P28" style:family="paragraph" style:parent-style-name="Standard" style:master-page-name="Standard">
      <style:paragraph-properties fo:line-height="105%" fo:text-align="end" style:justify-single-word="false" style:page-number="auto"/>
      <style:text-properties style:font-name="Futura-Light" fo:font-size="10pt" style:font-name-asian="Calibri1" style:font-size-asian="10pt" style:font-size-complex="11pt"/>
    </style:style>
    <style:style style:name="P29" style:family="paragraph" style:parent-style-name="Standard" style:master-page-name="Converted1">
      <style:paragraph-properties fo:line-height="105%" fo:text-align="justify" style:justify-single-word="false" style:page-number="auto"/>
    </style:style>
    <style:style style:name="P30" style:family="paragraph" style:parent-style-name="List_20_Paragraph" style:list-style-name="WWNum4">
      <style:paragraph-properties fo:line-height="105%" fo:text-align="justify" style:justify-single-word="false"/>
    </style:style>
    <style:style style:name="P31" style:family="paragraph" style:parent-style-name="List_20_Paragraph" style:list-style-name="WWNum4">
      <style:paragraph-properties fo:line-height="105%" fo:text-align="justify" style:justify-single-word="false"/>
      <style:text-properties style:font-name="Futura light" fo:font-size="10pt" style:font-name-asian="Calibri1" style:font-size-asian="10pt" style:font-size-complex="11pt"/>
    </style:style>
    <style:style style:name="P32" style:family="paragraph" style:parent-style-name="Standard_20__28_user_29_">
      <style:paragraph-properties fo:line-height="104%" fo:text-align="justify" style:justify-single-word="false"/>
      <style:text-properties style:font-name="Futura-Light" fo:font-size="10pt" fo:font-weight="normal" officeooo:rsid="000adf9f" officeooo:paragraph-rsid="0013c3fe" style:font-name-asian="Calibri1" style:font-size-asian="10pt" style:font-weight-asian="normal" style:font-size-complex="11pt" style:font-weight-complex="normal"/>
    </style:style>
    <style:style style:name="P33" style:family="paragraph" style:parent-style-name="Standard_20__28_user_29_">
      <style:paragraph-properties fo:line-height="104%" fo:text-align="justify" style:justify-single-word="false"/>
      <style:text-properties style:font-name="Futura-Light" fo:font-size="10pt" fo:font-weight="normal" officeooo:rsid="0012d4cf" officeooo:paragraph-rsid="0013c3fe" style:font-name-asian="Calibri1" style:font-size-asian="10pt" style:font-weight-asian="normal" style:font-size-complex="11pt" style:font-weight-complex="normal"/>
    </style:style>
    <style:style style:name="P34" style:family="paragraph" style:parent-style-name="Standard_20__28_user_29_">
      <style:paragraph-properties fo:line-height="104%" fo:text-align="justify" style:justify-single-word="false"/>
      <style:text-properties style:font-name="Futura-Light" fo:font-size="10pt" fo:font-weight="bold" officeooo:rsid="001c471f" officeooo:paragraph-rsid="0013c3fe" style:font-name-asian="Calibri1" style:font-size-asian="10pt" style:font-weight-asian="bold" style:font-size-complex="11pt" style:font-weight-complex="bold"/>
    </style:style>
    <style:style style:name="T1" style:family="text">
      <style:text-properties style:font-name="Futura light" fo:font-size="10pt" style:font-name-asian="Calibri1" style:font-size-asian="10pt"/>
    </style:style>
    <style:style style:name="T2" style:family="text">
      <style:text-properties style:font-name="Futura light" fo:font-size="10pt" style:font-name-asian="Calibri1" style:font-size-asian="10pt" style:font-size-complex="11pt"/>
    </style:style>
    <style:style style:name="T3" style:family="text">
      <style:text-properties style:font-name="Futura light" fo:font-size="10pt" officeooo:rsid="000adf9f" style:font-name-asian="Calibri1" style:font-size-asian="10pt" style:font-size-complex="11pt"/>
    </style:style>
    <style:style style:name="T4" style:family="text">
      <style:text-properties style:font-name="Futura light" fo:font-size="10pt" officeooo:rsid="000adf9f" style:font-name-asian="Calibri1" style:font-size-asian="10pt"/>
    </style:style>
    <style:style style:name="T5" style:family="text">
      <style:text-properties style:font-name="Futura light" fo:font-size="10pt" fo:font-weight="bold" style:font-name-asian="Calibri1" style:font-size-asian="10pt" style:font-weight-asian="bold"/>
    </style:style>
    <style:style style:name="T6" style:family="text">
      <style:text-properties style:font-name="Futura light" fo:font-size="10pt" fo:font-weight="bold" style:font-name-asian="Calibri1" style:font-size-asian="10pt" style:font-weight-asian="bold" style:font-size-complex="11pt"/>
    </style:style>
    <style:style style:name="T7" style:family="text">
      <style:text-properties style:font-name="Futura light" fo:font-size="10pt" fo:font-weight="bold" officeooo:rsid="000adf9f" style:font-name-asian="Calibri1" style:font-size-asian="10pt" style:font-weight-asian="bold" style:font-size-complex="11pt" style:font-weight-complex="bold"/>
    </style:style>
    <style:style style:name="T8" style:family="text">
      <style:text-properties style:font-name="Futura light" fo:font-size="10pt" fo:font-weight="bold" officeooo:rsid="000adf9f" style:font-name-asian="Calibri1" style:font-size-asian="10pt" style:font-weight-asian="bold" style:font-size-complex="11pt"/>
    </style:style>
    <style:style style:name="T9" style:family="text">
      <style:text-properties style:font-name="Futura light" fo:font-size="10pt" fo:language="es" fo:country="EC" fo:font-weight="bold" officeooo:rsid="000adf9f" style:font-name-asian="Calibri1" style:font-size-asian="10pt" style:font-weight-asian="bold" style:font-name-complex="Times New Roman1" style:font-size-complex="11pt"/>
    </style:style>
    <style:style style:name="T10" style:family="text">
      <style:text-properties style:font-name="Futura light" fo:font-size="10pt" fo:language="es" fo:country="EC" fo:font-weight="bold" officeooo:rsid="00111645" style:font-name-asian="Calibri1" style:font-size-asian="10pt" style:font-weight-asian="bold" style:font-name-complex="Times New Roman1" style:font-size-complex="11pt"/>
    </style:style>
    <style:style style:name="T11" style:family="text">
      <style:text-properties style:font-name="Futura light" fo:font-size="10pt" fo:language="es" fo:country="EC" officeooo:rsid="000adf9f" style:font-name-asian="Calibri1" style:font-size-asian="10pt" style:font-name-complex="Times New Roman1" style:font-size-complex="10pt"/>
    </style:style>
    <style:style style:name="T12" style:family="text">
      <style:text-properties officeooo:rsid="001c471f"/>
    </style:style>
    <style:style style:name="T13" style:family="text">
      <style:text-properties officeooo:rsid="0012d4cf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/>
      <text:p text:style-name="P4">Guayaquil, 30 de noviembre del 2020.</text:p>
      <text:p text:style-name="P3"/>
      <text:p text:style-name="P3"/>
      <text:p text:style-name="P3">Señores</text:p>
      <text:p text:style-name="P6">INDUSTRIAL PESQUERA SANTA PRISCILA S.A.</text:p>
      <text:p text:style-name="P5">Km 5.5 Vía Daule</text:p>
      <text:p text:style-name="P5">Teléfono: 04-600 5231</text:p>
      <text:p text:style-name="P3">Ciudad</text:p>
      <text:p text:style-name="P3"/>
      <text:p text:style-name="P9"><text:bookmark-start text:name="_Hlk57899765"/>De nuestras consideraciones,</text:p>
      <text:p text:style-name="P9"/>
      <text:p text:style-name="P7"><text:span text:style-name="T2">En relación con la auditoría independiente de los estados financieros de </text:span><text:span text:style-name="T7">GRAFIMPAC S.A.</text:span><text:span text:style-name="T3"> </text:span><text:span text:style-name="T2">que está siendo llevada a cabo por nuestros auditores externos </text:span><text:span text:style-name="T6">CPAALMEIDA CIA. LTDA.</text:span><text:span text:style-name="T2">, por el año que terminará el 31 de diciembre del 202</text:span><text:span text:style-name="T3">1</text:span><text:span text:style-name="T2">, por medio del presente nos permitimos solicitar se sirvan confirmar, directamente a ellos, la siguiente información:</text:span></text:p>
      <text:p text:style-name="P9"/>
      <text:list xml:id="list1469119756" text:style-name="WWNum4">
        <text:list-item>
          <text:p text:style-name="P30"><text:span text:style-name="T2">Según los estados financieros de nuestra Compañía, </text:span><text:span text:style-name="T6">al 31 </text:span><text:span text:style-name="T8">S</text:span><text:span text:style-name="T9">EPTIEMBRE</text:span><text:span text:style-name="T6"> del 202</text:span><text:span text:style-name="T8">1</text:span><text:span text:style-name="T2"> mantenemos un saldo a cobrar que asciende a </text:span><text:span text:style-name="T6">US$ </text:span><text:span text:style-name="T10">1.119.910,65</text:span><text:span text:style-name="T2"> Favor confirmar a nuestros Auditores su conformidad con este importe adeudado y, si hubiere alguna discrepancia, sírvanse proporcionarle sus observaciones al respecto.</text:span></text:p>
        </text:list-item>
      </text:list>
      <text:p text:style-name="P2"/>
      <text:list xml:id="list121122469117285" text:continue-numbering="true" text:style-name="WWNum4">
        <text:list-item>
          <text:p text:style-name="P30"><text:span text:style-name="T2">Con la presente comunicación les remitimos un estado de cuenta que contiene el detalle de todas las facturas por ventas emitidas a ustedes durante el año 202</text:span><text:span text:style-name="T3">1</text:span><text:span text:style-name="T2">. Sírvanse confirmar su conformidad con tales transacciones o, alternativamente, enviar a nuestros Auditores su detalle de compras o transacciones totales realizadas con nosotros durante el presente año.</text:span></text:p>
        </text:list-item>
      </text:list>
      <text:p text:style-name="P1"/>
      <text:list xml:id="list121121395978418" text:continue-numbering="true" text:style-name="WWNum4">
        <text:list-item>
          <text:p text:style-name="P31">Cualquier otra información que consideren importante para propósitos de la auditoría independiente, tal como anticipos pagados, condiciones de pago, etc.</text:p>
        </text:list-item>
      </text:list>
      <text:p text:style-name="P9"/>
      <text:p text:style-name="P10">Agradecemos remitir su respuesta directamente a nuestros auditores externos:</text:p>
      <text:p text:style-name="P10"/>
      <text:p text:style-name="P8"><text:span text:style-name="T5">CPAALMEIDA CIA. LTDA.</text:span><text:span text:style-name="T1">,</text:span></text:p>
      <text:p text:style-name="P11">Torres del Mall, Centro Comercial Mall del Sol, Torre B, Piso 4</text:p>
      <text:p text:style-name="P11">Teléfono 098-723-9800</text:p>
      <text:p text:style-name="P10"/>
      <text:p text:style-name="P7"><text:span text:style-name="T1">Para agilizar el proceso, esta información puede ser enviada por correo electrónico a </text:span><text:a xlink:type="simple" xlink:href="mailto:calmeida@cpalmeida.com" text:style-name="Internet_20_link" text:visited-style-name="Visited_20_Internet_20_Link"><text:span text:style-name="Internet_20_link"><text:span text:style-name="T1">calmeida@cpalmeida.com</text:span></text:span></text:a><text:span text:style-name="T1"> mientras las respuestas originales son recibidas por nuestros auditores independientes.</text:span></text:p>
      <text:p text:style-name="P10"/>
      <text:p text:style-name="P10">Atentamente,</text:p>
      <text:p text:style-name="P12"/>
      <text:p text:style-name="P19">Graficas Impacto GRAFIMPAC S.A.</text:p>
      <text:p text:style-name="P20"/>
      <text:p text:style-name="P20"/>
      <text:p text:style-name="P20"/>
      <text:p text:style-name="P20"/>
      <text:p text:style-name="P20"/>
      <text:p text:style-name="P34">JOSE <text:span text:style-name="T13">XAVIER ORBEA ARELLANO</text:span></text:p>
      <text:p text:style-name="P33">Presidente</text:p>
      <text:p text:style-name="P32"><text:bookmark-start text:name="_Hlk57801554"/>RUC: <text:bookmark-end text:name="_Hlk57801554"/><text:span text:style-name="T12">0991126864001</text:span></text:p>
      <text:p text:style-name="P15"><text:bookmark-end text:name="_Hlk57899765"/></text:p>
      <text:p text:style-name="P29"><text:span text:style-name="T1">Detalle de transacciones realizadas hasta </text:span><text:span text:style-name="T11">Septiembre</text:span><text:span text:style-name="T1"> del 202</text:span><text:span text:style-name="T4">1</text:span><text:span text:style-name="T1">.</text:span></text:p>
      <text:p text:style-name="P7"><text:span text:style-name="T1">Para propósito de Auditoria Externa de </text:span><text:span text:style-name="T11">GRAFIMPAC</text:span><text:span text:style-name="T1"> S.A.</text:span></text:p>
      <text:p text:style-name="P14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16">Tipo</text:p>
          </table:table-cell>
          <table:table-cell table:style-name="Tabla1.A1" office:value-type="string">
            <text:p text:style-name="P16">Doc.</text:p>
          </table:table-cell>
          <table:table-cell table:style-name="Tabla1.A1" office:value-type="string">
            <text:p text:style-name="P16">Fecha</text:p>
          </table:table-cell>
          <table:table-cell table:style-name="Tabla1.A1" office:value-type="string">
            <text:p text:style-name="P17">Detalle</text:p>
          </table:table-cell>
          <table:table-cell table:style-name="Tabla1.A1" office:value-type="string">
            <text:p text:style-name="P17">Facturado</text:p>
          </table:table-cell>
          <table:table-cell table:style-name="Tabla1.A1" office:value-type="string">
            <text:p text:style-name="P17">Saldo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2" office:value-type="float" office:value="64774">
            <text:p text:style-name="P23">64774</text:p>
          </table:table-cell>
          <table:table-cell table:style-name="Tabla1.C142" office:value-type="string">
            <text:p text:style-name="P22">2019.02.11</text:p>
          </table:table-cell>
          <table:table-cell table:style-name="Tabla1.D2" office:value-type="float" office:value="124288">
            <text:p text:style-name="P22">124288</text:p>
          </table:table-cell>
          <table:table-cell table:style-name="Tabla1.E2" office:value-type="float" office:value="836.37">
            <text:p text:style-name="P23">836.37</text:p>
          </table:table-cell>
          <table:table-cell table:style-name="Tabla1.F2" office:value-type="float" office:value="-0.01">
            <text:p text:style-name="P23">-0.01</text:p>
          </table:table-cell>
        </table:table-row>
        <table:table-row table:style-name="Tabla1.1">
          <table:table-cell table:style-name="Tabla1.A142" office:value-type="string">
            <text:p text:style-name="P22">DC </text:p>
          </table:table-cell>
          <table:table-cell table:style-name="Tabla1.B3" office:value-type="float" office:value="814">
            <text:p text:style-name="P23">814</text:p>
          </table:table-cell>
          <table:table-cell table:style-name="Tabla1.C142" office:value-type="string">
            <text:p text:style-name="P22">2015.12.16</text:p>
          </table:table-cell>
          <table:table-cell table:style-name="Tabla1.D142" office:value-type="string">
            <text:p text:style-name="P22">AJUSTE DE SALDO A FAVOR </text:p>
          </table:table-cell>
          <table:table-cell table:style-name="Tabla1.E3" office:value-type="float" office:value="2.91">
            <text:p text:style-name="P23">2.91</text:p>
          </table:table-cell>
          <table:table-cell table:style-name="Tabla1.F3" office:value-type="float" office:value="2.91">
            <text:p text:style-name="P23">2.91</text:p>
          </table:table-cell>
        </table:table-row>
        <table:table-row table:style-name="Tabla1.1">
          <table:table-cell table:style-name="Tabla1.A142" office:value-type="string">
            <text:p text:style-name="P22">DC </text:p>
          </table:table-cell>
          <table:table-cell table:style-name="Tabla1.B4" office:value-type="float" office:value="815">
            <text:p text:style-name="P23">815</text:p>
          </table:table-cell>
          <table:table-cell table:style-name="Tabla1.C142" office:value-type="string">
            <text:p text:style-name="P22">2015.12.16</text:p>
          </table:table-cell>
          <table:table-cell table:style-name="Tabla1.D142" office:value-type="string">
            <text:p text:style-name="P22">AJUSTE DE SALDO A FAVOR </text:p>
          </table:table-cell>
          <table:table-cell table:style-name="Tabla1.E4" office:value-type="float" office:value="56.45">
            <text:p text:style-name="P23">56.45</text:p>
          </table:table-cell>
          <table:table-cell table:style-name="Tabla1.F4" office:value-type="float" office:value="56.45">
            <text:p text:style-name="P23">56.45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5" office:value-type="float" office:value="51511">
            <text:p text:style-name="P23">51511</text:p>
          </table:table-cell>
          <table:table-cell table:style-name="Tabla1.C142" office:value-type="string">
            <text:p text:style-name="P22">2016.01.26</text:p>
          </table:table-cell>
          <table:table-cell table:style-name="Tabla1.D5" office:value-type="float" office:value="105335">
            <text:p text:style-name="P22">105335</text:p>
          </table:table-cell>
          <table:table-cell table:style-name="Tabla1.E5" office:value-type="float" office:value="650">
            <text:p text:style-name="P23">650</text:p>
          </table:table-cell>
          <table:table-cell table:style-name="Tabla1.F5" office:value-type="float" office:value="-6.5">
            <text:p text:style-name="P23">-6.5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6" office:value-type="float" office:value="42018">
            <text:p text:style-name="P23">42018</text:p>
          </table:table-cell>
          <table:table-cell table:style-name="Tabla1.C142" office:value-type="string">
            <text:p text:style-name="P22">2014.02.17</text:p>
          </table:table-cell>
          <table:table-cell table:style-name="Tabla1.D142" office:value-type="string">
            <text:p text:style-name="P22">GUIA: 93539 </text:p>
          </table:table-cell>
          <table:table-cell table:style-name="Tabla1.E6" office:value-type="float" office:value="1630.43">
            <text:p text:style-name="P23">1630.43</text:p>
          </table:table-cell>
          <table:table-cell table:style-name="Tabla1.F6" office:value-type="float" office:value="-2.91">
            <text:p text:style-name="P23">-2.91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7" office:value-type="float" office:value="46393">
            <text:p text:style-name="P23">46393</text:p>
          </table:table-cell>
          <table:table-cell table:style-name="Tabla1.C142" office:value-type="string">
            <text:p text:style-name="P22">2014.12.11</text:p>
          </table:table-cell>
          <table:table-cell table:style-name="Tabla1.D7" office:value-type="float" office:value="98886">
            <text:p text:style-name="P22">98886</text:p>
          </table:table-cell>
          <table:table-cell table:style-name="Tabla1.E7" office:value-type="float" office:value="5644.8">
            <text:p text:style-name="P23">5644.8</text:p>
          </table:table-cell>
          <table:table-cell table:style-name="Tabla1.F7" office:value-type="float" office:value="-56.45">
            <text:p text:style-name="P23">-56.45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8" office:value-type="float" office:value="68642">
            <text:p text:style-name="P23">68642</text:p>
          </table:table-cell>
          <table:table-cell table:style-name="Tabla1.C142" office:value-type="string">
            <text:p text:style-name="P22">2019.12.20</text:p>
          </table:table-cell>
          <table:table-cell table:style-name="Tabla1.D142" office:value-type="string">
            <text:p text:style-name="P27"/>
          </table:table-cell>
          <table:table-cell table:style-name="Tabla1.E8" office:value-type="float" office:value="58161.62">
            <text:p text:style-name="P23">58161.62</text:p>
          </table:table-cell>
          <table:table-cell table:style-name="Tabla1.F8" office:value-type="float" office:value="-581.62">
            <text:p text:style-name="P23">-581.62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9" office:value-type="float" office:value="74874">
            <text:p text:style-name="P23">74874</text:p>
          </table:table-cell>
          <table:table-cell table:style-name="Tabla1.C142" office:value-type="string">
            <text:p text:style-name="P22">2021.05.31</text:p>
          </table:table-cell>
          <table:table-cell table:style-name="Tabla1.D9" office:value-type="float" office:value="136832">
            <text:p text:style-name="P22">136832</text:p>
          </table:table-cell>
          <table:table-cell table:style-name="Tabla1.E9" office:value-type="float" office:value="1411.98">
            <text:p text:style-name="P23">1411.98</text:p>
          </table:table-cell>
          <table:table-cell table:style-name="Tabla1.F9" office:value-type="float" office:value="1238.64">
            <text:p text:style-name="P23">1238.64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10" office:value-type="float" office:value="74925">
            <text:p text:style-name="P23">74925</text:p>
          </table:table-cell>
          <table:table-cell table:style-name="Tabla1.C142" office:value-type="string">
            <text:p text:style-name="P22">2021.06.02</text:p>
          </table:table-cell>
          <table:table-cell table:style-name="Tabla1.D142" office:value-type="string">
            <text:p text:style-name="P22">136833-136856 </text:p>
          </table:table-cell>
          <table:table-cell table:style-name="Tabla1.E10" office:value-type="float" office:value="521.36">
            <text:p text:style-name="P23">521.36</text:p>
          </table:table-cell>
          <table:table-cell table:style-name="Tabla1.F10" office:value-type="float" office:value="457.35">
            <text:p text:style-name="P23">457.35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11" office:value-type="float" office:value="74926">
            <text:p text:style-name="P23">74926</text:p>
          </table:table-cell>
          <table:table-cell table:style-name="Tabla1.C142" office:value-type="string">
            <text:p text:style-name="P22">2021.06.02</text:p>
          </table:table-cell>
          <table:table-cell table:style-name="Tabla1.D11" office:value-type="float" office:value="136892">
            <text:p text:style-name="P22">136892</text:p>
          </table:table-cell>
          <table:table-cell table:style-name="Tabla1.E11" office:value-type="float" office:value="4004">
            <text:p text:style-name="P23">4004</text:p>
          </table:table-cell>
          <table:table-cell table:style-name="Tabla1.F11" office:value-type="float" office:value="3933.93">
            <text:p text:style-name="P23">3933.93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12" office:value-type="float" office:value="74929">
            <text:p text:style-name="P23">74929</text:p>
          </table:table-cell>
          <table:table-cell table:style-name="Tabla1.C142" office:value-type="string">
            <text:p text:style-name="P22">2021.06.03</text:p>
          </table:table-cell>
          <table:table-cell table:style-name="Tabla1.D12" office:value-type="float" office:value="136879">
            <text:p text:style-name="P22">136879</text:p>
          </table:table-cell>
          <table:table-cell table:style-name="Tabla1.E12" office:value-type="float" office:value="11700.8">
            <text:p text:style-name="P23">11700.8</text:p>
          </table:table-cell>
          <table:table-cell table:style-name="Tabla1.F12" office:value-type="float" office:value="11496.04">
            <text:p text:style-name="P23">11496.04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13" office:value-type="float" office:value="74936">
            <text:p text:style-name="P23">74936</text:p>
          </table:table-cell>
          <table:table-cell table:style-name="Tabla1.C142" office:value-type="string">
            <text:p text:style-name="P22">2021.06.04</text:p>
          </table:table-cell>
          <table:table-cell table:style-name="Tabla1.D13" office:value-type="float" office:value="136906">
            <text:p text:style-name="P22">136906</text:p>
          </table:table-cell>
          <table:table-cell table:style-name="Tabla1.E13" office:value-type="float" office:value="2031.84">
            <text:p text:style-name="P23">2031.84</text:p>
          </table:table-cell>
          <table:table-cell table:style-name="Tabla1.F13" office:value-type="float" office:value="1996.28">
            <text:p text:style-name="P23">1996.28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14" office:value-type="float" office:value="74942">
            <text:p text:style-name="P23">74942</text:p>
          </table:table-cell>
          <table:table-cell table:style-name="Tabla1.C142" office:value-type="string">
            <text:p text:style-name="P22">2021.06.04</text:p>
          </table:table-cell>
          <table:table-cell table:style-name="Tabla1.D14" office:value-type="float" office:value="136900">
            <text:p text:style-name="P22">136900</text:p>
          </table:table-cell>
          <table:table-cell table:style-name="Tabla1.E14" office:value-type="float" office:value="2211.98">
            <text:p text:style-name="P23">2211.98</text:p>
          </table:table-cell>
          <table:table-cell table:style-name="Tabla1.F14" office:value-type="float" office:value="2173.27">
            <text:p text:style-name="P23">2173.27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15" office:value-type="float" office:value="74956">
            <text:p text:style-name="P23">74956</text:p>
          </table:table-cell>
          <table:table-cell table:style-name="Tabla1.C142" office:value-type="string">
            <text:p text:style-name="P22">2021.06.07</text:p>
          </table:table-cell>
          <table:table-cell table:style-name="Tabla1.D15" office:value-type="float" office:value="136923">
            <text:p text:style-name="P22">136923</text:p>
          </table:table-cell>
          <table:table-cell table:style-name="Tabla1.E15" office:value-type="float" office:value="1088.94">
            <text:p text:style-name="P23">1088.94</text:p>
          </table:table-cell>
          <table:table-cell table:style-name="Tabla1.F15" office:value-type="float" office:value="955.26">
            <text:p text:style-name="P23">955.26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16" office:value-type="float" office:value="74957">
            <text:p text:style-name="P23">74957</text:p>
          </table:table-cell>
          <table:table-cell table:style-name="Tabla1.C142" office:value-type="string">
            <text:p text:style-name="P22">2021.06.07</text:p>
          </table:table-cell>
          <table:table-cell table:style-name="Tabla1.D16" office:value-type="float" office:value="136905">
            <text:p text:style-name="P22">136905</text:p>
          </table:table-cell>
          <table:table-cell table:style-name="Tabla1.E16" office:value-type="float" office:value="2222">
            <text:p text:style-name="P23">2222</text:p>
          </table:table-cell>
          <table:table-cell table:style-name="Tabla1.F16" office:value-type="float" office:value="2183.11">
            <text:p text:style-name="P23">2183.11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17" office:value-type="float" office:value="74962">
            <text:p text:style-name="P23">74962</text:p>
          </table:table-cell>
          <table:table-cell table:style-name="Tabla1.C142" office:value-type="string">
            <text:p text:style-name="P22">2021.06.07</text:p>
          </table:table-cell>
          <table:table-cell table:style-name="Tabla1.D142" office:value-type="string">
            <text:p text:style-name="P22">136899-136925 </text:p>
          </table:table-cell>
          <table:table-cell table:style-name="Tabla1.E17" office:value-type="float" office:value="4497">
            <text:p text:style-name="P23">4497</text:p>
          </table:table-cell>
          <table:table-cell table:style-name="Tabla1.F17" office:value-type="float" office:value="4418.3">
            <text:p text:style-name="P23">4418.3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18" office:value-type="float" office:value="74966">
            <text:p text:style-name="P23">74966</text:p>
          </table:table-cell>
          <table:table-cell table:style-name="Tabla1.C142" office:value-type="string">
            <text:p text:style-name="P22">2021.06.07</text:p>
          </table:table-cell>
          <table:table-cell table:style-name="Tabla1.D18" office:value-type="float" office:value="136930">
            <text:p text:style-name="P22">136930</text:p>
          </table:table-cell>
          <table:table-cell table:style-name="Tabla1.E18" office:value-type="float" office:value="176.8">
            <text:p text:style-name="P23">176.8</text:p>
          </table:table-cell>
          <table:table-cell table:style-name="Tabla1.F18" office:value-type="float" office:value="173.71">
            <text:p text:style-name="P23">173.71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19" office:value-type="float" office:value="74970">
            <text:p text:style-name="P23">74970</text:p>
          </table:table-cell>
          <table:table-cell table:style-name="Tabla1.C142" office:value-type="string">
            <text:p text:style-name="P22">2021.06.08</text:p>
          </table:table-cell>
          <table:table-cell table:style-name="Tabla1.D19" office:value-type="float" office:value="136945">
            <text:p text:style-name="P22">136945</text:p>
          </table:table-cell>
          <table:table-cell table:style-name="Tabla1.E19" office:value-type="float" office:value="8008">
            <text:p text:style-name="P23">8008</text:p>
          </table:table-cell>
          <table:table-cell table:style-name="Tabla1.F19" office:value-type="float" office:value="7867.86">
            <text:p text:style-name="P23">7867.86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20" office:value-type="float" office:value="75020">
            <text:p text:style-name="P23">75020</text:p>
          </table:table-cell>
          <table:table-cell table:style-name="Tabla1.C142" office:value-type="string">
            <text:p text:style-name="P22">2021.06.11</text:p>
          </table:table-cell>
          <table:table-cell table:style-name="Tabla1.D20" office:value-type="float" office:value="137003">
            <text:p text:style-name="P22">137003</text:p>
          </table:table-cell>
          <table:table-cell table:style-name="Tabla1.E20" office:value-type="float" office:value="2316.6">
            <text:p text:style-name="P23">2316.6</text:p>
          </table:table-cell>
          <table:table-cell table:style-name="Tabla1.F20" office:value-type="float" office:value="2276.06">
            <text:p text:style-name="P23">2276.06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21" office:value-type="float" office:value="75021">
            <text:p text:style-name="P23">75021</text:p>
          </table:table-cell>
          <table:table-cell table:style-name="Tabla1.C142" office:value-type="string">
            <text:p text:style-name="P22">2021.06.11</text:p>
          </table:table-cell>
          <table:table-cell table:style-name="Tabla1.D21" office:value-type="float" office:value="137003">
            <text:p text:style-name="P22">137003</text:p>
          </table:table-cell>
          <table:table-cell table:style-name="Tabla1.E21" office:value-type="float" office:value="7183.77">
            <text:p text:style-name="P23">7183.77</text:p>
          </table:table-cell>
          <table:table-cell table:style-name="Tabla1.F21" office:value-type="float" office:value="6301.83">
            <text:p text:style-name="P23">6301.83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22" office:value-type="float" office:value="75032">
            <text:p text:style-name="P23">75032</text:p>
          </table:table-cell>
          <table:table-cell table:style-name="Tabla1.C142" office:value-type="string">
            <text:p text:style-name="P22">2021.06.12</text:p>
          </table:table-cell>
          <table:table-cell table:style-name="Tabla1.D22" office:value-type="float" office:value="136990">
            <text:p text:style-name="P22">136990</text:p>
          </table:table-cell>
          <table:table-cell table:style-name="Tabla1.E22" office:value-type="float" office:value="7140">
            <text:p text:style-name="P23">7140</text:p>
          </table:table-cell>
          <table:table-cell table:style-name="Tabla1.F22" office:value-type="float" office:value="7015.05">
            <text:p text:style-name="P23">7015.05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23" office:value-type="float" office:value="75033">
            <text:p text:style-name="P23">75033</text:p>
          </table:table-cell>
          <table:table-cell table:style-name="Tabla1.C142" office:value-type="string">
            <text:p text:style-name="P22">2021.06.12</text:p>
          </table:table-cell>
          <table:table-cell table:style-name="Tabla1.D23" office:value-type="float" office:value="137000">
            <text:p text:style-name="P22">137000</text:p>
          </table:table-cell>
          <table:table-cell table:style-name="Tabla1.E23" office:value-type="float" office:value="6761.15">
            <text:p text:style-name="P23">6761.15</text:p>
          </table:table-cell>
          <table:table-cell table:style-name="Tabla1.F23" office:value-type="float" office:value="6642.83">
            <text:p text:style-name="P23">6642.83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24" office:value-type="float" office:value="75034">
            <text:p text:style-name="P23">75034</text:p>
          </table:table-cell>
          <table:table-cell table:style-name="Tabla1.C142" office:value-type="string">
            <text:p text:style-name="P22">2021.06.12</text:p>
          </table:table-cell>
          <table:table-cell table:style-name="Tabla1.D24" office:value-type="float" office:value="137019">
            <text:p text:style-name="P22">137019</text:p>
          </table:table-cell>
          <table:table-cell table:style-name="Tabla1.E24" office:value-type="float" office:value="2411.37">
            <text:p text:style-name="P23">2411.37</text:p>
          </table:table-cell>
          <table:table-cell table:style-name="Tabla1.F24" office:value-type="float" office:value="2369.17">
            <text:p text:style-name="P23">2369.17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25" office:value-type="float" office:value="75040">
            <text:p text:style-name="P23">75040</text:p>
          </table:table-cell>
          <table:table-cell table:style-name="Tabla1.C142" office:value-type="string">
            <text:p text:style-name="P22">2021.06.14</text:p>
          </table:table-cell>
          <table:table-cell table:style-name="Tabla1.D25" office:value-type="float" office:value="137018">
            <text:p text:style-name="P22">137018</text:p>
          </table:table-cell>
          <table:table-cell table:style-name="Tabla1.E25" office:value-type="float" office:value="1948.05">
            <text:p text:style-name="P23">1948.05</text:p>
          </table:table-cell>
          <table:table-cell table:style-name="Tabla1.F25" office:value-type="float" office:value="1913.96">
            <text:p text:style-name="P23">1913.96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26" office:value-type="float" office:value="75074">
            <text:p text:style-name="P23">75074</text:p>
          </table:table-cell>
          <table:table-cell table:style-name="Tabla1.C142" office:value-type="string">
            <text:p text:style-name="P22">2021.06.15</text:p>
          </table:table-cell>
          <table:table-cell table:style-name="Tabla1.D26" office:value-type="float" office:value="137060">
            <text:p text:style-name="P22">137060</text:p>
          </table:table-cell>
          <table:table-cell table:style-name="Tabla1.E26" office:value-type="float" office:value="8004">
            <text:p text:style-name="P23">8004</text:p>
          </table:table-cell>
          <table:table-cell table:style-name="Tabla1.F26" office:value-type="float" office:value="7863.93">
            <text:p text:style-name="P23">7863.93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27" office:value-type="float" office:value="75082">
            <text:p text:style-name="P23">75082</text:p>
          </table:table-cell>
          <table:table-cell table:style-name="Tabla1.C142" office:value-type="string">
            <text:p text:style-name="P22">2021.06.16</text:p>
          </table:table-cell>
          <table:table-cell table:style-name="Tabla1.D27" office:value-type="float" office:value="137047">
            <text:p text:style-name="P22">137047</text:p>
          </table:table-cell>
          <table:table-cell table:style-name="Tabla1.E27" office:value-type="float" office:value="4681.38">
            <text:p text:style-name="P23">4681.38</text:p>
          </table:table-cell>
          <table:table-cell table:style-name="Tabla1.F27" office:value-type="float" office:value="4599.46">
            <text:p text:style-name="P23">4599.46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28" office:value-type="float" office:value="75083">
            <text:p text:style-name="P23">75083</text:p>
          </table:table-cell>
          <table:table-cell table:style-name="Tabla1.C142" office:value-type="string">
            <text:p text:style-name="P22">2021.06.16</text:p>
          </table:table-cell>
          <table:table-cell table:style-name="Tabla1.D28" office:value-type="float" office:value="137046">
            <text:p text:style-name="P22">137046</text:p>
          </table:table-cell>
          <table:table-cell table:style-name="Tabla1.E28" office:value-type="float" office:value="4446">
            <text:p text:style-name="P23">4446</text:p>
          </table:table-cell>
          <table:table-cell table:style-name="Tabla1.F28" office:value-type="float" office:value="4368.19">
            <text:p text:style-name="P23">4368.19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29" office:value-type="float" office:value="75105">
            <text:p text:style-name="P23">75105</text:p>
          </table:table-cell>
          <table:table-cell table:style-name="Tabla1.C142" office:value-type="string">
            <text:p text:style-name="P22">2021.06.17</text:p>
          </table:table-cell>
          <table:table-cell table:style-name="Tabla1.D29" office:value-type="float" office:value="137106">
            <text:p text:style-name="P22">137106</text:p>
          </table:table-cell>
          <table:table-cell table:style-name="Tabla1.E29" office:value-type="float" office:value="12389.35">
            <text:p text:style-name="P23">12389.35</text:p>
          </table:table-cell>
          <table:table-cell table:style-name="Tabla1.F29" office:value-type="float" office:value="12172.54">
            <text:p text:style-name="P23">12172.54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30" office:value-type="float" office:value="75148">
            <text:p text:style-name="P23">75148</text:p>
          </table:table-cell>
          <table:table-cell table:style-name="Tabla1.C142" office:value-type="string">
            <text:p text:style-name="P22">2021.06.21</text:p>
          </table:table-cell>
          <table:table-cell table:style-name="Tabla1.D142" office:value-type="string">
            <text:p text:style-name="P22">137131-137133-137136 </text:p>
          </table:table-cell>
          <table:table-cell table:style-name="Tabla1.E30" office:value-type="float" office:value="14115.4">
            <text:p text:style-name="P23">14115.4</text:p>
          </table:table-cell>
          <table:table-cell table:style-name="Tabla1.F30" office:value-type="float" office:value="13868.38">
            <text:p text:style-name="P23">13868.38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31" office:value-type="float" office:value="75149">
            <text:p text:style-name="P23">75149</text:p>
          </table:table-cell>
          <table:table-cell table:style-name="Tabla1.C142" office:value-type="string">
            <text:p text:style-name="P22">2021.06.21</text:p>
          </table:table-cell>
          <table:table-cell table:style-name="Tabla1.D31" office:value-type="float" office:value="137132">
            <text:p text:style-name="P22">137132</text:p>
          </table:table-cell>
          <table:table-cell table:style-name="Tabla1.E31" office:value-type="float" office:value="110.6">
            <text:p text:style-name="P23">110.6</text:p>
          </table:table-cell>
          <table:table-cell table:style-name="Tabla1.F31" office:value-type="float" office:value="97.02">
            <text:p text:style-name="P23">97.02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32" office:value-type="float" office:value="75150">
            <text:p text:style-name="P23">75150</text:p>
          </table:table-cell>
          <table:table-cell table:style-name="Tabla1.C142" office:value-type="string">
            <text:p text:style-name="P22">2021.06.21</text:p>
          </table:table-cell>
          <table:table-cell table:style-name="Tabla1.D142" office:value-type="string">
            <text:p text:style-name="P22">137127-137147 </text:p>
          </table:table-cell>
          <table:table-cell table:style-name="Tabla1.E32" office:value-type="float" office:value="3942.71">
            <text:p text:style-name="P23">3942.71</text:p>
          </table:table-cell>
          <table:table-cell table:style-name="Tabla1.F32" office:value-type="float" office:value="3873.71">
            <text:p text:style-name="P23">3873.71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33" office:value-type="float" office:value="75151">
            <text:p text:style-name="P23">75151</text:p>
          </table:table-cell>
          <table:table-cell table:style-name="Tabla1.C142" office:value-type="string">
            <text:p text:style-name="P22">2021.06.21</text:p>
          </table:table-cell>
          <table:table-cell table:style-name="Tabla1.D33" office:value-type="float" office:value="137147">
            <text:p text:style-name="P22">137147</text:p>
          </table:table-cell>
          <table:table-cell table:style-name="Tabla1.E33" office:value-type="float" office:value="4569.17">
            <text:p text:style-name="P23">4569.17</text:p>
          </table:table-cell>
          <table:table-cell table:style-name="Tabla1.F33" office:value-type="float" office:value="4489.21">
            <text:p text:style-name="P23">4489.21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34" office:value-type="float" office:value="75152">
            <text:p text:style-name="P23">75152</text:p>
          </table:table-cell>
          <table:table-cell table:style-name="Tabla1.C142" office:value-type="string">
            <text:p text:style-name="P22">2021.06.21</text:p>
          </table:table-cell>
          <table:table-cell table:style-name="Tabla1.D34" office:value-type="float" office:value="137144">
            <text:p text:style-name="P22">137144</text:p>
          </table:table-cell>
          <table:table-cell table:style-name="Tabla1.E34" office:value-type="float" office:value="4158">
            <text:p text:style-name="P23">4158</text:p>
          </table:table-cell>
          <table:table-cell table:style-name="Tabla1.F34" office:value-type="float" office:value="4085.23">
            <text:p text:style-name="P23">4085.23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35" office:value-type="float" office:value="75153">
            <text:p text:style-name="P23">75153</text:p>
          </table:table-cell>
          <table:table-cell table:style-name="Tabla1.C142" office:value-type="string">
            <text:p text:style-name="P22">2021.06.21</text:p>
          </table:table-cell>
          <table:table-cell table:style-name="Tabla1.D35" office:value-type="float" office:value="137146">
            <text:p text:style-name="P22">137146</text:p>
          </table:table-cell>
          <table:table-cell table:style-name="Tabla1.E35" office:value-type="float" office:value="1003.52">
            <text:p text:style-name="P23">1003.52</text:p>
          </table:table-cell>
          <table:table-cell table:style-name="Tabla1.F35" office:value-type="float" office:value="880.32">
            <text:p text:style-name="P23">880.32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36" office:value-type="float" office:value="75168">
            <text:p text:style-name="P23">75168</text:p>
          </table:table-cell>
          <table:table-cell table:style-name="Tabla1.C142" office:value-type="string">
            <text:p text:style-name="P22">2021.06.22</text:p>
          </table:table-cell>
          <table:table-cell table:style-name="Tabla1.D142" office:value-type="string">
            <text:p text:style-name="P22">136963-137005 </text:p>
          </table:table-cell>
          <table:table-cell table:style-name="Tabla1.E36" office:value-type="float" office:value="13815.48">
            <text:p text:style-name="P23">13815.48</text:p>
          </table:table-cell>
          <table:table-cell table:style-name="Tabla1.F36" office:value-type="float" office:value="13573.71">
            <text:p text:style-name="P23">13573.71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37" office:value-type="float" office:value="75183">
            <text:p text:style-name="P23">75183</text:p>
          </table:table-cell>
          <table:table-cell table:style-name="Tabla1.C142" office:value-type="string">
            <text:p text:style-name="P22">2021.06.23</text:p>
          </table:table-cell>
          <table:table-cell table:style-name="Tabla1.D37" office:value-type="float" office:value="137175">
            <text:p text:style-name="P22">137175</text:p>
          </table:table-cell>
          <table:table-cell table:style-name="Tabla1.E37" office:value-type="float" office:value="2167.76">
            <text:p text:style-name="P23">2167.76</text:p>
          </table:table-cell>
          <table:table-cell table:style-name="Tabla1.F37" office:value-type="float" office:value="1901.63">
            <text:p text:style-name="P23">1901.63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38" office:value-type="float" office:value="75208">
            <text:p text:style-name="P23">75208</text:p>
          </table:table-cell>
          <table:table-cell table:style-name="Tabla1.C142" office:value-type="string">
            <text:p text:style-name="P22">2021.06.25</text:p>
          </table:table-cell>
          <table:table-cell table:style-name="Tabla1.D38" office:value-type="float" office:value="137208">
            <text:p text:style-name="P22">137208</text:p>
          </table:table-cell>
          <table:table-cell table:style-name="Tabla1.E38" office:value-type="float" office:value="1836">
            <text:p text:style-name="P23">1836</text:p>
          </table:table-cell>
          <table:table-cell table:style-name="Tabla1.F38" office:value-type="float" office:value="1803.87">
            <text:p text:style-name="P23">1803.87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39" office:value-type="float" office:value="75232">
            <text:p text:style-name="P23">75232</text:p>
          </table:table-cell>
          <table:table-cell table:style-name="Tabla1.C142" office:value-type="string">
            <text:p text:style-name="P22">2021.06.28</text:p>
          </table:table-cell>
          <table:table-cell table:style-name="Tabla1.D142" office:value-type="string">
            <text:p text:style-name="P22">137251-137254 </text:p>
          </table:table-cell>
          <table:table-cell table:style-name="Tabla1.E39" office:value-type="float" office:value="14009.13">
            <text:p text:style-name="P23">14009.13</text:p>
          </table:table-cell>
          <table:table-cell table:style-name="Tabla1.F39" office:value-type="float" office:value="13763.97">
            <text:p text:style-name="P23">13763.97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40" office:value-type="float" office:value="75233">
            <text:p text:style-name="P23">75233</text:p>
          </table:table-cell>
          <table:table-cell table:style-name="Tabla1.C142" office:value-type="string">
            <text:p text:style-name="P22">2021.06.28</text:p>
          </table:table-cell>
          <table:table-cell table:style-name="Tabla1.D40" office:value-type="float" office:value="137254">
            <text:p text:style-name="P22">137254</text:p>
          </table:table-cell>
          <table:table-cell table:style-name="Tabla1.E40" office:value-type="float" office:value="1485.8">
            <text:p text:style-name="P23">1485.8</text:p>
          </table:table-cell>
          <table:table-cell table:style-name="Tabla1.F40" office:value-type="float" office:value="1459.8">
            <text:p text:style-name="P23">1459.8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41" office:value-type="float" office:value="75245">
            <text:p text:style-name="P23">75245</text:p>
          </table:table-cell>
          <table:table-cell table:style-name="Tabla1.C142" office:value-type="string">
            <text:p text:style-name="P22">2021.06.28</text:p>
          </table:table-cell>
          <table:table-cell table:style-name="Tabla1.D142" office:value-type="string">
            <text:p text:style-name="P22">137228-137260-137261 </text:p>
          </table:table-cell>
          <table:table-cell table:style-name="Tabla1.E41" office:value-type="float" office:value="19174.5">
            <text:p text:style-name="P23">19174.5</text:p>
          </table:table-cell>
          <table:table-cell table:style-name="Tabla1.F41" office:value-type="float" office:value="2973.66">
            <text:p text:style-name="P23">2973.66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42" office:value-type="float" office:value="75253">
            <text:p text:style-name="P23">75253</text:p>
          </table:table-cell>
          <table:table-cell table:style-name="Tabla1.C142" office:value-type="string">
            <text:p text:style-name="P22">2021.06.29</text:p>
          </table:table-cell>
          <table:table-cell table:style-name="Tabla1.D42" office:value-type="float" office:value="137275">
            <text:p text:style-name="P22">137275</text:p>
          </table:table-cell>
          <table:table-cell table:style-name="Tabla1.E42" office:value-type="float" office:value="4442.56">
            <text:p text:style-name="P23">4442.56</text:p>
          </table:table-cell>
          <table:table-cell table:style-name="Tabla1.F42" office:value-type="float" office:value="4364.82">
            <text:p text:style-name="P23">4364.82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43" office:value-type="float" office:value="75254">
            <text:p text:style-name="P23">75254</text:p>
          </table:table-cell>
          <table:table-cell table:style-name="Tabla1.C142" office:value-type="string">
            <text:p text:style-name="P22">2021.06.29</text:p>
          </table:table-cell>
          <table:table-cell table:style-name="Tabla1.D43" office:value-type="float" office:value="137275">
            <text:p text:style-name="P22">137275</text:p>
          </table:table-cell>
          <table:table-cell table:style-name="Tabla1.E43" office:value-type="float" office:value="1485.8">
            <text:p text:style-name="P23">1485.8</text:p>
          </table:table-cell>
          <table:table-cell table:style-name="Tabla1.F43" office:value-type="float" office:value="1459.8">
            <text:p text:style-name="P23">1459.8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44" office:value-type="float" office:value="75263">
            <text:p text:style-name="P23">75263</text:p>
          </table:table-cell>
          <table:table-cell table:style-name="Tabla1.C142" office:value-type="string">
            <text:p text:style-name="P22">2021.06.29</text:p>
          </table:table-cell>
          <table:table-cell table:style-name="Tabla1.D44" office:value-type="float" office:value="137288">
            <text:p text:style-name="P22">137288</text:p>
          </table:table-cell>
          <table:table-cell table:style-name="Tabla1.E44" office:value-type="float" office:value="10061.38">
            <text:p text:style-name="P23">10061.38</text:p>
          </table:table-cell>
          <table:table-cell table:style-name="Tabla1.F44" office:value-type="float" office:value="9885.31">
            <text:p text:style-name="P23">9885.31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45" office:value-type="float" office:value="75264">
            <text:p text:style-name="P23">75264</text:p>
          </table:table-cell>
          <table:table-cell table:style-name="Tabla1.C142" office:value-type="string">
            <text:p text:style-name="P22">2021.06.29</text:p>
          </table:table-cell>
          <table:table-cell table:style-name="Tabla1.D45" office:value-type="float" office:value="137288">
            <text:p text:style-name="P22">137288</text:p>
          </table:table-cell>
          <table:table-cell table:style-name="Tabla1.E45" office:value-type="float" office:value="1570.8">
            <text:p text:style-name="P23">1570.8</text:p>
          </table:table-cell>
          <table:table-cell table:style-name="Tabla1.F45" office:value-type="float" office:value="1543.31">
            <text:p text:style-name="P23">1543.31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46" office:value-type="float" office:value="75307">
            <text:p text:style-name="P23">75307</text:p>
          </table:table-cell>
          <table:table-cell table:style-name="Tabla1.C142" office:value-type="string">
            <text:p text:style-name="P22">2021.07.02</text:p>
          </table:table-cell>
          <table:table-cell table:style-name="Tabla1.D142" office:value-type="string">
            <text:p text:style-name="P22">137325-137328-137330 </text:p>
          </table:table-cell>
          <table:table-cell table:style-name="Tabla1.E46" office:value-type="float" office:value="29755.69">
            <text:p text:style-name="P23">29755.69</text:p>
          </table:table-cell>
          <table:table-cell table:style-name="Tabla1.F46" office:value-type="float" office:value="29234.97">
            <text:p text:style-name="P23">29234.97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47" office:value-type="float" office:value="75308">
            <text:p text:style-name="P23">75308</text:p>
          </table:table-cell>
          <table:table-cell table:style-name="Tabla1.C142" office:value-type="string">
            <text:p text:style-name="P22">2021.07.02</text:p>
          </table:table-cell>
          <table:table-cell table:style-name="Tabla1.D47" office:value-type="float" office:value="137328">
            <text:p text:style-name="P22">137328</text:p>
          </table:table-cell>
          <table:table-cell table:style-name="Tabla1.E47" office:value-type="float" office:value="1418.65">
            <text:p text:style-name="P23">1418.65</text:p>
          </table:table-cell>
          <table:table-cell table:style-name="Tabla1.F47" office:value-type="float" office:value="1393.82">
            <text:p text:style-name="P23">1393.82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48" office:value-type="float" office:value="75323">
            <text:p text:style-name="P23">75323</text:p>
          </table:table-cell>
          <table:table-cell table:style-name="Tabla1.C142" office:value-type="string">
            <text:p text:style-name="P22">2021.07.03</text:p>
          </table:table-cell>
          <table:table-cell table:style-name="Tabla1.D48" office:value-type="float" office:value="137347">
            <text:p text:style-name="P22">137347</text:p>
          </table:table-cell>
          <table:table-cell table:style-name="Tabla1.E48" office:value-type="float" office:value="1438.8">
            <text:p text:style-name="P23">1438.8</text:p>
          </table:table-cell>
          <table:table-cell table:style-name="Tabla1.F48" office:value-type="float" office:value="1413.62">
            <text:p text:style-name="P23">1413.62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49" office:value-type="float" office:value="75351">
            <text:p text:style-name="P23">75351</text:p>
          </table:table-cell>
          <table:table-cell table:style-name="Tabla1.C142" office:value-type="string">
            <text:p text:style-name="P22">2021.07.06</text:p>
          </table:table-cell>
          <table:table-cell table:style-name="Tabla1.D142" office:value-type="string">
            <text:p text:style-name="P22">137375-137380 </text:p>
          </table:table-cell>
          <table:table-cell table:style-name="Tabla1.E49" office:value-type="float" office:value="11673.72">
            <text:p text:style-name="P23">11673.72</text:p>
          </table:table-cell>
          <table:table-cell table:style-name="Tabla1.F49" office:value-type="float" office:value="11469.43">
            <text:p text:style-name="P23">11469.43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50" office:value-type="float" office:value="75385">
            <text:p text:style-name="P23">75385</text:p>
          </table:table-cell>
          <table:table-cell table:style-name="Tabla1.C142" office:value-type="string">
            <text:p text:style-name="P22">2021.07.08</text:p>
          </table:table-cell>
          <table:table-cell table:style-name="Tabla1.D50" office:value-type="float" office:value="137429">
            <text:p text:style-name="P22">137429</text:p>
          </table:table-cell>
          <table:table-cell table:style-name="Tabla1.E50" office:value-type="float" office:value="5601.5">
            <text:p text:style-name="P23">5601.5</text:p>
          </table:table-cell>
          <table:table-cell table:style-name="Tabla1.F50" office:value-type="float" office:value="5503.47">
            <text:p text:style-name="P23">5503.47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51" office:value-type="float" office:value="75386">
            <text:p text:style-name="P23">75386</text:p>
          </table:table-cell>
          <table:table-cell table:style-name="Tabla1.C142" office:value-type="string">
            <text:p text:style-name="P22">2021.07.08</text:p>
          </table:table-cell>
          <table:table-cell table:style-name="Tabla1.D51" office:value-type="float" office:value="137429">
            <text:p text:style-name="P22">137429</text:p>
          </table:table-cell>
          <table:table-cell table:style-name="Tabla1.E51" office:value-type="float" office:value="10068.25">
            <text:p text:style-name="P23">10068.25</text:p>
          </table:table-cell>
          <table:table-cell table:style-name="Tabla1.F51" office:value-type="float" office:value="9892.06">
            <text:p text:style-name="P23">9892.06</text:p>
          </table:table-cell>
        </table:table-row>
        <text:soft-page-break/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52" office:value-type="float" office:value="75391">
            <text:p text:style-name="P23">75391</text:p>
          </table:table-cell>
          <table:table-cell table:style-name="Tabla1.C142" office:value-type="string">
            <text:p text:style-name="P22">2021.07.09</text:p>
          </table:table-cell>
          <table:table-cell table:style-name="Tabla1.D52" office:value-type="float" office:value="137433">
            <text:p text:style-name="P22">137433</text:p>
          </table:table-cell>
          <table:table-cell table:style-name="Tabla1.E52" office:value-type="float" office:value="16016">
            <text:p text:style-name="P23">16016</text:p>
          </table:table-cell>
          <table:table-cell table:style-name="Tabla1.F52" office:value-type="float" office:value="15735.72">
            <text:p text:style-name="P23">15735.72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53" office:value-type="float" office:value="75397">
            <text:p text:style-name="P23">75397</text:p>
          </table:table-cell>
          <table:table-cell table:style-name="Tabla1.C142" office:value-type="string">
            <text:p text:style-name="P22">2021.07.09</text:p>
          </table:table-cell>
          <table:table-cell table:style-name="Tabla1.D53" office:value-type="float" office:value="137439">
            <text:p text:style-name="P22">137439</text:p>
          </table:table-cell>
          <table:table-cell table:style-name="Tabla1.E53" office:value-type="float" office:value="8872.5">
            <text:p text:style-name="P23">8872.5</text:p>
          </table:table-cell>
          <table:table-cell table:style-name="Tabla1.F53" office:value-type="float" office:value="8717.23">
            <text:p text:style-name="P23">8717.23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54" office:value-type="float" office:value="75411">
            <text:p text:style-name="P23">75411</text:p>
          </table:table-cell>
          <table:table-cell table:style-name="Tabla1.C142" office:value-type="string">
            <text:p text:style-name="P22">2021.07.12</text:p>
          </table:table-cell>
          <table:table-cell table:style-name="Tabla1.D142" office:value-type="string">
            <text:p text:style-name="P22">137464-137465 </text:p>
          </table:table-cell>
          <table:table-cell table:style-name="Tabla1.E54" office:value-type="float" office:value="27914.25">
            <text:p text:style-name="P23">27914.25</text:p>
          </table:table-cell>
          <table:table-cell table:style-name="Tabla1.F54" office:value-type="float" office:value="27425.75">
            <text:p text:style-name="P23">27425.75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55" office:value-type="float" office:value="75429">
            <text:p text:style-name="P23">75429</text:p>
          </table:table-cell>
          <table:table-cell table:style-name="Tabla1.C142" office:value-type="string">
            <text:p text:style-name="P22">2021.07.13</text:p>
          </table:table-cell>
          <table:table-cell table:style-name="Tabla1.D55" office:value-type="float" office:value="137489">
            <text:p text:style-name="P22">137489</text:p>
          </table:table-cell>
          <table:table-cell table:style-name="Tabla1.E55" office:value-type="float" office:value="4060.8">
            <text:p text:style-name="P23">4060.8</text:p>
          </table:table-cell>
          <table:table-cell table:style-name="Tabla1.F55" office:value-type="float" office:value="3989.74">
            <text:p text:style-name="P23">3989.74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56" office:value-type="float" office:value="75432">
            <text:p text:style-name="P23">75432</text:p>
          </table:table-cell>
          <table:table-cell table:style-name="Tabla1.C142" office:value-type="string">
            <text:p text:style-name="P22">2021.07.13</text:p>
          </table:table-cell>
          <table:table-cell table:style-name="Tabla1.D56" office:value-type="float" office:value="137493">
            <text:p text:style-name="P22">137493</text:p>
          </table:table-cell>
          <table:table-cell table:style-name="Tabla1.E56" office:value-type="float" office:value="2216.5">
            <text:p text:style-name="P23">2216.5</text:p>
          </table:table-cell>
          <table:table-cell table:style-name="Tabla1.F56" office:value-type="float" office:value="2177.71">
            <text:p text:style-name="P23">2177.71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57" office:value-type="float" office:value="75437">
            <text:p text:style-name="P23">75437</text:p>
          </table:table-cell>
          <table:table-cell table:style-name="Tabla1.C142" office:value-type="string">
            <text:p text:style-name="P22">2021.07.14</text:p>
          </table:table-cell>
          <table:table-cell table:style-name="Tabla1.D57" office:value-type="float" office:value="137507">
            <text:p text:style-name="P22">137507</text:p>
          </table:table-cell>
          <table:table-cell table:style-name="Tabla1.E57" office:value-type="float" office:value="20020">
            <text:p text:style-name="P23">20020</text:p>
          </table:table-cell>
          <table:table-cell table:style-name="Tabla1.F57" office:value-type="float" office:value="19669.65">
            <text:p text:style-name="P23">19669.65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58" office:value-type="float" office:value="75443">
            <text:p text:style-name="P23">75443</text:p>
          </table:table-cell>
          <table:table-cell table:style-name="Tabla1.C142" office:value-type="string">
            <text:p text:style-name="P22">2021.07.14</text:p>
          </table:table-cell>
          <table:table-cell table:style-name="Tabla1.D58" office:value-type="float" office:value="137512">
            <text:p text:style-name="P22">137512</text:p>
          </table:table-cell>
          <table:table-cell table:style-name="Tabla1.E58" office:value-type="float" office:value="10582">
            <text:p text:style-name="P23">10582</text:p>
          </table:table-cell>
          <table:table-cell table:style-name="Tabla1.F58" office:value-type="float" office:value="10396.81">
            <text:p text:style-name="P23">10396.81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59" office:value-type="float" office:value="75446">
            <text:p text:style-name="P23">75446</text:p>
          </table:table-cell>
          <table:table-cell table:style-name="Tabla1.C142" office:value-type="string">
            <text:p text:style-name="P22">2021.07.14</text:p>
          </table:table-cell>
          <table:table-cell table:style-name="Tabla1.D142" office:value-type="string">
            <text:p text:style-name="P22">137516-137521 </text:p>
          </table:table-cell>
          <table:table-cell table:style-name="Tabla1.E59" office:value-type="float" office:value="11128">
            <text:p text:style-name="P23">11128</text:p>
          </table:table-cell>
          <table:table-cell table:style-name="Tabla1.F59" office:value-type="float" office:value="10933.26">
            <text:p text:style-name="P23">10933.26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60" office:value-type="float" office:value="75447">
            <text:p text:style-name="P23">75447</text:p>
          </table:table-cell>
          <table:table-cell table:style-name="Tabla1.C142" office:value-type="string">
            <text:p text:style-name="P22">2021.07.14</text:p>
          </table:table-cell>
          <table:table-cell table:style-name="Tabla1.D60" office:value-type="float" office:value="137522">
            <text:p text:style-name="P22">137522</text:p>
          </table:table-cell>
          <table:table-cell table:style-name="Tabla1.E60" office:value-type="float" office:value="1877.38">
            <text:p text:style-name="P23">1877.38</text:p>
          </table:table-cell>
          <table:table-cell table:style-name="Tabla1.F60" office:value-type="float" office:value="1646.9">
            <text:p text:style-name="P23">1646.9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61" office:value-type="float" office:value="75466">
            <text:p text:style-name="P23">75466</text:p>
          </table:table-cell>
          <table:table-cell table:style-name="Tabla1.C142" office:value-type="string">
            <text:p text:style-name="P22">2021.07.15</text:p>
          </table:table-cell>
          <table:table-cell table:style-name="Tabla1.D142" office:value-type="string">
            <text:p text:style-name="P22">137541-137547 </text:p>
          </table:table-cell>
          <table:table-cell table:style-name="Tabla1.E61" office:value-type="float" office:value="14433.8">
            <text:p text:style-name="P23">14433.8</text:p>
          </table:table-cell>
          <table:table-cell table:style-name="Tabla1.F61" office:value-type="float" office:value="14181.21">
            <text:p text:style-name="P23">14181.21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62" office:value-type="float" office:value="75470">
            <text:p text:style-name="P23">75470</text:p>
          </table:table-cell>
          <table:table-cell table:style-name="Tabla1.C142" office:value-type="string">
            <text:p text:style-name="P22">2021.07.16</text:p>
          </table:table-cell>
          <table:table-cell table:style-name="Tabla1.D62" office:value-type="float" office:value="137554">
            <text:p text:style-name="P22">137554</text:p>
          </table:table-cell>
          <table:table-cell table:style-name="Tabla1.E62" office:value-type="float" office:value="2455.75">
            <text:p text:style-name="P23">2455.75</text:p>
          </table:table-cell>
          <table:table-cell table:style-name="Tabla1.F62" office:value-type="float" office:value="2412.77">
            <text:p text:style-name="P23">2412.77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63" office:value-type="float" office:value="75471">
            <text:p text:style-name="P23">75471</text:p>
          </table:table-cell>
          <table:table-cell table:style-name="Tabla1.C142" office:value-type="string">
            <text:p text:style-name="P22">2021.07.16</text:p>
          </table:table-cell>
          <table:table-cell table:style-name="Tabla1.D63" office:value-type="float" office:value="137554">
            <text:p text:style-name="P22">137554</text:p>
          </table:table-cell>
          <table:table-cell table:style-name="Tabla1.E63" office:value-type="float" office:value="7681.52">
            <text:p text:style-name="P23">7681.52</text:p>
          </table:table-cell>
          <table:table-cell table:style-name="Tabla1.F63" office:value-type="float" office:value="6738.48">
            <text:p text:style-name="P23">6738.48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64" office:value-type="float" office:value="75501">
            <text:p text:style-name="P23">75501</text:p>
          </table:table-cell>
          <table:table-cell table:style-name="Tabla1.C142" office:value-type="string">
            <text:p text:style-name="P22">2021.07.19</text:p>
          </table:table-cell>
          <table:table-cell table:style-name="Tabla1.D64" office:value-type="float" office:value="137603">
            <text:p text:style-name="P22">137603</text:p>
          </table:table-cell>
          <table:table-cell table:style-name="Tabla1.E64" office:value-type="float" office:value="15513.75">
            <text:p text:style-name="P23">15513.75</text:p>
          </table:table-cell>
          <table:table-cell table:style-name="Tabla1.F64" office:value-type="float" office:value="15242.26">
            <text:p text:style-name="P23">15242.26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65" office:value-type="float" office:value="75509">
            <text:p text:style-name="P23">75509</text:p>
          </table:table-cell>
          <table:table-cell table:style-name="Tabla1.C142" office:value-type="string">
            <text:p text:style-name="P22">2021.07.19</text:p>
          </table:table-cell>
          <table:table-cell table:style-name="Tabla1.D65" office:value-type="float" office:value="137593">
            <text:p text:style-name="P22">137593</text:p>
          </table:table-cell>
          <table:table-cell table:style-name="Tabla1.E65" office:value-type="float" office:value="1828.2">
            <text:p text:style-name="P23">1828.2</text:p>
          </table:table-cell>
          <table:table-cell table:style-name="Tabla1.F65" office:value-type="float" office:value="1603.75">
            <text:p text:style-name="P23">1603.75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66" office:value-type="float" office:value="75523">
            <text:p text:style-name="P23">75523</text:p>
          </table:table-cell>
          <table:table-cell table:style-name="Tabla1.C142" office:value-type="string">
            <text:p text:style-name="P22">2021.07.19</text:p>
          </table:table-cell>
          <table:table-cell table:style-name="Tabla1.D66" office:value-type="float" office:value="137601">
            <text:p text:style-name="P22">137601</text:p>
          </table:table-cell>
          <table:table-cell table:style-name="Tabla1.E66" office:value-type="float" office:value="12280.8">
            <text:p text:style-name="P23">12280.8</text:p>
          </table:table-cell>
          <table:table-cell table:style-name="Tabla1.F66" office:value-type="float" office:value="12065.89">
            <text:p text:style-name="P23">12065.89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67" office:value-type="float" office:value="75533">
            <text:p text:style-name="P23">75533</text:p>
          </table:table-cell>
          <table:table-cell table:style-name="Tabla1.C142" office:value-type="string">
            <text:p text:style-name="P22">2021.07.20</text:p>
          </table:table-cell>
          <table:table-cell table:style-name="Tabla1.D142" office:value-type="string">
            <text:p text:style-name="P22">137624-137628 </text:p>
          </table:table-cell>
          <table:table-cell table:style-name="Tabla1.E67" office:value-type="float" office:value="28115.4">
            <text:p text:style-name="P23">28115.4</text:p>
          </table:table-cell>
          <table:table-cell table:style-name="Tabla1.F67" office:value-type="float" office:value="27623.38">
            <text:p text:style-name="P23">27623.38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68" office:value-type="float" office:value="75565">
            <text:p text:style-name="P23">75565</text:p>
          </table:table-cell>
          <table:table-cell table:style-name="Tabla1.C142" office:value-type="string">
            <text:p text:style-name="P22">2021.07.21</text:p>
          </table:table-cell>
          <table:table-cell table:style-name="Tabla1.D142" office:value-type="string">
            <text:p text:style-name="P22">137638-137639 </text:p>
          </table:table-cell>
          <table:table-cell table:style-name="Tabla1.E68" office:value-type="float" office:value="12613.3">
            <text:p text:style-name="P23">12613.3</text:p>
          </table:table-cell>
          <table:table-cell table:style-name="Tabla1.F68" office:value-type="float" office:value="12392.57">
            <text:p text:style-name="P23">12392.57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69" office:value-type="float" office:value="75573">
            <text:p text:style-name="P23">75573</text:p>
          </table:table-cell>
          <table:table-cell table:style-name="Tabla1.C142" office:value-type="string">
            <text:p text:style-name="P22">2021.07.22</text:p>
          </table:table-cell>
          <table:table-cell table:style-name="Tabla1.D69" office:value-type="float" office:value="137664">
            <text:p text:style-name="P22">137664</text:p>
          </table:table-cell>
          <table:table-cell table:style-name="Tabla1.E69" office:value-type="float" office:value="2293.32">
            <text:p text:style-name="P23">2293.32</text:p>
          </table:table-cell>
          <table:table-cell table:style-name="Tabla1.F69" office:value-type="float" office:value="2253.19">
            <text:p text:style-name="P23">2253.19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70" office:value-type="float" office:value="75590">
            <text:p text:style-name="P23">75590</text:p>
          </table:table-cell>
          <table:table-cell table:style-name="Tabla1.C142" office:value-type="string">
            <text:p text:style-name="P22">2021.07.22</text:p>
          </table:table-cell>
          <table:table-cell table:style-name="Tabla1.D70" office:value-type="float" office:value="137573">
            <text:p text:style-name="P22">137573</text:p>
          </table:table-cell>
          <table:table-cell table:style-name="Tabla1.E70" office:value-type="float" office:value="3150">
            <text:p text:style-name="P23">3150</text:p>
          </table:table-cell>
          <table:table-cell table:style-name="Tabla1.F70" office:value-type="float" office:value="3094.87">
            <text:p text:style-name="P23">3094.87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71" office:value-type="float" office:value="75616">
            <text:p text:style-name="P23">75616</text:p>
          </table:table-cell>
          <table:table-cell table:style-name="Tabla1.C142" office:value-type="string">
            <text:p text:style-name="P22">2021.07.24</text:p>
          </table:table-cell>
          <table:table-cell table:style-name="Tabla1.D142" office:value-type="string">
            <text:p text:style-name="P22">137706-137707 </text:p>
          </table:table-cell>
          <table:table-cell table:style-name="Tabla1.E71" office:value-type="float" office:value="4435.8">
            <text:p text:style-name="P23">4435.8</text:p>
          </table:table-cell>
          <table:table-cell table:style-name="Tabla1.F71" office:value-type="float" office:value="4358.17">
            <text:p text:style-name="P23">4358.17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72" office:value-type="float" office:value="75617">
            <text:p text:style-name="P23">75617</text:p>
          </table:table-cell>
          <table:table-cell table:style-name="Tabla1.C142" office:value-type="string">
            <text:p text:style-name="P22">2021.07.24</text:p>
          </table:table-cell>
          <table:table-cell table:style-name="Tabla1.D72" office:value-type="float" office:value="137706">
            <text:p text:style-name="P22">137706</text:p>
          </table:table-cell>
          <table:table-cell table:style-name="Tabla1.E72" office:value-type="float" office:value="1268.4">
            <text:p text:style-name="P23">1268.4</text:p>
          </table:table-cell>
          <table:table-cell table:style-name="Tabla1.F72" office:value-type="float" office:value="1246.2">
            <text:p text:style-name="P23">1246.2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73" office:value-type="float" office:value="75618">
            <text:p text:style-name="P23">75618</text:p>
          </table:table-cell>
          <table:table-cell table:style-name="Tabla1.C142" office:value-type="string">
            <text:p text:style-name="P22">2021.07.24</text:p>
          </table:table-cell>
          <table:table-cell table:style-name="Tabla1.D73" office:value-type="float" office:value="137715">
            <text:p text:style-name="P22">137715</text:p>
          </table:table-cell>
          <table:table-cell table:style-name="Tabla1.E73" office:value-type="float" office:value="605.14">
            <text:p text:style-name="P23">605.14</text:p>
          </table:table-cell>
          <table:table-cell table:style-name="Tabla1.F73" office:value-type="float" office:value="530.84">
            <text:p text:style-name="P23">530.84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74" office:value-type="float" office:value="75624">
            <text:p text:style-name="P23">75624</text:p>
          </table:table-cell>
          <table:table-cell table:style-name="Tabla1.C142" office:value-type="string">
            <text:p text:style-name="P22">2021.07.27</text:p>
          </table:table-cell>
          <table:table-cell table:style-name="Tabla1.D74" office:value-type="float" office:value="137714">
            <text:p text:style-name="P22">137714</text:p>
          </table:table-cell>
          <table:table-cell table:style-name="Tabla1.E74" office:value-type="float" office:value="8006.28">
            <text:p text:style-name="P23">8006.28</text:p>
          </table:table-cell>
          <table:table-cell table:style-name="Tabla1.F74" office:value-type="float" office:value="7866.17">
            <text:p text:style-name="P23">7866.17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75" office:value-type="float" office:value="75652">
            <text:p text:style-name="P23">75652</text:p>
          </table:table-cell>
          <table:table-cell table:style-name="Tabla1.C142" office:value-type="string">
            <text:p text:style-name="P22">2021.07.28</text:p>
          </table:table-cell>
          <table:table-cell table:style-name="Tabla1.D75" office:value-type="float" office:value="137759">
            <text:p text:style-name="P22">137759</text:p>
          </table:table-cell>
          <table:table-cell table:style-name="Tabla1.E75" office:value-type="float" office:value="1937.81">
            <text:p text:style-name="P23">1937.81</text:p>
          </table:table-cell>
          <table:table-cell table:style-name="Tabla1.F75" office:value-type="float" office:value="1699.91">
            <text:p text:style-name="P23">1699.91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76" office:value-type="float" office:value="75653">
            <text:p text:style-name="P23">75653</text:p>
          </table:table-cell>
          <table:table-cell table:style-name="Tabla1.C142" office:value-type="string">
            <text:p text:style-name="P22">2021.07.28</text:p>
          </table:table-cell>
          <table:table-cell table:style-name="Tabla1.D76" office:value-type="float" office:value="137763">
            <text:p text:style-name="P22">137763</text:p>
          </table:table-cell>
          <table:table-cell table:style-name="Tabla1.E76" office:value-type="float" office:value="15728">
            <text:p text:style-name="P23">15728</text:p>
          </table:table-cell>
          <table:table-cell table:style-name="Tabla1.F76" office:value-type="float" office:value="15452.76">
            <text:p text:style-name="P23">15452.76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77" office:value-type="float" office:value="75661">
            <text:p text:style-name="P23">75661</text:p>
          </table:table-cell>
          <table:table-cell table:style-name="Tabla1.C142" office:value-type="string">
            <text:p text:style-name="P22">2021.07.29</text:p>
          </table:table-cell>
          <table:table-cell table:style-name="Tabla1.D142" office:value-type="string">
            <text:p text:style-name="P22">137787-137789 </text:p>
          </table:table-cell>
          <table:table-cell table:style-name="Tabla1.E77" office:value-type="float" office:value="3560.1">
            <text:p text:style-name="P23">3560.1</text:p>
          </table:table-cell>
          <table:table-cell table:style-name="Tabla1.F77" office:value-type="float" office:value="3497.8">
            <text:p text:style-name="P23">3497.8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78" office:value-type="float" office:value="75662">
            <text:p text:style-name="P23">75662</text:p>
          </table:table-cell>
          <table:table-cell table:style-name="Tabla1.C142" office:value-type="string">
            <text:p text:style-name="P22">2021.07.29</text:p>
          </table:table-cell>
          <table:table-cell table:style-name="Tabla1.D78" office:value-type="float" office:value="137787">
            <text:p text:style-name="P22">137787</text:p>
          </table:table-cell>
          <table:table-cell table:style-name="Tabla1.E78" office:value-type="float" office:value="9067.8">
            <text:p text:style-name="P23">9067.8</text:p>
          </table:table-cell>
          <table:table-cell table:style-name="Tabla1.F78" office:value-type="float" office:value="8909.11">
            <text:p text:style-name="P23">8909.11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79" office:value-type="float" office:value="75673">
            <text:p text:style-name="P23">75673</text:p>
          </table:table-cell>
          <table:table-cell table:style-name="Tabla1.C142" office:value-type="string">
            <text:p text:style-name="P22">2021.07.30</text:p>
          </table:table-cell>
          <table:table-cell table:style-name="Tabla1.D79" office:value-type="float" office:value="137815">
            <text:p text:style-name="P22">137815</text:p>
          </table:table-cell>
          <table:table-cell table:style-name="Tabla1.E79" office:value-type="float" office:value="11261.25">
            <text:p text:style-name="P23">11261.25</text:p>
          </table:table-cell>
          <table:table-cell table:style-name="Tabla1.F79" office:value-type="float" office:value="11064.18">
            <text:p text:style-name="P23">11064.18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80" office:value-type="float" office:value="75677">
            <text:p text:style-name="P23">75677</text:p>
          </table:table-cell>
          <table:table-cell table:style-name="Tabla1.C142" office:value-type="string">
            <text:p text:style-name="P22">2021.07.31</text:p>
          </table:table-cell>
          <table:table-cell table:style-name="Tabla1.D80" office:value-type="float" office:value="137832">
            <text:p text:style-name="P22">137832</text:p>
          </table:table-cell>
          <table:table-cell table:style-name="Tabla1.E80" office:value-type="float" office:value="7917">
            <text:p text:style-name="P23">7917</text:p>
          </table:table-cell>
          <table:table-cell table:style-name="Tabla1.F80" office:value-type="float" office:value="7778.45">
            <text:p text:style-name="P23">7778.45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81" office:value-type="float" office:value="75678">
            <text:p text:style-name="P23">75678</text:p>
          </table:table-cell>
          <table:table-cell table:style-name="Tabla1.C142" office:value-type="string">
            <text:p text:style-name="P22">2021.07.31</text:p>
          </table:table-cell>
          <table:table-cell table:style-name="Tabla1.D142" office:value-type="string">
            <text:p text:style-name="P22">137822-137823 </text:p>
          </table:table-cell>
          <table:table-cell table:style-name="Tabla1.E81" office:value-type="float" office:value="1859.15">
            <text:p text:style-name="P23">1859.15</text:p>
          </table:table-cell>
          <table:table-cell table:style-name="Tabla1.F81" office:value-type="float" office:value="1630.9">
            <text:p text:style-name="P23">1630.9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82" office:value-type="float" office:value="75681">
            <text:p text:style-name="P23">75681</text:p>
          </table:table-cell>
          <table:table-cell table:style-name="Tabla1.C142" office:value-type="string">
            <text:p text:style-name="P22">2021.08.02</text:p>
          </table:table-cell>
          <table:table-cell table:style-name="Tabla1.D142" office:value-type="string">
            <text:p text:style-name="P22">137816-137833 </text:p>
          </table:table-cell>
          <table:table-cell table:style-name="Tabla1.E82" office:value-type="float" office:value="33426.75">
            <text:p text:style-name="P23">33426.75</text:p>
          </table:table-cell>
          <table:table-cell table:style-name="Tabla1.F82" office:value-type="float" office:value="32841.78">
            <text:p text:style-name="P23">32841.78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83" office:value-type="float" office:value="75715">
            <text:p text:style-name="P23">75715</text:p>
          </table:table-cell>
          <table:table-cell table:style-name="Tabla1.C142" office:value-type="string">
            <text:p text:style-name="P22">2021.08.03</text:p>
          </table:table-cell>
          <table:table-cell table:style-name="Tabla1.D83" office:value-type="float" office:value="137858">
            <text:p text:style-name="P22">137858</text:p>
          </table:table-cell>
          <table:table-cell table:style-name="Tabla1.E83" office:value-type="float" office:value="1456">
            <text:p text:style-name="P23">1456</text:p>
          </table:table-cell>
          <table:table-cell table:style-name="Tabla1.F83" office:value-type="float" office:value="1277.25">
            <text:p text:style-name="P23">1277.25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84" office:value-type="float" office:value="75723">
            <text:p text:style-name="P23">75723</text:p>
          </table:table-cell>
          <table:table-cell table:style-name="Tabla1.C142" office:value-type="string">
            <text:p text:style-name="P22">2021.08.03</text:p>
          </table:table-cell>
          <table:table-cell table:style-name="Tabla1.D84" office:value-type="float" office:value="137864">
            <text:p text:style-name="P22">137864</text:p>
          </table:table-cell>
          <table:table-cell table:style-name="Tabla1.E84" office:value-type="float" office:value="2722.8">
            <text:p text:style-name="P23">2722.8</text:p>
          </table:table-cell>
          <table:table-cell table:style-name="Tabla1.F84" office:value-type="float" office:value="2388.53">
            <text:p text:style-name="P23">2388.53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85" office:value-type="float" office:value="75729">
            <text:p text:style-name="P23">75729</text:p>
          </table:table-cell>
          <table:table-cell table:style-name="Tabla1.C142" office:value-type="string">
            <text:p text:style-name="P22">2021.08.03</text:p>
          </table:table-cell>
          <table:table-cell table:style-name="Tabla1.D85" office:value-type="float" office:value="137863">
            <text:p text:style-name="P22">137863</text:p>
          </table:table-cell>
          <table:table-cell table:style-name="Tabla1.E85" office:value-type="float" office:value="13294.4">
            <text:p text:style-name="P23">13294.4</text:p>
          </table:table-cell>
          <table:table-cell table:style-name="Tabla1.F85" office:value-type="float" office:value="13061.75">
            <text:p text:style-name="P23">13061.75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86" office:value-type="float" office:value="75741">
            <text:p text:style-name="P23">75741</text:p>
          </table:table-cell>
          <table:table-cell table:style-name="Tabla1.C142" office:value-type="string">
            <text:p text:style-name="P22">2021.08.04</text:p>
          </table:table-cell>
          <table:table-cell table:style-name="Tabla1.D86" office:value-type="float" office:value="137881">
            <text:p text:style-name="P22">137881</text:p>
          </table:table-cell>
          <table:table-cell table:style-name="Tabla1.E86" office:value-type="float" office:value="3276">
            <text:p text:style-name="P23">3276</text:p>
          </table:table-cell>
          <table:table-cell table:style-name="Tabla1.F86" office:value-type="float" office:value="3218.67">
            <text:p text:style-name="P23">3218.67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87" office:value-type="float" office:value="75756">
            <text:p text:style-name="P23">75756</text:p>
          </table:table-cell>
          <table:table-cell table:style-name="Tabla1.C142" office:value-type="string">
            <text:p text:style-name="P22">2021.08.05</text:p>
          </table:table-cell>
          <table:table-cell table:style-name="Tabla1.D142" office:value-type="string">
            <text:p text:style-name="P22">137887-137890 </text:p>
          </table:table-cell>
          <table:table-cell table:style-name="Tabla1.E87" office:value-type="float" office:value="10115.15">
            <text:p text:style-name="P23">10115.15</text:p>
          </table:table-cell>
          <table:table-cell table:style-name="Tabla1.F87" office:value-type="float" office:value="9938.13">
            <text:p text:style-name="P23">9938.13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88" office:value-type="float" office:value="75766">
            <text:p text:style-name="P23">75766</text:p>
          </table:table-cell>
          <table:table-cell table:style-name="Tabla1.C142" office:value-type="string">
            <text:p text:style-name="P22">2021.08.05</text:p>
          </table:table-cell>
          <table:table-cell table:style-name="Tabla1.D88" office:value-type="float" office:value="137913">
            <text:p text:style-name="P22">137913</text:p>
          </table:table-cell>
          <table:table-cell table:style-name="Tabla1.E88" office:value-type="float" office:value="605.47">
            <text:p text:style-name="P23">605.47</text:p>
          </table:table-cell>
          <table:table-cell table:style-name="Tabla1.F88" office:value-type="float" office:value="531.14">
            <text:p text:style-name="P23">531.14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89" office:value-type="float" office:value="75783">
            <text:p text:style-name="P23">75783</text:p>
          </table:table-cell>
          <table:table-cell table:style-name="Tabla1.C142" office:value-type="string">
            <text:p text:style-name="P22">2021.08.06</text:p>
          </table:table-cell>
          <table:table-cell table:style-name="Tabla1.D142" office:value-type="string">
            <text:p text:style-name="P22">137927-137931 </text:p>
          </table:table-cell>
          <table:table-cell table:style-name="Tabla1.E89" office:value-type="float" office:value="21725.04">
            <text:p text:style-name="P23">21725.04</text:p>
          </table:table-cell>
          <table:table-cell table:style-name="Tabla1.F89" office:value-type="float" office:value="21344.85">
            <text:p text:style-name="P23">21344.85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90" office:value-type="float" office:value="75792">
            <text:p text:style-name="P23">75792</text:p>
          </table:table-cell>
          <table:table-cell table:style-name="Tabla1.C142" office:value-type="string">
            <text:p text:style-name="P22">2021.08.07</text:p>
          </table:table-cell>
          <table:table-cell table:style-name="Tabla1.D90" office:value-type="float" office:value="137934">
            <text:p text:style-name="P22">137934</text:p>
          </table:table-cell>
          <table:table-cell table:style-name="Tabla1.E90" office:value-type="float" office:value="3798.48">
            <text:p text:style-name="P23">3798.48</text:p>
          </table:table-cell>
          <table:table-cell table:style-name="Tabla1.F90" office:value-type="float" office:value="3332.15">
            <text:p text:style-name="P23">3332.15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91" office:value-type="float" office:value="75825">
            <text:p text:style-name="P23">75825</text:p>
          </table:table-cell>
          <table:table-cell table:style-name="Tabla1.C142" office:value-type="string">
            <text:p text:style-name="P22">2021.08.11</text:p>
          </table:table-cell>
          <table:table-cell table:style-name="Tabla1.D91" office:value-type="float" office:value="137980">
            <text:p text:style-name="P22">137980</text:p>
          </table:table-cell>
          <table:table-cell table:style-name="Tabla1.E91" office:value-type="float" office:value="5340">
            <text:p text:style-name="P23">5340</text:p>
          </table:table-cell>
          <table:table-cell table:style-name="Tabla1.F91" office:value-type="float" office:value="5246.55">
            <text:p text:style-name="P23">5246.55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92" office:value-type="float" office:value="75838">
            <text:p text:style-name="P23">75838</text:p>
          </table:table-cell>
          <table:table-cell table:style-name="Tabla1.C142" office:value-type="string">
            <text:p text:style-name="P22">2021.08.11</text:p>
          </table:table-cell>
          <table:table-cell table:style-name="Tabla1.D92" office:value-type="float" office:value="137998">
            <text:p text:style-name="P22">137998</text:p>
          </table:table-cell>
          <table:table-cell table:style-name="Tabla1.E92" office:value-type="float" office:value="7694.48">
            <text:p text:style-name="P23">7694.48</text:p>
          </table:table-cell>
          <table:table-cell table:style-name="Tabla1.F92" office:value-type="float" office:value="7559.83">
            <text:p text:style-name="P23">7559.83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93" office:value-type="float" office:value="75843">
            <text:p text:style-name="P23">75843</text:p>
          </table:table-cell>
          <table:table-cell table:style-name="Tabla1.C142" office:value-type="string">
            <text:p text:style-name="P22">2021.08.12</text:p>
          </table:table-cell>
          <table:table-cell table:style-name="Tabla1.D93" office:value-type="float" office:value="138006">
            <text:p text:style-name="P22">138006</text:p>
          </table:table-cell>
          <table:table-cell table:style-name="Tabla1.E93" office:value-type="float" office:value="16516.5">
            <text:p text:style-name="P23">16516.5</text:p>
          </table:table-cell>
          <table:table-cell table:style-name="Tabla1.F93" office:value-type="float" office:value="15777.01">
            <text:p text:style-name="P23">15777.01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94" office:value-type="float" office:value="75850">
            <text:p text:style-name="P23">75850</text:p>
          </table:table-cell>
          <table:table-cell table:style-name="Tabla1.C142" office:value-type="string">
            <text:p text:style-name="P22">2021.08.12</text:p>
          </table:table-cell>
          <table:table-cell table:style-name="Tabla1.D94" office:value-type="float" office:value="137996">
            <text:p text:style-name="P22">137996</text:p>
          </table:table-cell>
          <table:table-cell table:style-name="Tabla1.E94" office:value-type="float" office:value="2738.7">
            <text:p text:style-name="P23">2738.7</text:p>
          </table:table-cell>
          <table:table-cell table:style-name="Tabla1.F94" office:value-type="float" office:value="2690.77">
            <text:p text:style-name="P23">2690.77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95" office:value-type="float" office:value="75874">
            <text:p text:style-name="P23">75874</text:p>
          </table:table-cell>
          <table:table-cell table:style-name="Tabla1.C142" office:value-type="string">
            <text:p text:style-name="P22">2021.08.13</text:p>
          </table:table-cell>
          <table:table-cell table:style-name="Tabla1.D95" office:value-type="float" office:value="138040">
            <text:p text:style-name="P22">138040</text:p>
          </table:table-cell>
          <table:table-cell table:style-name="Tabla1.E95" office:value-type="float" office:value="4046">
            <text:p text:style-name="P23">4046</text:p>
          </table:table-cell>
          <table:table-cell table:style-name="Tabla1.F95" office:value-type="float" office:value="3975.19">
            <text:p text:style-name="P23">3975.19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96" office:value-type="float" office:value="75875">
            <text:p text:style-name="P23">75875</text:p>
          </table:table-cell>
          <table:table-cell table:style-name="Tabla1.C142" office:value-type="string">
            <text:p text:style-name="P22">2021.08.13</text:p>
          </table:table-cell>
          <table:table-cell table:style-name="Tabla1.D96" office:value-type="float" office:value="138040">
            <text:p text:style-name="P22">138040</text:p>
          </table:table-cell>
          <table:table-cell table:style-name="Tabla1.E96" office:value-type="float" office:value="1205.01">
            <text:p text:style-name="P23">1205.01</text:p>
          </table:table-cell>
          <table:table-cell table:style-name="Tabla1.F96" office:value-type="float" office:value="1057.07">
            <text:p text:style-name="P23">1057.07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97" office:value-type="float" office:value="75884">
            <text:p text:style-name="P23">75884</text:p>
          </table:table-cell>
          <table:table-cell table:style-name="Tabla1.C142" office:value-type="string">
            <text:p text:style-name="P22">2021.08.14</text:p>
          </table:table-cell>
          <table:table-cell table:style-name="Tabla1.D97" office:value-type="float" office:value="138050">
            <text:p text:style-name="P22">138050</text:p>
          </table:table-cell>
          <table:table-cell table:style-name="Tabla1.E97" office:value-type="float" office:value="5981.3">
            <text:p text:style-name="P23">5981.3</text:p>
          </table:table-cell>
          <table:table-cell table:style-name="Tabla1.F97" office:value-type="float" office:value="5876.63">
            <text:p text:style-name="P23">5876.63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98" office:value-type="float" office:value="75890">
            <text:p text:style-name="P23">75890</text:p>
          </table:table-cell>
          <table:table-cell table:style-name="Tabla1.C142" office:value-type="string">
            <text:p text:style-name="P22">2021.08.16</text:p>
          </table:table-cell>
          <table:table-cell table:style-name="Tabla1.D142" office:value-type="string">
            <text:p text:style-name="P22">138054-138056 </text:p>
          </table:table-cell>
          <table:table-cell table:style-name="Tabla1.E98" office:value-type="float" office:value="26174.34">
            <text:p text:style-name="P23">26174.34</text:p>
          </table:table-cell>
          <table:table-cell table:style-name="Tabla1.F98" office:value-type="float" office:value="25716.29">
            <text:p text:style-name="P23">25716.29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99" office:value-type="float" office:value="75903">
            <text:p text:style-name="P23">75903</text:p>
          </table:table-cell>
          <table:table-cell table:style-name="Tabla1.C142" office:value-type="string">
            <text:p text:style-name="P22">2021.08.17</text:p>
          </table:table-cell>
          <table:table-cell table:style-name="Tabla1.D99" office:value-type="float" office:value="138077">
            <text:p text:style-name="P22">138077</text:p>
          </table:table-cell>
          <table:table-cell table:style-name="Tabla1.E99" office:value-type="float" office:value="16516.5">
            <text:p text:style-name="P23">16516.5</text:p>
          </table:table-cell>
          <table:table-cell table:style-name="Tabla1.F99" office:value-type="float" office:value="15777.01">
            <text:p text:style-name="P23">15777.01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100" office:value-type="float" office:value="75904">
            <text:p text:style-name="P23">75904</text:p>
          </table:table-cell>
          <table:table-cell table:style-name="Tabla1.C142" office:value-type="string">
            <text:p text:style-name="P22">2021.08.17</text:p>
          </table:table-cell>
          <table:table-cell table:style-name="Tabla1.D100" office:value-type="float" office:value="138072">
            <text:p text:style-name="P22">138072</text:p>
          </table:table-cell>
          <table:table-cell table:style-name="Tabla1.E100" office:value-type="float" office:value="2202.2">
            <text:p text:style-name="P23">2202.2</text:p>
          </table:table-cell>
          <table:table-cell table:style-name="Tabla1.F100" office:value-type="float" office:value="1931.84">
            <text:p text:style-name="P23">1931.84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101" office:value-type="float" office:value="75912">
            <text:p text:style-name="P23">75912</text:p>
          </table:table-cell>
          <table:table-cell table:style-name="Tabla1.C142" office:value-type="string">
            <text:p text:style-name="P22">2021.08.18</text:p>
          </table:table-cell>
          <table:table-cell table:style-name="Tabla1.D101" office:value-type="float" office:value="138102">
            <text:p text:style-name="P22">138102</text:p>
          </table:table-cell>
          <table:table-cell table:style-name="Tabla1.E101" office:value-type="float" office:value="642.88">
            <text:p text:style-name="P23">642.88</text:p>
          </table:table-cell>
          <table:table-cell table:style-name="Tabla1.F101" office:value-type="float" office:value="563.95">
            <text:p text:style-name="P23">563.95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102" office:value-type="float" office:value="75925">
            <text:p text:style-name="P23">75925</text:p>
          </table:table-cell>
          <table:table-cell table:style-name="Tabla1.C142" office:value-type="string">
            <text:p text:style-name="P22">2021.08.18</text:p>
          </table:table-cell>
          <table:table-cell table:style-name="Tabla1.D102" office:value-type="float" office:value="138107">
            <text:p text:style-name="P22">138107</text:p>
          </table:table-cell>
          <table:table-cell table:style-name="Tabla1.E102" office:value-type="float" office:value="22810.48">
            <text:p text:style-name="P23">22810.48</text:p>
          </table:table-cell>
          <table:table-cell table:style-name="Tabla1.F102" office:value-type="float" office:value="22112.2">
            <text:p text:style-name="P23">22112.2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103" office:value-type="float" office:value="75944">
            <text:p text:style-name="P23">75944</text:p>
          </table:table-cell>
          <table:table-cell table:style-name="Tabla1.C142" office:value-type="string">
            <text:p text:style-name="P22">2021.08.19</text:p>
          </table:table-cell>
          <table:table-cell table:style-name="Tabla1.D103" office:value-type="float" office:value="138131">
            <text:p text:style-name="P22">138131</text:p>
          </table:table-cell>
          <table:table-cell table:style-name="Tabla1.E103" office:value-type="float" office:value="2037">
            <text:p text:style-name="P23">2037</text:p>
          </table:table-cell>
          <table:table-cell table:style-name="Tabla1.F103" office:value-type="float" office:value="2001.35">
            <text:p text:style-name="P23">2001.35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104" office:value-type="float" office:value="75945">
            <text:p text:style-name="P23">75945</text:p>
          </table:table-cell>
          <table:table-cell table:style-name="Tabla1.C142" office:value-type="string">
            <text:p text:style-name="P22">2021.08.19</text:p>
          </table:table-cell>
          <table:table-cell table:style-name="Tabla1.D104" office:value-type="float" office:value="138131">
            <text:p text:style-name="P22">138131</text:p>
          </table:table-cell>
          <table:table-cell table:style-name="Tabla1.E104" office:value-type="float" office:value="9800">
            <text:p text:style-name="P23">9800</text:p>
          </table:table-cell>
          <table:table-cell table:style-name="Tabla1.F104" office:value-type="float" office:value="8596.87">
            <text:p text:style-name="P23">8596.87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105" office:value-type="float" office:value="75950">
            <text:p text:style-name="P23">75950</text:p>
          </table:table-cell>
          <table:table-cell table:style-name="Tabla1.C142" office:value-type="string">
            <text:p text:style-name="P22">2021.08.20</text:p>
          </table:table-cell>
          <table:table-cell table:style-name="Tabla1.D105" office:value-type="float" office:value="138139">
            <text:p text:style-name="P22">138139</text:p>
          </table:table-cell>
          <table:table-cell table:style-name="Tabla1.E105" office:value-type="float" office:value="8008">
            <text:p text:style-name="P23">8008</text:p>
          </table:table-cell>
          <table:table-cell table:style-name="Tabla1.F105" office:value-type="float" office:value="7867.86">
            <text:p text:style-name="P23">7867.86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106" office:value-type="float" office:value="75972">
            <text:p text:style-name="P23">75972</text:p>
          </table:table-cell>
          <table:table-cell table:style-name="Tabla1.C142" office:value-type="string">
            <text:p text:style-name="P22">2021.08.23</text:p>
          </table:table-cell>
          <table:table-cell table:style-name="Tabla1.D142" office:value-type="string">
            <text:p text:style-name="P22">138134-138135-138142-138164-138167 </text:p>
          </table:table-cell>
          <table:table-cell table:style-name="Tabla1.E106" office:value-type="float" office:value="17347.45">
            <text:p text:style-name="P23">17347.45</text:p>
          </table:table-cell>
          <table:table-cell table:style-name="Tabla1.F106" office:value-type="float" office:value="17043.87">
            <text:p text:style-name="P23">17043.87</text:p>
          </table:table-cell>
        </table:table-row>
        <text:soft-page-break/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107" office:value-type="float" office:value="75982">
            <text:p text:style-name="P23">75982</text:p>
          </table:table-cell>
          <table:table-cell table:style-name="Tabla1.C142" office:value-type="string">
            <text:p text:style-name="P22">2021.08.23</text:p>
          </table:table-cell>
          <table:table-cell table:style-name="Tabla1.D107" office:value-type="float" office:value="138174">
            <text:p text:style-name="P22">138174</text:p>
          </table:table-cell>
          <table:table-cell table:style-name="Tabla1.E107" office:value-type="float" office:value="4032">
            <text:p text:style-name="P23">4032</text:p>
          </table:table-cell>
          <table:table-cell table:style-name="Tabla1.F107" office:value-type="float" office:value="3961.44">
            <text:p text:style-name="P23">3961.44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108" office:value-type="float" office:value="76028">
            <text:p text:style-name="P23">76028</text:p>
          </table:table-cell>
          <table:table-cell table:style-name="Tabla1.C142" office:value-type="string">
            <text:p text:style-name="P22">2021.08.26</text:p>
          </table:table-cell>
          <table:table-cell table:style-name="Tabla1.D108" office:value-type="float" office:value="138228">
            <text:p text:style-name="P22">138228</text:p>
          </table:table-cell>
          <table:table-cell table:style-name="Tabla1.E108" office:value-type="float" office:value="17731">
            <text:p text:style-name="P23">17731</text:p>
          </table:table-cell>
          <table:table-cell table:style-name="Tabla1.F108" office:value-type="float" office:value="17420.71">
            <text:p text:style-name="P23">17420.71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109" office:value-type="float" office:value="76043">
            <text:p text:style-name="P23">76043</text:p>
          </table:table-cell>
          <table:table-cell table:style-name="Tabla1.C142" office:value-type="string">
            <text:p text:style-name="P22">2021.08.27</text:p>
          </table:table-cell>
          <table:table-cell table:style-name="Tabla1.D142" office:value-type="string">
            <text:p text:style-name="P22">138238-138251 </text:p>
          </table:table-cell>
          <table:table-cell table:style-name="Tabla1.E109" office:value-type="float" office:value="30359.3">
            <text:p text:style-name="P23">30359.3</text:p>
          </table:table-cell>
          <table:table-cell table:style-name="Tabla1.F109" office:value-type="float" office:value="29828.01">
            <text:p text:style-name="P23">29828.01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110" office:value-type="float" office:value="76048">
            <text:p text:style-name="P23">76048</text:p>
          </table:table-cell>
          <table:table-cell table:style-name="Tabla1.C142" office:value-type="string">
            <text:p text:style-name="P22">2021.08.27</text:p>
          </table:table-cell>
          <table:table-cell table:style-name="Tabla1.D110" office:value-type="float" office:value="138250">
            <text:p text:style-name="P22">138250</text:p>
          </table:table-cell>
          <table:table-cell table:style-name="Tabla1.E110" office:value-type="float" office:value="17417.4">
            <text:p text:style-name="P23">17417.4</text:p>
          </table:table-cell>
          <table:table-cell table:style-name="Tabla1.F110" office:value-type="float" office:value="17112.6">
            <text:p text:style-name="P23">17112.6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111" office:value-type="float" office:value="76056">
            <text:p text:style-name="P23">76056</text:p>
          </table:table-cell>
          <table:table-cell table:style-name="Tabla1.C142" office:value-type="string">
            <text:p text:style-name="P22">2021.08.28</text:p>
          </table:table-cell>
          <table:table-cell table:style-name="Tabla1.D111" office:value-type="float" office:value="138263">
            <text:p text:style-name="P22">138263</text:p>
          </table:table-cell>
          <table:table-cell table:style-name="Tabla1.E111" office:value-type="float" office:value="47.04">
            <text:p text:style-name="P23">47.04</text:p>
          </table:table-cell>
          <table:table-cell table:style-name="Tabla1.F111" office:value-type="float" office:value="41.26">
            <text:p text:style-name="P23">41.26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112" office:value-type="float" office:value="76081">
            <text:p text:style-name="P23">76081</text:p>
          </table:table-cell>
          <table:table-cell table:style-name="Tabla1.C142" office:value-type="string">
            <text:p text:style-name="P22">2021.08.31</text:p>
          </table:table-cell>
          <table:table-cell table:style-name="Tabla1.D142" office:value-type="string">
            <text:p text:style-name="P22">138295-138305 </text:p>
          </table:table-cell>
          <table:table-cell table:style-name="Tabla1.E112" office:value-type="float" office:value="6766.43">
            <text:p text:style-name="P23">6766.43</text:p>
          </table:table-cell>
          <table:table-cell table:style-name="Tabla1.F112" office:value-type="float" office:value="6648.02">
            <text:p text:style-name="P23">6648.02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113" office:value-type="float" office:value="76097">
            <text:p text:style-name="P23">76097</text:p>
          </table:table-cell>
          <table:table-cell table:style-name="Tabla1.C142" office:value-type="string">
            <text:p text:style-name="P22">2021.09.01</text:p>
          </table:table-cell>
          <table:table-cell table:style-name="Tabla1.D142" office:value-type="string">
            <text:p text:style-name="P22">138309-138312 </text:p>
          </table:table-cell>
          <table:table-cell table:style-name="Tabla1.E113" office:value-type="float" office:value="28982.6">
            <text:p text:style-name="P23">28982.6</text:p>
          </table:table-cell>
          <table:table-cell table:style-name="Tabla1.F113" office:value-type="float" office:value="28475.4">
            <text:p text:style-name="P23">28475.4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114" office:value-type="float" office:value="76099">
            <text:p text:style-name="P23">76099</text:p>
          </table:table-cell>
          <table:table-cell table:style-name="Tabla1.C142" office:value-type="string">
            <text:p text:style-name="P22">2021.09.01</text:p>
          </table:table-cell>
          <table:table-cell table:style-name="Tabla1.D114" office:value-type="float" office:value="138313">
            <text:p text:style-name="P22">138313</text:p>
          </table:table-cell>
          <table:table-cell table:style-name="Tabla1.E114" office:value-type="float" office:value="1332.8">
            <text:p text:style-name="P23">1332.8</text:p>
          </table:table-cell>
          <table:table-cell table:style-name="Tabla1.F114" office:value-type="float" office:value="1169.17">
            <text:p text:style-name="P23">1169.17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115" office:value-type="float" office:value="76103">
            <text:p text:style-name="P23">76103</text:p>
          </table:table-cell>
          <table:table-cell table:style-name="Tabla1.C142" office:value-type="string">
            <text:p text:style-name="P22">2021.09.01</text:p>
          </table:table-cell>
          <table:table-cell table:style-name="Tabla1.D115" office:value-type="float" office:value="138295">
            <text:p text:style-name="P22">138295</text:p>
          </table:table-cell>
          <table:table-cell table:style-name="Tabla1.E115" office:value-type="float" office:value="10751.4">
            <text:p text:style-name="P23">10751.4</text:p>
          </table:table-cell>
          <table:table-cell table:style-name="Tabla1.F115" office:value-type="float" office:value="10563.25">
            <text:p text:style-name="P23">10563.25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116" office:value-type="float" office:value="76104">
            <text:p text:style-name="P23">76104</text:p>
          </table:table-cell>
          <table:table-cell table:style-name="Tabla1.C142" office:value-type="string">
            <text:p text:style-name="P22">2021.09.01</text:p>
          </table:table-cell>
          <table:table-cell table:style-name="Tabla1.D116" office:value-type="float" office:value="138302">
            <text:p text:style-name="P22">138302</text:p>
          </table:table-cell>
          <table:table-cell table:style-name="Tabla1.E116" office:value-type="float" office:value="10660.25">
            <text:p text:style-name="P23">10660.25</text:p>
          </table:table-cell>
          <table:table-cell table:style-name="Tabla1.F116" office:value-type="float" office:value="10473.7">
            <text:p text:style-name="P23">10473.7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117" office:value-type="float" office:value="76140">
            <text:p text:style-name="P23">76140</text:p>
          </table:table-cell>
          <table:table-cell table:style-name="Tabla1.C142" office:value-type="string">
            <text:p text:style-name="P22">2021.09.03</text:p>
          </table:table-cell>
          <table:table-cell table:style-name="Tabla1.D142" office:value-type="string">
            <text:p text:style-name="P22">138341-138343 </text:p>
          </table:table-cell>
          <table:table-cell table:style-name="Tabla1.E117" office:value-type="float" office:value="34834.8">
            <text:p text:style-name="P23">34834.8</text:p>
          </table:table-cell>
          <table:table-cell table:style-name="Tabla1.F117" office:value-type="float" office:value="34225.19">
            <text:p text:style-name="P23">34225.19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118" office:value-type="float" office:value="76158">
            <text:p text:style-name="P23">76158</text:p>
          </table:table-cell>
          <table:table-cell table:style-name="Tabla1.C142" office:value-type="string">
            <text:p text:style-name="P22">2021.09.06</text:p>
          </table:table-cell>
          <table:table-cell table:style-name="Tabla1.D118" office:value-type="float" office:value="138378">
            <text:p text:style-name="P22">138378</text:p>
          </table:table-cell>
          <table:table-cell table:style-name="Tabla1.E118" office:value-type="float" office:value="11521.7">
            <text:p text:style-name="P23">11521.7</text:p>
          </table:table-cell>
          <table:table-cell table:style-name="Tabla1.F118" office:value-type="float" office:value="11320.07">
            <text:p text:style-name="P23">11320.07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119" office:value-type="float" office:value="76216">
            <text:p text:style-name="P23">76216</text:p>
          </table:table-cell>
          <table:table-cell table:style-name="Tabla1.C142" office:value-type="string">
            <text:p text:style-name="P22">2021.09.09</text:p>
          </table:table-cell>
          <table:table-cell table:style-name="Tabla1.D119" office:value-type="float" office:value="138451">
            <text:p text:style-name="P22">138451</text:p>
          </table:table-cell>
          <table:table-cell table:style-name="Tabla1.E119" office:value-type="float" office:value="4458.48">
            <text:p text:style-name="P23">4458.48</text:p>
          </table:table-cell>
          <table:table-cell table:style-name="Tabla1.F119" office:value-type="float" office:value="4380.46">
            <text:p text:style-name="P23">4380.46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120" office:value-type="float" office:value="76217">
            <text:p text:style-name="P23">76217</text:p>
          </table:table-cell>
          <table:table-cell table:style-name="Tabla1.C142" office:value-type="string">
            <text:p text:style-name="P22">2021.09.09</text:p>
          </table:table-cell>
          <table:table-cell table:style-name="Tabla1.D120" office:value-type="float" office:value="138453">
            <text:p text:style-name="P22">138453</text:p>
          </table:table-cell>
          <table:table-cell table:style-name="Tabla1.E120" office:value-type="float" office:value="627.2">
            <text:p text:style-name="P23">627.2</text:p>
          </table:table-cell>
          <table:table-cell table:style-name="Tabla1.F120" office:value-type="float" office:value="550.2">
            <text:p text:style-name="P23">550.2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121" office:value-type="float" office:value="76222">
            <text:p text:style-name="P23">76222</text:p>
          </table:table-cell>
          <table:table-cell table:style-name="Tabla1.C142" office:value-type="string">
            <text:p text:style-name="P22">2021.09.10</text:p>
          </table:table-cell>
          <table:table-cell table:style-name="Tabla1.D121" office:value-type="float" office:value="138452">
            <text:p text:style-name="P22">138452</text:p>
          </table:table-cell>
          <table:table-cell table:style-name="Tabla1.E121" office:value-type="float" office:value="15900.91">
            <text:p text:style-name="P23">15900.91</text:p>
          </table:table-cell>
          <table:table-cell table:style-name="Tabla1.F121" office:value-type="float" office:value="15622.64">
            <text:p text:style-name="P23">15622.64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122" office:value-type="float" office:value="76243">
            <text:p text:style-name="P23">76243</text:p>
          </table:table-cell>
          <table:table-cell table:style-name="Tabla1.C142" office:value-type="string">
            <text:p text:style-name="P22">2021.09.13</text:p>
          </table:table-cell>
          <table:table-cell table:style-name="Tabla1.D122" office:value-type="float" office:value="138481">
            <text:p text:style-name="P22">138481</text:p>
          </table:table-cell>
          <table:table-cell table:style-name="Tabla1.E122" office:value-type="float" office:value="4245.44">
            <text:p text:style-name="P23">4245.44</text:p>
          </table:table-cell>
          <table:table-cell table:style-name="Tabla1.F122" office:value-type="float" office:value="4171.14">
            <text:p text:style-name="P23">4171.14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123" office:value-type="float" office:value="76281">
            <text:p text:style-name="P23">76281</text:p>
          </table:table-cell>
          <table:table-cell table:style-name="Tabla1.C142" office:value-type="string">
            <text:p text:style-name="P22">2021.09.15</text:p>
          </table:table-cell>
          <table:table-cell table:style-name="Tabla1.D142" office:value-type="string">
            <text:p text:style-name="P22">138514-138518 </text:p>
          </table:table-cell>
          <table:table-cell table:style-name="Tabla1.E123" office:value-type="float" office:value="24922.45">
            <text:p text:style-name="P23">24922.45</text:p>
          </table:table-cell>
          <table:table-cell table:style-name="Tabla1.F123" office:value-type="float" office:value="24486.31">
            <text:p text:style-name="P23">24486.31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124" office:value-type="float" office:value="76287">
            <text:p text:style-name="P23">76287</text:p>
          </table:table-cell>
          <table:table-cell table:style-name="Tabla1.C142" office:value-type="string">
            <text:p text:style-name="P22">2021.09.16</text:p>
          </table:table-cell>
          <table:table-cell table:style-name="Tabla1.D142" office:value-type="string">
            <text:p text:style-name="P22">138521-138524 </text:p>
          </table:table-cell>
          <table:table-cell table:style-name="Tabla1.E124" office:value-type="float" office:value="28255.35">
            <text:p text:style-name="P23">28255.35</text:p>
          </table:table-cell>
          <table:table-cell table:style-name="Tabla1.F124" office:value-type="float" office:value="27760.88">
            <text:p text:style-name="P23">27760.88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125" office:value-type="float" office:value="76296">
            <text:p text:style-name="P23">76296</text:p>
          </table:table-cell>
          <table:table-cell table:style-name="Tabla1.C142" office:value-type="string">
            <text:p text:style-name="P22">2021.09.17</text:p>
          </table:table-cell>
          <table:table-cell table:style-name="Tabla1.D142" office:value-type="string">
            <text:p text:style-name="P22">138522-138526 </text:p>
          </table:table-cell>
          <table:table-cell table:style-name="Tabla1.E125" office:value-type="float" office:value="3933.44">
            <text:p text:style-name="P23">3933.44</text:p>
          </table:table-cell>
          <table:table-cell table:style-name="Tabla1.F125" office:value-type="float" office:value="3450.54">
            <text:p text:style-name="P23">3450.54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126" office:value-type="float" office:value="76297">
            <text:p text:style-name="P23">76297</text:p>
          </table:table-cell>
          <table:table-cell table:style-name="Tabla1.C142" office:value-type="string">
            <text:p text:style-name="P22">2021.09.17</text:p>
          </table:table-cell>
          <table:table-cell table:style-name="Tabla1.D126" office:value-type="float" office:value="138522">
            <text:p text:style-name="P22">138522</text:p>
          </table:table-cell>
          <table:table-cell table:style-name="Tabla1.E126" office:value-type="float" office:value="2116.8">
            <text:p text:style-name="P23">2116.8</text:p>
          </table:table-cell>
          <table:table-cell table:style-name="Tabla1.F126" office:value-type="float" office:value="1856.92">
            <text:p text:style-name="P23">1856.92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127" office:value-type="float" office:value="76299">
            <text:p text:style-name="P23">76299</text:p>
          </table:table-cell>
          <table:table-cell table:style-name="Tabla1.C142" office:value-type="string">
            <text:p text:style-name="P22">2021.09.17</text:p>
          </table:table-cell>
          <table:table-cell table:style-name="Tabla1.D142" office:value-type="string">
            <text:p text:style-name="P22">138541-138543 </text:p>
          </table:table-cell>
          <table:table-cell table:style-name="Tabla1.E127" office:value-type="float" office:value="10836">
            <text:p text:style-name="P23">10836</text:p>
          </table:table-cell>
          <table:table-cell table:style-name="Tabla1.F127" office:value-type="float" office:value="10646.37">
            <text:p text:style-name="P23">10646.37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128" office:value-type="float" office:value="76300">
            <text:p text:style-name="P23">76300</text:p>
          </table:table-cell>
          <table:table-cell table:style-name="Tabla1.C142" office:value-type="string">
            <text:p text:style-name="P22">2021.09.17</text:p>
          </table:table-cell>
          <table:table-cell table:style-name="Tabla1.D128" office:value-type="float" office:value="138541">
            <text:p text:style-name="P22">138541</text:p>
          </table:table-cell>
          <table:table-cell table:style-name="Tabla1.E128" office:value-type="float" office:value="18468.45">
            <text:p text:style-name="P23">18468.45</text:p>
          </table:table-cell>
          <table:table-cell table:style-name="Tabla1.F128" office:value-type="float" office:value="18145.25">
            <text:p text:style-name="P23">18145.25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129" office:value-type="float" office:value="76316">
            <text:p text:style-name="P23">76316</text:p>
          </table:table-cell>
          <table:table-cell table:style-name="Tabla1.C142" office:value-type="string">
            <text:p text:style-name="P22">2021.09.18</text:p>
          </table:table-cell>
          <table:table-cell table:style-name="Tabla1.D129" office:value-type="float" office:value="138567">
            <text:p text:style-name="P22">138567</text:p>
          </table:table-cell>
          <table:table-cell table:style-name="Tabla1.E129" office:value-type="float" office:value="11151">
            <text:p text:style-name="P23">11151</text:p>
          </table:table-cell>
          <table:table-cell table:style-name="Tabla1.F129" office:value-type="float" office:value="10955.86">
            <text:p text:style-name="P23">10955.86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130" office:value-type="float" office:value="76328">
            <text:p text:style-name="P23">76328</text:p>
          </table:table-cell>
          <table:table-cell table:style-name="Tabla1.C142" office:value-type="string">
            <text:p text:style-name="P22">2021.09.20</text:p>
          </table:table-cell>
          <table:table-cell table:style-name="Tabla1.D142" office:value-type="string">
            <text:p text:style-name="P22">138582-138592 </text:p>
          </table:table-cell>
          <table:table-cell table:style-name="Tabla1.E130" office:value-type="float" office:value="30780.75">
            <text:p text:style-name="P23">30780.75</text:p>
          </table:table-cell>
          <table:table-cell table:style-name="Tabla1.F130" office:value-type="float" office:value="30242.09">
            <text:p text:style-name="P23">30242.09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131" office:value-type="float" office:value="76331">
            <text:p text:style-name="P23">76331</text:p>
          </table:table-cell>
          <table:table-cell table:style-name="Tabla1.C142" office:value-type="string">
            <text:p text:style-name="P22">2021.09.21</text:p>
          </table:table-cell>
          <table:table-cell table:style-name="Tabla1.D131" office:value-type="float" office:value="138597">
            <text:p text:style-name="P22">138597</text:p>
          </table:table-cell>
          <table:table-cell table:style-name="Tabla1.E131" office:value-type="float" office:value="2007.2">
            <text:p text:style-name="P23">2007.2</text:p>
          </table:table-cell>
          <table:table-cell table:style-name="Tabla1.F131" office:value-type="float" office:value="1972.07">
            <text:p text:style-name="P23">1972.07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132" office:value-type="float" office:value="76348">
            <text:p text:style-name="P23">76348</text:p>
          </table:table-cell>
          <table:table-cell table:style-name="Tabla1.C142" office:value-type="string">
            <text:p text:style-name="P22">2021.09.22</text:p>
          </table:table-cell>
          <table:table-cell table:style-name="Tabla1.D132" office:value-type="float" office:value="138614">
            <text:p text:style-name="P22">138614</text:p>
          </table:table-cell>
          <table:table-cell table:style-name="Tabla1.E132" office:value-type="float" office:value="12330.75">
            <text:p text:style-name="P23">12330.75</text:p>
          </table:table-cell>
          <table:table-cell table:style-name="Tabla1.F132" office:value-type="float" office:value="12114.96">
            <text:p text:style-name="P23">12114.96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133" office:value-type="float" office:value="76398">
            <text:p text:style-name="P23">76398</text:p>
          </table:table-cell>
          <table:table-cell table:style-name="Tabla1.C142" office:value-type="string">
            <text:p text:style-name="P22">2021.09.25</text:p>
          </table:table-cell>
          <table:table-cell table:style-name="Tabla1.D133" office:value-type="float" office:value="138669">
            <text:p text:style-name="P22">138669</text:p>
          </table:table-cell>
          <table:table-cell table:style-name="Tabla1.E133" office:value-type="float" office:value="2805.6">
            <text:p text:style-name="P23">2805.6</text:p>
          </table:table-cell>
          <table:table-cell table:style-name="Tabla1.F133" office:value-type="float" office:value="2461.16">
            <text:p text:style-name="P23">2461.16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134" office:value-type="float" office:value="76415">
            <text:p text:style-name="P23">76415</text:p>
          </table:table-cell>
          <table:table-cell table:style-name="Tabla1.C142" office:value-type="string">
            <text:p text:style-name="P22">2021.09.27</text:p>
          </table:table-cell>
          <table:table-cell table:style-name="Tabla1.D134" office:value-type="float" office:value="138706">
            <text:p text:style-name="P22">138706</text:p>
          </table:table-cell>
          <table:table-cell table:style-name="Tabla1.E134" office:value-type="float" office:value="831.04">
            <text:p text:style-name="P23">831.04</text:p>
          </table:table-cell>
          <table:table-cell table:style-name="Tabla1.F134" office:value-type="float" office:value="729.01">
            <text:p text:style-name="P23">729.01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135" office:value-type="float" office:value="76425">
            <text:p text:style-name="P23">76425</text:p>
          </table:table-cell>
          <table:table-cell table:style-name="Tabla1.C142" office:value-type="string">
            <text:p text:style-name="P22">2021.09.28</text:p>
          </table:table-cell>
          <table:table-cell table:style-name="Tabla1.D142" office:value-type="string">
            <text:p text:style-name="P22">138722-138730 </text:p>
          </table:table-cell>
          <table:table-cell table:style-name="Tabla1.E135" office:value-type="float" office:value="25106.25">
            <text:p text:style-name="P23">25106.25</text:p>
          </table:table-cell>
          <table:table-cell table:style-name="Tabla1.F135" office:value-type="float" office:value="24666.89">
            <text:p text:style-name="P23">24666.89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136" office:value-type="float" office:value="76436">
            <text:p text:style-name="P23">76436</text:p>
          </table:table-cell>
          <table:table-cell table:style-name="Tabla1.C142" office:value-type="string">
            <text:p text:style-name="P22">2021.09.29</text:p>
          </table:table-cell>
          <table:table-cell table:style-name="Tabla1.D136" office:value-type="float" office:value="138735">
            <text:p text:style-name="P22">138735</text:p>
          </table:table-cell>
          <table:table-cell table:style-name="Tabla1.E136" office:value-type="float" office:value="3625">
            <text:p text:style-name="P23">3625</text:p>
          </table:table-cell>
          <table:table-cell table:style-name="Tabla1.F136" office:value-type="float" office:value="3561.56">
            <text:p text:style-name="P23">3561.56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137" office:value-type="float" office:value="76437">
            <text:p text:style-name="P23">76437</text:p>
          </table:table-cell>
          <table:table-cell table:style-name="Tabla1.C142" office:value-type="string">
            <text:p text:style-name="P22">2021.09.29</text:p>
          </table:table-cell>
          <table:table-cell table:style-name="Tabla1.D137" office:value-type="float" office:value="138733">
            <text:p text:style-name="P22">138733</text:p>
          </table:table-cell>
          <table:table-cell table:style-name="Tabla1.E137" office:value-type="float" office:value="1674.4">
            <text:p text:style-name="P23">1674.4</text:p>
          </table:table-cell>
          <table:table-cell table:style-name="Tabla1.F137" office:value-type="float" office:value="1468.84">
            <text:p text:style-name="P23">1468.84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138" office:value-type="float" office:value="76443">
            <text:p text:style-name="P23">76443</text:p>
          </table:table-cell>
          <table:table-cell table:style-name="Tabla1.C142" office:value-type="string">
            <text:p text:style-name="P22">2021.09.29</text:p>
          </table:table-cell>
          <table:table-cell table:style-name="Tabla1.D138" office:value-type="float" office:value="138371">
            <text:p text:style-name="P22">138371</text:p>
          </table:table-cell>
          <table:table-cell table:style-name="Tabla1.E138" office:value-type="float" office:value="1827.84">
            <text:p text:style-name="P23">1827.84</text:p>
          </table:table-cell>
          <table:table-cell table:style-name="Tabla1.F138" office:value-type="float" office:value="1603.44">
            <text:p text:style-name="P23">1603.44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139" office:value-type="float" office:value="76444">
            <text:p text:style-name="P23">76444</text:p>
          </table:table-cell>
          <table:table-cell table:style-name="Tabla1.C142" office:value-type="string">
            <text:p text:style-name="P22">2021.09.29</text:p>
          </table:table-cell>
          <table:table-cell table:style-name="Tabla1.D139" office:value-type="float" office:value="138749">
            <text:p text:style-name="P22">138749</text:p>
          </table:table-cell>
          <table:table-cell table:style-name="Tabla1.E139" office:value-type="float" office:value="12400">
            <text:p text:style-name="P23">12400</text:p>
          </table:table-cell>
          <table:table-cell table:style-name="Tabla1.F139" office:value-type="float" office:value="12183">
            <text:p text:style-name="P23">12183</text:p>
          </table:table-cell>
        </table:table-row>
        <table:table-row table:style-name="Tabla1.1">
          <table:table-cell table:style-name="Tabla1.A142" office:value-type="string">
            <text:p text:style-name="P22">FA </text:p>
          </table:table-cell>
          <table:table-cell table:style-name="Tabla1.B140" office:value-type="float" office:value="76447">
            <text:p text:style-name="P23">76447</text:p>
          </table:table-cell>
          <table:table-cell table:style-name="Tabla1.C142" office:value-type="string">
            <text:p text:style-name="P22">2021.09.30</text:p>
          </table:table-cell>
          <table:table-cell table:style-name="Tabla1.D140" office:value-type="float" office:value="138743">
            <text:p text:style-name="P22">138743</text:p>
          </table:table-cell>
          <table:table-cell table:style-name="Tabla1.E140" office:value-type="float" office:value="11011">
            <text:p text:style-name="P23">11011</text:p>
          </table:table-cell>
          <table:table-cell table:style-name="Tabla1.F140" office:value-type="float" office:value="10818.31">
            <text:p text:style-name="P23">10818.31</text:p>
          </table:table-cell>
        </table:table-row>
        <table:table-row table:style-name="Tabla1.1">
          <table:table-cell table:style-name="Tabla1.A142" office:value-type="string">
            <text:p text:style-name="P21"/>
          </table:table-cell>
          <table:table-cell table:style-name="Tabla1.B142" office:value-type="string">
            <text:p text:style-name="P21"/>
          </table:table-cell>
          <table:table-cell table:style-name="Tabla1.C142" office:value-type="string">
            <text:p text:style-name="P21"/>
          </table:table-cell>
          <table:table-cell table:style-name="Tabla1.D142" office:value-type="string">
            <text:p text:style-name="P21"/>
          </table:table-cell>
          <table:table-cell table:style-name="Tabla1.E142" office:value-type="string">
            <text:p text:style-name="P21"/>
          </table:table-cell>
          <table:table-cell table:style-name="Tabla1.F141" office:value-type="string">
            <text:p text:style-name="P21"/>
          </table:table-cell>
        </table:table-row>
        <table:table-row table:style-name="Tabla1.1">
          <table:table-cell table:style-name="Tabla1.A142" office:value-type="string">
            <text:p text:style-name="P21"/>
          </table:table-cell>
          <table:table-cell table:style-name="Tabla1.B142" office:value-type="string">
            <text:p text:style-name="P21"/>
          </table:table-cell>
          <table:table-cell table:style-name="Tabla1.C142" office:value-type="string">
            <text:p text:style-name="P21"/>
          </table:table-cell>
          <table:table-cell table:style-name="Tabla1.D142" office:value-type="string">
            <text:p text:style-name="P24"/>
          </table:table-cell>
          <table:table-cell table:style-name="Tabla1.E142" office:value-type="string">
            <text:p text:style-name="P25">TOTAL</text:p>
          </table:table-cell>
          <table:table-cell table:style-name="Tabla1.F142" office:value-type="float" office:value="1119910.65">
            <text:p text:style-name="P26">1119910.65</text:p>
          </table:table-cell>
        </table:table-row>
      </table:table>
      <text:p text:style-name="P13"/>
      <text:p text:style-name="P13"/>
      <text:p text:style-name="P10">Sírvase Confirmar que su conformidad con el detalle de las transacciones realizadas arriba presentado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utura light" svg:font-family="'Futura light'" style:font-family-generic="roman" style:font-pitch="variable"/>
    <style:font-face style:name="Futura-Light" svg:font-family="Futura-Light" style:font-family-generic="roman" style:font-pitch="variable"/>
    <style:font-face style:name="Geneva" svg:font-family="Genev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Geneva" fo:font-family="Geneva" style:font-family-generic="roman" style:font-pitch="variable" fo:font-size="12pt" fo:language="es" fo:country="EC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.34cm" fo:text-align="justify" style:justify-single-word="false" fo:text-indent="0cm" style:auto-text-indent="false"/>
      <style:text-properties style:font-name="Times New Roman" fo:font-family="'Times New Roman'" style:font-family-generic="roman" style:font-pitch="variable" fo:font-size="10pt" style:font-size-asian="10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justify" style:justify-single-word="false" fo:keep-with-next="always"/>
      <style:text-properties style:font-name="Times New Roman" fo:font-family="'Times New Roman'" style:font-family-generic="roman" style:font-pitch="variable" fo:font-size="11pt" fo:font-weight="bold" style:font-size-asian="11pt" style:language-asian="es" style:country-asian="ES" style:font-weight-asian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keep-with-next="always"/>
      <style:text-properties style:font-name="Times New Roman" fo:font-family="'Times New Roman'" style:font-family-generic="roman" style:font-pitch="variable" style:language-asian="es" style:country-asian="E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2_20_Car" style:display-name="Título 2 Car" style:family="text" style:parent-style-name="Default_20_Paragraph_20_Font">
      <style:text-properties style:font-name="Times New Roman" fo:font-family="'Times New Roman'" style:font-family-generic="roman" style:font-pitch="variable" fo:language="es" fo:country="EC" fo:font-weight="bold" style:font-name-asian="Times New Roman1" style:font-family-asian="'Times New Roman'" style:font-family-generic-asian="system" style:font-pitch-asian="variable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ítulo_20_8_20_Car" style:display-name="Título 8 Car" style:family="text" style:parent-style-name="Default_20_Paragraph_20_Font">
      <style:text-properties style:font-name="Times New Roman" fo:font-family="'Times New Roman'" style:font-family-generic="roman" style:font-pitch="variable" fo:font-size="12pt" fo:language="es" fo:country="EC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0pt"/>
    </style:style>
    <style:style style:name="Texto_20_independiente_20_Car" style:display-name="Texto independiente Car" style:family="text" style:parent-style-name="Default_20_Paragraph_20_Font">
      <style:text-properties style:font-name="Times New Roman" fo:font-family="'Times New Roman'" style:font-family-generic="roman" style:font-pitch="variable" fo:font-size="10pt" fo:language="es" fo:country="EC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ítulo_20_1_20_Car" style:display-name="Título 1 Car" style:family="text" style:parent-style-name="Default_20_Paragraph_20_Font">
      <style:text-properties fo:color="#2e74b5" style:font-name="Calibri Light" fo:font-family="'Calibri Light'" style:font-family-generic="roman" style:font-pitch="variable" fo:font-size="16pt" fo:language="es" fo:country="EC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ListLabel_20_1" style:display-name="ListLabel 1" style:family="text">
      <style:text-properties fo:font-style="normal" fo:font-weight="bold" style:font-style-asian="normal" style:font-weight-asian="bold"/>
    </style:style>
    <style:style style:name="ListLabel_20_2" style:display-name="ListLabel 2" style:family="text">
      <style:text-properties fo:font-style="normal" fo:font-weight="bold" style:font-style-asian="normal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3cm" fo:margin-right="3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elani Sandoval</meta:initial-creator>
    <meta:editing-cycles>16</meta:editing-cycles>
    <meta:creation-date>2020-12-02T05:52:00</meta:creation-date>
    <dc:date>2021-11-30T12:11:20.658731376</dc:date>
    <meta:editing-duration>PT3H18M19S</meta:editing-duration>
    <meta:generator>LibreOffice/6.4.7.2$Linux_X86_64 LibreOffice_project/40$Build-2</meta:generator>
    <meta:document-statistic meta:table-count="1" meta:image-count="0" meta:object-count="0" meta:page-count="4" meta:paragraph-count="865" meta:word-count="1139" meta:character-count="7574" meta:non-whitespace-character-count="712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